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06cm"/>
    </style:style>
    <style:style style:name="co2" style:family="table-column">
      <style:table-column-properties fo:break-before="auto" style:column-width="1.575cm"/>
    </style:style>
    <style:style style:name="co3" style:family="table-column">
      <style:table-column-properties fo:break-before="auto" style:column-width="1.859cm"/>
    </style:style>
    <style:style style:name="co4" style:family="table-column">
      <style:table-column-properties fo:break-before="auto" style:column-width="1.536cm"/>
    </style:style>
    <style:style style:name="co5" style:family="table-column">
      <style:table-column-properties fo:break-before="auto" style:column-width="2.531cm"/>
    </style:style>
    <style:style style:name="co6" style:family="table-column">
      <style:table-column-properties fo:break-before="auto" style:column-width="1.524cm"/>
    </style:style>
    <style:style style:name="co7" style:family="table-column">
      <style:table-column-properties fo:break-before="auto" style:column-width="1.939cm"/>
    </style:style>
    <style:style style:name="co8" style:family="table-column">
      <style:table-column-properties fo:break-before="auto" style:column-width="2.228cm"/>
    </style:style>
    <style:style style:name="co9" style:family="table-column">
      <style:table-column-properties fo:break-before="auto" style:column-width="2.267cm"/>
    </style:style>
    <style:style style:name="ro1" style:family="table-row">
      <style:table-row-properties style:row-height="0.467cm" fo:break-before="auto" style:use-optimal-row-height="true"/>
    </style:style>
    <style:style style:name="ro2" style:family="table-row">
      <style:table-row-properties style:row-height="3.912cm" fo:break-before="auto" style:use-optimal-row-height="false"/>
    </style:style>
    <style:style style:name="ro3" style:family="table-row">
      <style:table-row-properties style:row-height="1.219cm" fo:break-before="auto" style:use-optimal-row-height="false"/>
    </style:style>
    <style:style style:name="ro4" style:family="table-row">
      <style:table-row-properties style:row-height="0.416cm" fo:break-before="auto" style:use-optimal-row-height="false"/>
    </style:style>
    <style:style style:name="ro5" style:family="table-row">
      <style:table-row-properties style:row-height="1.27cm" fo:break-before="auto" style:use-optimal-row-height="false"/>
    </style:style>
    <style:style style:name="ro6" style:family="table-row">
      <style:table-row-properties style:row-height="0.376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3.106cm" fo:break-before="auto" style:use-optimal-row-height="false"/>
    </style:style>
    <style:style style:name="ro9" style:family="table-row">
      <style:table-row-properties style:row-height="1.199cm" fo:break-before="auto" style:use-optimal-row-height="false"/>
    </style:style>
    <style:style style:name="ro10" style:family="table-row">
      <style:table-row-properties style:row-height="0.254cm" fo:break-before="auto" style:use-optimal-row-height="false"/>
    </style:style>
    <style:style style:name="ro11" style:family="table-row">
      <style:table-row-properties style:row-height="1cm" fo:break-before="page" style:use-optimal-row-height="false"/>
    </style:style>
    <style:style style:name="ro12" style:family="table-row">
      <style:table-row-properties style:row-height="1cm" fo:break-before="auto" style:use-optimal-row-height="false"/>
    </style:style>
    <style:style style:name="ro13" style:family="table-row">
      <style:table-row-properties style:row-height="1.118cm" fo:break-before="auto" style:use-optimal-row-height="false"/>
    </style:style>
    <style:style style:name="ro14" style:family="table-row">
      <style:table-row-properties style:row-height="1.016cm" fo:break-before="auto" style:use-optimal-row-height="false"/>
    </style:style>
    <style:style style:name="ro15" style:family="table-row">
      <style:table-row-properties style:row-height="0.87cm" fo:break-before="auto" style:use-optimal-row-height="false"/>
    </style:style>
    <style:style style:name="ro16" style:family="table-row">
      <style:table-row-properties style:row-height="0.87cm" fo:break-before="page" style:use-optimal-row-height="false"/>
    </style:style>
    <style:style style:name="ro17" style:family="table-row">
      <style:table-row-properties style:row-height="0.688cm" fo:break-before="auto" style:use-optimal-row-height="false"/>
    </style:style>
    <style:style style:name="ro18" style:family="table-row">
      <style:table-row-properties style:row-height="0.921cm" fo:break-before="auto" style:use-optimal-row-height="false"/>
    </style:style>
    <style:style style:name="ro19" style:family="table-row">
      <style:table-row-properties style:row-height="0.626cm" fo:break-before="auto" style:use-optimal-row-height="false"/>
    </style:style>
    <style:style style:name="ro20" style:family="table-row">
      <style:table-row-properties style:row-height="0.801cm" fo:break-before="auto" style:use-optimal-row-height="false"/>
    </style:style>
    <style:style style:name="ro21" style:family="table-row">
      <style:table-row-properties style:row-height="0.635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ext-properties style:font-name="Meiryo UI" style:font-name-asian="Meiryo UI"/>
    </style:style>
    <style:style style:name="ce3" style:family="table-cell" style:parent-style-name="Default">
      <style:table-cell-properties style:vertical-align="middle"/>
      <style:text-properties style:font-name="Meiryo UI" fo:font-size="10pt" style:font-name-asian="Meiryo UI" style:font-size-asian="10pt" style:font-size-complex="10pt"/>
    </style:style>
    <style:style style:name="ce4"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8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1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6"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7"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font-name="Meiryo UI" fo:font-size="12pt" style:font-name-asian="Meiryo UI" style:font-size-asian="12pt" style:font-size-complex="12pt"/>
    </style:style>
    <style:style style:name="ce8" style:family="table-cell" style:parent-style-name="Normal_20_2">
      <style:table-cell-properties fo:border-bottom="0.08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 style:family="table-cell" style:parent-style-name="Normal_20_2">
      <style:table-cell-properties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0" style:family="table-cell" style:parent-style-name="Normal_20_2">
      <style:table-cell-properties style:vertical-align="middle"/>
      <style:text-properties fo:color="#00008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11" style:family="table-cell" style:parent-style-name="Default" style:data-style-name="N1">
      <style:table-cell-properties fo:border="none" style:vertical-align="middle"/>
      <style:text-properties style:font-name="Meiryo UI" style:font-name-asian="Meiryo UI"/>
    </style:style>
    <style:style style:name="ce12"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8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3"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5"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font-name="Meiryo UI" fo:font-size="15pt" style:font-name-asian="Meiryo UI" style:font-size-asian="15pt" style:font-size-complex="15pt"/>
    </style:style>
    <style:style style:name="ce16"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 style:family="table-cell" style:parent-style-name="Default">
      <style:table-cell-properties style:vertical-align="middle"/>
      <style:text-properties style:font-name="Meiryo UI" fo:font-size="15pt" style:font-name-asian="Meiryo UI" style:font-size-asian="15pt" style:font-size-complex="15pt"/>
    </style:style>
    <style:style style:name="ce18" style:family="table-cell" style:parent-style-name="Default">
      <style:table-cell-properties style:vertical-align="middle"/>
      <style:text-properties fo:color="#000080" style:font-name="Meiryo UI" fo:font-size="15pt" fo:font-weight="bold" style:font-name-asian="Meiryo UI" style:font-size-asian="15pt" style:font-weight-asian="bold" style:font-size-complex="15pt" style:font-weight-complex="bold"/>
    </style:style>
    <style:style style:name="ce19" style:family="table-cell" style:parent-style-name="Default">
      <style:table-cell-properties fo:border-bottom="0.018cm solid #000080" fo:background-color="#ffff99" style:diagonal-bl-tr="none" style:diagonal-tl-br="none" style:text-align-source="value-type" style:repeat-content="false" fo:border-left="0.088cm solid #000080" fo:border-right="0.018cm solid #000080" style:rotation-align="none" fo:border-top="0.088cm solid #000080" style:vertical-align="middle"/>
      <style:paragraph-properties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0"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1"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2"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3"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4" style:family="table-cell" style:parent-style-name="Default">
      <style:table-cell-properties fo:border-bottom="0.08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5" style:family="table-cell" style:parent-style-name="Default">
      <style:text-properties fo:font-size="15pt" style:font-size-asian="15pt" style:font-size-complex="15pt"/>
    </style:style>
    <style:style style:name="ce26"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27" style:family="table-cell" style:parent-style-name="Default">
      <style:table-cell-properties style:vertical-align="middle"/>
      <style:text-properties fo:color="#4c4c4c" style:font-name="Meiryo UI" fo:font-size="15pt" style:font-name-asian="Meiryo UI" style:font-size-asian="15pt" style:font-name-complex="Mangal" style:font-size-complex="15pt"/>
    </style:style>
    <style:style style:name="ce28" style:family="table-cell" style:parent-style-name="Default">
      <style:table-cell-properties style:glyph-orientation-vertical="auto" fo:border-bottom="0.01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9" style:family="table-cell" style:parent-style-name="Default">
      <style:table-cell-properties style:glyph-orientation-vertical="auto" fo:border-bottom="0.01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31" style:family="table-cell" style:parent-style-name="Default">
      <style:table-cell-properties style:glyph-orientation-vertical="auto" fo:border-bottom="0.08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2" style:family="table-cell" style:parent-style-name="Default">
      <style:table-cell-properties style:diagonal-bl-tr="none" style:diagonal-tl-br="none" style:text-align-source="fix" style:repeat-content="false" fo:wrap-option="wrap" fo:border="0.08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3" style:family="table-cell" style:parent-style-name="Default">
      <style:table-cell-properties fo:border="0.002cm solid #ffd320" style:vertical-align="middle"/>
      <style:text-properties style:font-name="Meiryo UI" fo:font-size="10pt" style:font-name-asian="Meiryo UI" style:font-size-asian="10pt" style:font-size-complex="10pt"/>
    </style:style>
    <style:style style:name="ce34"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5"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6" style:family="table-cell" style:parent-style-name="Default">
      <style:text-properties style:font-name="Meiryo UI" fo:font-size="15pt" style:font-name-asian="Meiryo UI" style:font-size-asian="15pt" style:font-size-complex="15pt"/>
    </style:style>
    <style:style style:name="ce37"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K40" fo:font-size="15pt" style:font-name-asian="Meiryo UI" style:font-size-asian="15pt" style:font-size-complex="15pt"/>
    </style:style>
    <style:style style:name="ce38" style:family="table-cell" style:parent-style-name="Default" style:data-style-name="N36">
      <style:table-cell-properties fo:background-color="#ffefd9" style:text-align-source="fix" style:repeat-content="false" fo:border="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39" style:family="table-cell" style:parent-style-name="Default">
      <style:table-cell-properties fo:background-color="#ffff99" style:text-align-source="fix" style:repeat-content="false" fo:border="0.08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0" style:family="table-cell" style:parent-style-name="Default">
      <style:table-cell-properties fo:background-color="#ffefd9"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1" style:family="table-cell" style:parent-style-name="Default">
      <style:table-cell-properties fo:background-color="#ffefd9" style:text-align-source="fix" style:repeat-content="false" fo:wrap-option="wrap" fo:border="0.088cm solid #000080"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2" style:family="table-cell" style:parent-style-name="Default">
      <style:table-cell-properties style:text-align-source="fix" style:repeat-content="false" fo:border="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3" style:family="table-cell" style:parent-style-name="Default">
      <style:table-cell-properties fo:border-bottom="none" fo:border-left="none" fo:border-right="none" fo:border-top="0.088cm solid #000080"/>
      <style:text-properties style:font-name="Meiryo UI" fo:font-size="15pt" style:font-name-asian="Meiryo UI" style:font-size-asian="15pt" style:font-size-complex="15pt"/>
    </style:style>
    <style:style style:name="ce44" style:family="table-cell" style:parent-style-name="Default">
      <style:table-cell-properties fo:border-bottom="0.088cm solid #000080" fo:border-left="none" fo:border-right="none" fo:border-top="none" style:vertical-align="middle"/>
      <style:text-properties fo:color="#000080" style:font-name="Meiryo UI" fo:font-size="15pt" fo:font-weight="bold" style:font-name-asian="Meiryo UI" style:font-size-asian="15pt" style:font-weight-asian="bold" style:font-size-complex="15pt" style:font-weight-complex="bold"/>
    </style:style>
    <style:style style:name="ce45"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name-complex="Mangal" style:font-size-complex="15pt"/>
    </style:style>
    <style:style style:name="ce46" style:family="table-cell" style:parent-style-name="Default">
      <style:table-cell-properties fo:border-bottom="none" style:text-align-source="fix" style:repeat-content="false" fo:wrap-option="no-wrap" fo:border-left="0.088cm solid #000080" fo:border-right="0.088cm solid #000080" style:shrink-to-fit="true" fo:border-top="0.08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7" style:family="table-cell" style:parent-style-name="Default">
      <style:table-cell-properties fo:border-bottom="0.088cm solid #000080" fo:border-left="0.088cm solid #000080" fo:border-right="none" fo:border-top="none" style:vertical-align="middle"/>
      <style:text-properties style:font-name="Meiryo UI" fo:font-size="15pt" style:font-name-asian="Meiryo UI" style:font-size-asian="15pt" style:font-size-complex="15pt"/>
    </style:style>
    <style:style style:name="ce48" style:family="table-cell" style:parent-style-name="Default">
      <style:table-cell-properties fo:border-bottom="none" fo:border-left="0.088cm solid #000080" fo:border-right="none" fo:border-top="none" style:vertical-align="middle"/>
      <style:text-properties style:font-name="Meiryo UI" fo:font-size="15pt" style:font-name-asian="Meiryo UI" style:font-size-asian="15pt" style:font-size-complex="15pt"/>
    </style:style>
    <style:style style:name="ce49"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6pt" style:font-name-asian="Meiryo UI" style:font-size-asian="16pt" style:font-name-complex="Mangal" style:font-size-complex="16pt"/>
    </style:style>
    <style:style style:name="ce50"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51" style:family="table-cell" style:parent-style-name="Normal_20_2">
      <style:table-cell-properties fo:border-bottom="0.018cm solid #000080" fo:background-color="#ffffd5" style:diagonal-bl-tr="none" style:diagonal-tl-br="none" style:text-align-source="fix" style:repeat-content="false" fo:border-left="0.01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2" style:family="table-cell" style:parent-style-name="Normal_20_2">
      <style:table-cell-properties fo:background-color="#ffffd5" style:diagonal-bl-tr="none" style:diagonal-tl-br="none" style:text-align-source="fix" style:repeat-content="false" fo:border="0.018cm solid #000080" style:rotation-align="none"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3" style:family="table-cell" style:parent-style-name="Normal_20_2">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4" style:family="table-cell" style:parent-style-name="Normal_20_2">
      <style:table-cell-properties style:vertical-align="middle"/>
      <style:text-properties style:font-name="Meiryo UI" style:font-name-asian="Meiryo UI"/>
    </style:style>
    <style:style style:name="ce55" style:family="table-cell" style:parent-style-name="Default" style:data-style-name="N1">
      <style:table-cell-properties style:vertical-align="middle"/>
      <style:text-properties style:font-name="Meiryo UI" style:font-name-asian="Meiryo UI"/>
    </style:style>
    <style:style style:name="ce56"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57"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58"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59"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0" style:family="table-cell" style:parent-style-name="Default">
      <style:table-cell-properties fo:border-bottom="0.018cm solid #000080" fo:background-color="#ffff99" style:text-align-source="value-type" style:repeat-content="false" fo:border-left="0.018cm solid #000080" fo:border-right="0.018cm solid #000080" fo:border-top="0.088cm solid #000080" style:vertical-align="middle"/>
      <style:paragraph-properties fo:margin-left="0cm"/>
      <style:text-properties fo:color="#4c4c4c" style:font-name="Meiryo UI" fo:font-size="15pt" style:font-name-asian="Meiryo UI" style:font-size-asian="15pt" style:font-size-complex="15pt"/>
    </style:style>
    <style:style style:name="ce61" style:family="table-cell" style:parent-style-name="Default">
      <style:table-cell-properties fo:background-color="#ffff99" fo:border="0.018cm solid #000080" style:vertical-align="middle"/>
      <style:text-properties fo:color="#4c4c4c" style:font-name="Meiryo UI" fo:font-size="15pt" style:font-name-asian="Meiryo UI" style:font-size-asian="15pt" style:font-size-complex="15pt"/>
    </style:style>
    <style:style style:name="ce62" style:family="table-cell" style:parent-style-name="Default">
      <style:table-cell-properties fo:border-bottom="0.088cm solid #000080" fo:background-color="#ffff99"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63" style:family="table-cell" style:parent-style-name="Default">
      <style:table-cell-properties fo:border-bottom="0.018cm solid #000080" fo:background-color="#ffff99"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64" style:family="table-cell" style:parent-style-name="Default">
      <style:table-cell-properties fo:border-bottom="0.018cm solid #000080"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5"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6"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67"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8"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9" style:family="table-cell" style:parent-style-name="Default">
      <style:table-cell-properties fo:border="0.002cm solid #ffd320"/>
      <style:text-properties style:font-name="Meiryo UI" fo:font-size="10pt" style:font-name-asian="Meiryo UI" style:font-size-asian="10pt" style:font-size-complex="10pt"/>
    </style:style>
    <style:style style:name="ce70"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1"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2" style:family="table-cell" style:parent-style-name="Default">
      <style:table-cell-properties fo:border="0.088cm solid #000080" style:vertical-align="middle"/>
      <style:text-properties fo:color="#4c4c4c" style:font-name="Meiryo UI" fo:font-size="15pt" style:font-name-asian="Meiryo UI" style:font-size-asian="15pt" style:font-size-complex="15pt"/>
    </style:style>
    <style:style style:name="ce73" style:family="table-cell" style:parent-style-name="Default">
      <style:table-cell-properties fo:border="0.088cm solid #000080"/>
      <style:text-properties fo:color="#4c4c4c" style:font-name="Meiryo UI" fo:font-size="15pt" style:font-name-asian="Meiryo UI" style:font-size-asian="15pt" style:font-size-complex="15pt"/>
    </style:style>
    <style:style style:name="ce74" style:family="table-cell" style:parent-style-name="Default">
      <style:table-cell-properties fo:border-bottom="0.088cm solid #000080" fo:border-left="none" fo:border-right="none" fo:border-top="none" style:vertical-align="middle"/>
      <style:text-properties style:font-name="Meiryo UI" fo:font-size="15pt" style:font-name-asian="Meiryo UI" style:font-size-asian="15pt" style:font-size-complex="15pt"/>
    </style:style>
    <style:style style:name="ce75"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26pt" fo:font-style="normal" fo:text-shadow="none" style:text-underline-style="none" fo:font-weight="normal" style:font-name-asian="Meiryo UI" style:font-size-asian="26pt" style:font-style-asian="normal" style:font-weight-asian="normal" style:font-size-complex="26pt" style:font-style-complex="normal" style:font-weight-complex="normal"/>
    </style:style>
    <style:style style:name="ce76" style:family="table-cell" style:parent-style-name="Normal_20_2">
      <style:table-cell-properties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77"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78"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79"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80"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1" style:family="table-cell" style:parent-style-name="Normal_20_2" style:data-style-name="N100">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Arial1" style:font-size-complex="15pt" style:font-style-complex="normal" style:font-weight-complex="normal"/>
    </style:style>
    <style:style style:name="ce82" style:family="table-cell" style:parent-style-name="Normal_20_2" style:data-style-name="N100">
      <style:table-cell-properties style:glyph-orientation-vertical="0" fo:border-bottom="0.018cm solid #000080" style:diagonal-bl-tr="none" style:diagonal-tl-br="none" style:text-align-source="fix" style:repeat-content="false" fo:background-color="transparent"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3" style:family="table-cell" style:parent-style-name="Normal_20_2">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84"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メイリオ1" fo:font-size="15pt" fo:font-style="normal" fo:text-shadow="none" style:text-underline-style="none" fo:font-weight="normal" style:font-name-asian="メイリオ1" style:font-size-asian="15pt" style:font-style-asian="normal" style:font-weight-asian="normal" style:font-name-complex="Mangal" style:font-size-complex="15pt" style:font-style-complex="normal" style:font-weight-complex="normal"/>
    </style:style>
    <style:style style:name="ce85" style:family="table-cell" style:parent-style-name="Default" style:data-style-name="N1">
      <style:table-cell-properties style:text-align-source="fix" style:repeat-content="false" style:vertical-align="middle"/>
      <style:paragraph-properties fo:text-align="start" fo:margin-left="0cm"/>
      <style:text-properties style:font-name="Meiryo UI" style:font-name-asian="Meiryo UI"/>
    </style:style>
    <style:style style:name="ce86" style:family="table-cell" style:parent-style-name="Normal_20_2" style:data-style-name="N1">
      <style:table-cell-properties style:glyph-orientation-vertical="auto" fo:border-bottom="0.018cm solid #000080" fo:background-color="#ffffcc"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7"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88" style:family="table-cell" style:parent-style-name="Normal_20_2">
      <style:table-cell-properties style:glyph-orientation-vertical="0"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89" style:family="table-cell" style:parent-style-name="Default">
      <style:table-cell-properties style:text-align-source="fix" style:repeat-content="false" fo:border="0.018cm solid #000080"/>
      <style:paragraph-properties fo:text-align="start" fo:margin-left="0.106cm"/>
      <style:text-properties fo:color="#4c4c4c" style:font-name="Meiryo UI" fo:font-size="12pt" style:font-name-asian="Meiryo UI" style:font-size-asian="12pt" style:font-size-complex="12pt"/>
    </style:style>
    <style:style style:name="ce90" style:family="table-cell" style:parent-style-name="Default">
      <style:table-cell-properties fo:border-bottom="0.088cm solid #000080" style:text-align-source="fix" style:repeat-content="false" fo:border-left="0.018cm solid #000080" fo:border-right="0.018cm solid #000080" fo:border-top="0.018cm solid #000080"/>
      <style:paragraph-properties fo:text-align="start" fo:margin-left="0.106cm"/>
      <style:text-properties fo:color="#4c4c4c" style:font-name="Meiryo UI" fo:font-size="12pt" style:font-name-asian="Meiryo UI" style:font-size-asian="12pt" style:font-size-complex="12pt"/>
    </style:style>
    <style:style style:name="ce91" style:family="table-cell" style:parent-style-name="Normal_20_2" style:data-style-name="N1">
      <style:table-cell-properties style:glyph-orientation-vertical="auto" style:text-align-source="fix" style:repeat-content="false" style:direction="ttb" style:vertical-align="middle"/>
      <style:paragraph-properties fo:text-align="center" fo:margin-left="0cm"/>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2" style:family="table-cell" style:parent-style-name="Default" style:data-style-name="N1">
      <style:table-cell-properties style:text-align-source="fix" style:repeat-content="false" fo:background-color="transparent" style:vertical-align="middle"/>
      <style:paragraph-properties fo:text-align="start" fo:margin-left="0cm"/>
      <style:text-properties style:font-name="Meiryo UI" style:font-name-asian="Meiryo UI"/>
    </style:style>
    <style:style style:name="ce93"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9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0]=1)" style:apply-style-name="AB_5f_Deci1" style:base-cell-address="sheet0.E40"/>
    </style:style>
    <style:style style:name="ce9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96"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3]=1)" style:apply-style-name="AB_5f_Deci1_5f_BottomCell" style:base-cell-address="sheet0.E43"/>
    </style:style>
    <style:style style:name="ce97" style:family="table-cell" style:parent-style-name="Default">
      <style:table-cell-properties style:text-align-source="fix" style:repeat-content="false" style:vertical-align="middle"/>
      <style:paragraph-properties fo:text-align="start" fo:margin-left="0.353cm"/>
      <style:text-properties style:font-name="Meiryo UI" fo:font-size="15pt" style:font-name-asian="Meiryo UI" style:font-size-asian="15pt" style:font-size-complex="15pt"/>
    </style:style>
    <style:style style:name="ce98"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8]=1)" style:apply-style-name="AB-D2" style:base-cell-address="sheet0.E48"/>
    </style:style>
    <style:style style:name="ce9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0"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1]=1)" style:apply-style-name="AB_5f_Deci1" style:base-cell-address="sheet0.E51"/>
    </style:style>
    <style:style style:name="ce101"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2]=1)" style:apply-style-name="AB_5f_Deci1" style:base-cell-address="sheet0.E52"/>
    </style:style>
    <style:style style:name="ce10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4]=1)" style:apply-style-name="AB_5f_Standard" style:base-cell-address="sheet0.E54"/>
    </style:style>
    <style:style style:name="ce103"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5]=1)" style:apply-style-name="AB_5f_TextFormat" style:base-cell-address="sheet0.E65"/>
    </style:style>
    <style:style style:name="ce10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6]=1)" style:apply-style-name="AB_5f_TextFormat" style:base-cell-address="sheet0.E66"/>
    </style:style>
    <style:style style:name="ce10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7]=1)" style:apply-style-name="AB_5f_TextFormat" style:base-cell-address="sheet0.E67"/>
    </style:style>
    <style:style style:name="ce10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8]=1)" style:apply-style-name="AB_5f_TextFormat" style:base-cell-address="sheet0.E68"/>
    </style:style>
    <style:style style:name="ce108"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0]=1)" style:apply-style-name="AB_5f_TextFormat" style:base-cell-address="sheet0.E70"/>
    </style:style>
    <style:style style:name="ce11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1]=1)" style:apply-style-name="AB_5f_TextFormat" style:base-cell-address="sheet0.E71"/>
    </style:style>
    <style:style style:name="ce111"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2]=1)" style:apply-style-name="AB_5f_Textbottom" style:base-cell-address="sheet0.E72"/>
    </style:style>
    <style:style style:name="ce11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7]=1)" style:apply-style-name="AB_5f_TextFormat" style:base-cell-address="sheet0.E77"/>
    </style:style>
    <style:style style:name="ce11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9]=1)" style:apply-style-name="AB_5f_Standard" style:base-cell-address="sheet0.E79"/>
    </style:style>
    <style:style style:name="ce114" style:family="table-cell" style:parent-style-name="AB_5f_Deci1"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85]=1)" style:apply-style-name="AB-D2" style:base-cell-address="sheet0.E85"/>
    </style:style>
    <style:style style:name="ce11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7]=1)" style:apply-style-name="AB_5f_Stn_5f_Font20" style:base-cell-address="sheet0.E87"/>
    </style:style>
    <style:style style:name="ce11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8]=1)" style:apply-style-name="AB_5f_Stn_5f_Font20" style:base-cell-address="sheet0.E88"/>
    </style:style>
    <style:style style:name="ce11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9]=1)" style:apply-style-name="AB_5f_Stn_5f_Font20" style:base-cell-address="sheet0.E89"/>
    </style:style>
    <style:style style:name="ce118"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1]=1)" style:apply-style-name="AB_5f_Stn_5f_Font20" style:base-cell-address="sheet0.E91"/>
    </style:style>
    <style:style style:name="ce119"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20"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5]=1)" style:apply-style-name="AB_5f_Stn_5f_BottomCell" style:base-cell-address="sheet0.E95"/>
    </style:style>
    <style:style style:name="ce121"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9]=1)" style:apply-style-name="AB_5f_Stn_5f_Font20" style:base-cell-address="sheet0.E99"/>
    </style:style>
    <style:style style:name="ce122"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100]=1)" style:apply-style-name="AB_5f_Font20bottom" style:base-cell-address="sheet0.E100"/>
    </style:style>
    <style:style style:name="ce123"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size-complex="10pt"/>
    </style:style>
    <style:style style:name="ce124"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1]=1)" style:apply-style-name="AB_5f_Deci1" style:base-cell-address="sheet0.E111"/>
    </style:style>
    <style:style style:name="ce125" style:family="table-cell" style:parent-style-name="AB_5f_Deci1"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2]=1)" style:apply-style-name="AB_5f_Stn_5f_BottomCell" style:base-cell-address="sheet0.E112"/>
    </style:style>
    <style:style style:name="ce126"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27"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7]=1)" style:apply-style-name="AB_5f_Deci1" style:base-cell-address="sheet0.E117"/>
    </style:style>
    <style:style style:name="ce128"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8]=1)" style:apply-style-name="AB_5f_Deci1_5f_BottomCell" style:base-cell-address="sheet0.E118"/>
    </style:style>
    <style:style style:name="ce129"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3]=1)" style:apply-style-name="AB_5f_Standard" style:base-cell-address="sheet0.E123"/>
    </style:style>
    <style:style style:name="ce130"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4]=1)" style:apply-style-name="AB_5f_Standard" style:base-cell-address="sheet0.E124"/>
    </style:style>
    <style:style style:name="ce131"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6]=1)" style:apply-style-name="AB_5f_Stn_5f_BottomCell" style:base-cell-address="sheet0.E126"/>
    </style:style>
    <style:style style:name="ce132" style:family="table-cell" style:parent-style-name="Normal_20_2">
      <style:table-cell-properties style:glyph-orientation-vertical="0" style:diagonal-bl-tr="none" style:diagonal-tl-br="none" style:text-align-source="fix" style:repeat-content="false" fo:background-color="transparent"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33" style:family="table-cell" style:parent-style-name="Normal_20_2">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34" style:family="table-cell" style:parent-style-name="Normal_20_2" style:data-style-name="N1">
      <style:table-cell-properties style:vertical-align="middle"/>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35" style:family="table-cell" style:parent-style-name="Normal_20_2" style:data-style-name="N1">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136" style:family="table-cell" style:parent-style-name="Default">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37"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38"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39"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40" style:family="table-cell" style:parent-style-name="Default"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1"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20pt"/>
    </style:style>
    <style:style style:name="ce142"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43" style:family="table-cell" style:parent-style-name="Default"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4"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45"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46"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47" style:family="table-cell" style:parent-style-name="Default"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8" style:family="table-cell" style:parent-style-name="Default"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9"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7]=1)" style:apply-style-name="AB_5f_Deci1" style:base-cell-address="sheet0.F117"/>
    </style:style>
    <style:style style:name="ce150"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8]=1)" style:apply-style-name="AB_5f_Deci1_5f_BottomCell" style:base-cell-address="sheet0.F118"/>
    </style:style>
    <style:style style:name="ce151"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26]=1)" style:apply-style-name="AB_5f_Stn_5f_BottomCell" style:base-cell-address="sheet0.F126"/>
    </style:style>
    <style:style style:name="ce152" style:family="table-cell" style:parent-style-name="Default">
      <style:table-cell-properties fo:border-bottom="0.088cm solid #000080" style:text-align-source="fix" style:repeat-content="false" fo:wrap-option="wrap" fo:border-left="none" fo:border-right="0.08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153" style:family="table-cell" style:parent-style-name="Default">
      <style:table-cell-properties style:vertical-align="middle"/>
      <style:text-properties fo:color="#4c4c4c" style:font-name="Meiryo UI" fo:font-size="13pt" style:font-name-asian="Meiryo UI" style:font-size-asian="13pt" style:font-name-complex="Mangal" style:font-size-complex="13pt"/>
    </style:style>
    <style:style style:name="ce154" style:family="table-cell" style:parent-style-name="Default">
      <style:table-cell-properties style:text-align-source="fix" style:repeat-content="false" style:vertical-align="middle"/>
      <style:paragraph-properties fo:text-align="end" fo:margin-left="0cm"/>
      <style:text-properties fo:color="#4c4c4c" style:font-name="Meiryo UI" fo:font-size="15pt" style:font-name-asian="Meiryo UI" style:font-size-asian="15pt" style:font-name-complex="Mangal" style:font-size-complex="15pt"/>
    </style:style>
    <style:style style:name="ce15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eiryo UI" fo:font-size="44pt" fo:font-style="normal" fo:text-shadow="none" style:text-underline-style="none" fo:font-weight="bold" style:font-name-asian="Meiryo UI" style:font-size-asian="44pt" style:font-style-asian="normal" style:font-weight-asian="bold" style:font-size-complex="44pt" style:font-style-complex="normal" style:font-weight-complex="bold"/>
    </style:style>
    <style:style style:name="ce156" style:family="table-cell" style:parent-style-name="Normal_20_2" style:data-style-name="N1">
      <style:table-cell-properties style:vertical-align="middle"/>
      <style:text-properties style:font-name="Meiryo UI" style:font-name-asian="Meiryo UI"/>
    </style:style>
    <style:style style:name="ce157" style:family="table-cell" style:parent-style-name="Default" style:data-style-name="N36">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58" style:family="table-cell" style:parent-style-name="Default" style:data-style-name="N11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9" style:family="table-cell" style:parent-style-name="Default" style:data-style-name="N110">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0"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1"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2" style:family="table-cell" style:parent-style-name="Default" style:data-style-name="N2">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3" style:family="table-cell" style:parent-style-name="Default" style:data-style-name="N168">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4" style:family="table-cell" style:parent-style-name="Default" style:data-style-name="N10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65"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66"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67"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name-complex="Mangal" style:font-size-complex="10pt"/>
    </style:style>
    <style:style style:name="ce168" style:family="table-cell" style:parent-style-name="Default" style:data-style-name="N36">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69" style:family="table-cell" style:parent-style-name="Default" style:data-style-name="N10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0" style:family="table-cell" style:parent-style-name="Default" style:data-style-name="N10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1" style:family="table-cell" style:parent-style-name="Default">
      <style:table-cell-properties style:vertical-align="middle"/>
      <style:text-properties style:font-name="Meiryo UI" fo:font-size="15pt" style:font-name-asian="Meiryo UI" style:font-size-asian="15pt" style:font-name-complex="Mangal" style:font-size-complex="15pt"/>
    </style:style>
    <style:style style:name="ce172"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173"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4"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175"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6" style:family="table-cell" style:parent-style-name="Default">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77"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78"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79" style:family="table-cell" style:parent-style-name="Default">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0" style:family="table-cell" style:parent-style-name="Default">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1" style:family="table-cell" style:parent-style-name="Default" style:data-style-name="N11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2" style:family="table-cell" style:parent-style-name="Default" style:data-style-name="N11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3" style:family="table-cell" style:parent-style-name="Default">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4" style:family="table-cell" style:parent-style-name="Default" style:data-style-name="N156">
      <style:table-cell-properties style:vertical-align="middle"/>
      <style:text-properties style:font-name="Meiryo UI" style:font-name-asian="Meiryo UI"/>
    </style:style>
    <style:style style:name="ce185"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186" style:family="table-cell" style:parent-style-name="Default">
      <style:table-cell-properties fo:background-color="#ffffcc" style:text-align-source="fix" style:repeat-content="false" style:vertical-align="middle"/>
      <style:paragraph-properties fo:text-align="start" fo:margin-left="0.106cm"/>
      <style:text-properties fo:color="#4c4c4c" style:font-name="Meiryo UI" fo:font-size="15pt" style:font-name-asian="Meiryo UI" style:font-size-asian="15pt" style:font-size-complex="15pt"/>
    </style:style>
    <style:style style:name="ce187"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188"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font-name="Meiryo UI" fo:font-size="15pt" style:font-name-asian="Meiryo UI" style:font-size-asian="15pt" style:font-size-complex="15pt"/>
    </style:style>
    <style:style style:name="ce189"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190" style:family="table-cell" style:parent-style-name="Default">
      <style:table-cell-properties fo:border="0.018cm solid #ffd320" style:vertical-align="middle"/>
      <style:text-properties fo:color="#4c4c4c" style:font-name="Meiryo UI" fo:font-size="10pt" style:font-name-asian="Meiryo UI" style:font-size-asian="10pt" style:font-size-complex="10pt"/>
    </style:style>
    <style:style style:name="ce191" style:family="table-cell" style:parent-style-name="Default">
      <style:table-cell-properties fo:background-color="transparent" style:vertical-align="middle"/>
      <style:text-properties style:font-name="Meiryo UI" fo:font-size="10pt" style:font-name-asian="Meiryo UI" style:font-size-asian="10pt" style:font-size-complex="10pt"/>
    </style:style>
    <style:style style:name="ce192" style:family="table-cell" style:parent-style-name="Default">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193"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94"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95"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96"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97" style:family="table-cell" style:parent-style-name="Default">
      <style:table-cell-properties style:vertical-align="middle"/>
      <style:text-properties style:font-name="Meiryo UI" fo:font-size="10pt" style:font-name-asian="Meiryo UI" style:font-size-asian="10pt" style:font-name-complex="Mangal" style:font-size-complex="10pt"/>
    </style:style>
    <style:style style:name="ce198" style:family="table-cell" style:parent-style-name="Default">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199"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0pt" fo:font-style="normal" fo:text-shadow="none" style:text-underline-style="none" fo:font-weight="bold" style:font-name-asian="Meiryo UI" style:font-size-asian="10pt" style:font-style-asian="normal" style:font-weight-asian="bold" style:font-size-complex="10pt" style:font-style-complex="normal" style:font-weight-complex="bold"/>
    </style:style>
    <style:style style:name="ce200"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01" style:family="table-cell" style:parent-style-name="Normal_20_2">
      <style:table-cell-properties fo:border-bottom="0.035cm solid #000080" fo:background-color="#ffffd5" style:diagonal-bl-tr="none" style:diagonal-tl-br="none" style:text-align-source="fix" style:repeat-content="false" fo:border-left="0.088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02" style:family="table-cell" style:parent-style-name="Normal_20_2">
      <style:table-cell-properties fo:border-bottom="none" style:diagonal-bl-tr="none" style:diagonal-tl-br="none" style:text-align-source="fix" style:repeat-content="false"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03"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0.088cm solid #000080"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26pt" fo:font-style="normal" fo:text-shadow="none" style:text-underline-style="none" fo:font-weight="bold" style:font-name-asian="Meiryo UI" style:font-size-asian="26pt" style:font-style-asian="normal" style:font-weight-asian="bold" style:font-size-complex="26pt" style:font-style-complex="normal" style:font-weight-complex="bold"/>
    </style:style>
    <style:style style:name="ce204"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none"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18pt" fo:font-style="normal" fo:text-shadow="none" style:text-underline-style="none" fo:font-weight="bold" style:font-name-asian="Meiryo UI" style:font-size-asian="18pt" style:font-style-asian="normal" style:font-weight-asian="bold" style:font-size-complex="18pt" style:font-style-complex="normal" style:font-weight-complex="bold"/>
    </style:style>
    <style:style style:name="ce205"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06"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font-name="Meiryo UI" fo:font-size="15pt" style:font-name-asian="Meiryo UI" style:font-size-asian="15pt" style:font-size-complex="15pt"/>
    </style:style>
    <style:style style:name="ce207" style:family="table-cell" style:parent-style-name="Normal_20_2">
      <style:table-cell-properties fo:border-bottom="0.088cm solid #000080" style:diagonal-bl-tr="none" style:diagonal-tl-br="none" style:text-align-source="fix" style:repeat-content="false" fo:background-color="transparent" fo:border-left="0.088cm solid #000080" fo:border-right="0.035cm solid #000080" style:rotation-align="none" fo:border-top="0.035cm solid #000080" style:vertical-align="middle"/>
      <style:paragraph-properties fo:text-align="center" fo:margin-left="0.106cm"/>
      <style:text-properties fo:color="#4c4c4c" style:font-name="Meiryo UI" fo:font-size="15pt" style:font-name-asian="Meiryo UI" style:font-size-asian="15pt" style:font-size-complex="15pt"/>
    </style:style>
    <style:style style:name="ce208" style:family="table-cell" style:parent-style-name="Normal_20_2">
      <style:table-cell-properties fo:border-bottom="0.088cm solid #000080" fo:background-color="#ffffd5" style:diagonal-bl-tr="none" style:diagonal-tl-br="none" style:text-align-source="fix" style:repeat-content="false" fo:border-left="0.088cm solid #000080" fo:border-right="0.035cm solid #000080" style:rotation-align="none" fo:border-top="0.035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09" style:family="table-cell" style:parent-style-name="Default">
      <style:table-cell-properties style:text-align-source="fix" style:repeat-content="false"/>
      <style:paragraph-properties fo:text-align="center" fo:margin-left="0cm"/>
      <style:text-properties fo:color="#ff0000" style:font-name="Meiryo UI" style:font-name-asian="Meiryo UI"/>
    </style:style>
    <style:style style:name="ce210" style:family="table-cell" style:parent-style-name="Default">
      <style:table-cell-properties style:text-align-source="fix" style:repeat-content="false" style:vertical-align="middle"/>
      <style:paragraph-properties fo:text-align="center" fo:margin-left="0cm"/>
      <style:text-properties fo:color="#ff0000" style:font-name="Meiryo UI" fo:font-size="10pt" style:font-name-asian="Meiryo UI" style:font-size-asian="10pt" style:font-size-complex="10pt"/>
    </style:style>
    <style:style style:name="ce211" style:family="table-cell" style:parent-style-name="Default">
      <style:table-cell-properties style:text-align-source="fix" style:repeat-content="false"/>
      <style:paragraph-properties fo:text-align="center" fo:margin-left="0cm"/>
      <style:text-properties fo:color="#ff0000" style:font-name="Meiryo UI" fo:font-size="10pt" style:font-name-asian="Meiryo UI" style:font-size-asian="10pt" style:font-size-complex="10pt"/>
    </style:style>
    <style:style style:name="ce212" style:family="table-cell" style:parent-style-name="Default" style:data-style-name="N1">
      <style:table-cell-properties style:glyph-orientation-vertical="auto" style:text-align-source="fix" style:repeat-content="false" fo:border="none" style:direction="ttb" style:vertical-align="middle"/>
      <style:paragraph-properties fo:text-align="center" fo:margin-left="0cm"/>
      <style:text-properties style:font-name="Meiryo UI" style:font-name-asian="Meiryo UI"/>
    </style:style>
    <style:style style:name="ce213" style:family="table-cell" style:parent-style-name="Default">
      <style:table-cell-properties style:vertical-align="middle"/>
      <style:text-properties fo:color="#ff0000" style:font-name="Meiryo UI" fo:font-size="10pt" style:font-name-asian="Meiryo UI" style:font-size-asian="10pt" style:font-size-complex="10pt"/>
    </style:style>
    <style:style style:name="ce214"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15"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16" style:family="table-cell" style:parent-style-name="Default">
      <style:table-cell-properties fo:border="none" style:vertical-align="middle"/>
      <style:text-properties fo:color="#4c4c4c" style:font-name="Meiryo UI" fo:font-size="15pt" style:font-name-asian="Meiryo UI" style:font-size-asian="15pt" style:font-size-complex="15pt"/>
    </style:style>
    <style:style style:name="ce217"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18" style:family="table-cell" style:parent-style-name="Default">
      <style:table-cell-properties style:glyph-orientation-vertical="auto"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19"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20"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center"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21"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22" style:family="table-cell" style:parent-style-name="Default">
      <style:table-cell-properties style:glyph-orientation-vertical="0" fo:border-bottom="0.088cm solid #000080" fo:background-color="#ffff99" style:diagonal-bl-tr="none" style:diagonal-tl-br="none" style:text-align-source="fix" style:repeat-content="false" fo:border-left="0.088cm solid #000080" style:direction="ltr"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23" style:family="table-cell" style:parent-style-name="Default">
      <style:table-cell-properties fo:border-bottom="none" fo:background-color="#ffff99" style:diagonal-bl-tr="none" style:diagonal-tl-br="none" style:text-align-source="value-type" style:repeat-content="false" fo:border-left="0.088cm solid #000080" fo:border-right="0.018cm solid #000080" style:rotation-align="none" fo:border-top="none" style:vertical-align="middle"/>
      <style:paragraph-properties fo:margin-left="0.106cm"/>
      <style:text-properties fo:color="#4c4c4c" style:font-name="Meiryo UI" fo:font-size="15pt" style:font-name-asian="Meiryo UI" style:font-size-asian="15pt" style:font-size-complex="15pt"/>
    </style:style>
    <style:style style:name="ce224" style:family="table-cell" style:parent-style-name="Default">
      <style:table-cell-properties fo:border-bottom="none"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25" style:family="table-cell" style:parent-style-name="Default">
      <style:table-cell-properties fo:border-bottom="0.088cm solid #000080"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26" style:family="table-cell" style:parent-style-name="Default">
      <style:table-cell-properties fo:border-bottom="0.018cm solid #000080" style:text-align-source="fix" style:repeat-content="false" fo:border-left="0.088cm solid #000080"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27" style:family="table-cell" style:parent-style-name="Default">
      <style:table-cell-properties fo:border="none" style:vertical-align="middle"/>
      <style:text-properties style:font-name="Meiryo UI" fo:font-size="10pt" style:font-name-asian="Meiryo UI" style:font-size-asian="10pt" style:font-name-complex="Mangal" style:font-size-complex="10pt"/>
    </style:style>
    <style:style style:name="ce228" style:family="table-cell" style:parent-style-name="Default">
      <style:table-cell-properties fo:border="none" style:vertical-align="middle"/>
      <style:text-properties style:font-name="Meiryo UI" fo:font-size="10pt" style:font-name-asian="Meiryo UI" style:font-size-asian="10pt" style:font-size-complex="10pt"/>
    </style:style>
    <style:style style:name="ce229"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0" style:family="table-cell" style:parent-style-name="Normal_20_2">
      <style:table-cell-properties fo:border-bottom="0.035cm solid #000080" fo:background-color="#ffffd5" style:diagonal-bl-tr="none" style:diagonal-tl-br="none" style:text-align-source="fix" style:repeat-content="false" fo:border-left="0.035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1" style:family="table-cell" style:parent-style-name="Normal_20_2">
      <style:table-cell-properties style:diagonal-bl-tr="none" style:diagonal-tl-br="none" fo:border="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2" style:family="table-cell" style:parent-style-name="Normal_20_2">
      <style:table-cell-properties style:diagonal-bl-tr="none" style:diagonal-tl-br="none"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3" style:family="table-cell" style:parent-style-name="Normal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234" style:family="table-cell" style:parent-style-name="Normal_20_2">
      <style:table-cell-properties style:diagonal-bl-tr="none" style:diagonal-tl-br="none" fo:background-color="transparent"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5" style:family="table-cell" style:parent-style-name="Normal_20_2">
      <style:table-cell-properties style:diagonal-bl-tr="none" style:diagonal-tl-br="none" fo:background-color="transparent"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6" style:family="table-cell" style:parent-style-name="Normal_20_2">
      <style:table-cell-properties fo:border-bottom="0.088cm solid #000080" fo:background-color="#ffffd5"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37" style:family="table-cell" style:parent-style-name="Default" style:data-style-name="N36">
      <style:table-cell-properties fo:border="none" style:vertical-align="middle"/>
      <style:text-properties style:font-name="Meiryo UI" style:font-name-asian="Meiryo UI"/>
    </style:style>
    <style:style style:name="ce238" style:family="table-cell" style:parent-style-name="Default">
      <style:table-cell-properties fo:border-bottom="0.002cm solid #000080" fo:background-color="#ffff99" fo:border-left="0.002cm solid #000080" fo:border-right="0.002cm solid #000080" fo:border-top="0.088cm solid #000080" style:vertical-align="middle"/>
      <style:text-properties fo:color="#4c4c4c" style:font-name="Meiryo UI" fo:font-size="15pt" style:font-name-asian="Meiryo UI" style:font-size-asian="15pt" style:font-size-complex="15pt"/>
    </style:style>
    <style:style style:name="ce239" style:family="table-cell" style:parent-style-name="Default">
      <style:table-cell-properties fo:background-color="#ffff99" fo:border="0.002cm solid #000080" style:vertical-align="middle"/>
      <style:text-properties fo:color="#4c4c4c" style:font-name="Meiryo UI" fo:font-size="15pt" style:font-name-asian="Meiryo UI" style:font-size-asian="15pt" style:font-size-complex="15pt"/>
    </style:style>
    <style:style style:name="ce240" style:family="table-cell" style:parent-style-name="Default">
      <style:table-cell-properties fo:border-bottom="0.088cm solid #000080" fo:background-color="#ffff99" fo:border-left="0.002cm solid #000080" fo:border-right="0.002cm solid #000080" fo:border-top="0.002cm solid #000080" style:vertical-align="middle"/>
      <style:text-properties fo:color="#4c4c4c" style:font-name="Meiryo UI" fo:font-size="15pt" style:font-name-asian="Meiryo UI" style:font-size-asian="15pt" style:font-size-complex="15pt"/>
    </style:style>
    <style:style style:name="ce241" style:family="table-cell" style:parent-style-name="Default">
      <style:table-cell-properties fo:border-bottom="0.018cm solid #000080"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242"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43"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44" style:family="table-cell" style:parent-style-name="Default" style:data-style-name="N110">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45"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246" style:family="table-cell" style:parent-style-name="Default">
      <style:table-cell-properties fo:border-bottom="0.088cm solid #000080" fo:background-color="#ffffd5"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47" style:family="table-cell" style:parent-style-name="Default">
      <style:table-cell-properties fo:border="0.018cm solid #000080" style:vertical-align="middle"/>
      <style:text-properties fo:color="#4c4c4c" style:font-name="Meiryo UI" fo:font-size="15pt" style:font-name-asian="Meiryo UI" style:font-size-asian="15pt" style:font-size-complex="15pt"/>
    </style:style>
    <style:style style:name="ce248" style:family="table-cell" style:parent-style-name="Default">
      <style:table-cell-properties fo:border-bottom="0.088cm solid #000080"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249"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50" style:family="table-cell" style:parent-style-name="Default">
      <style:table-cell-properties fo:border-bottom="none" fo:background-color="#ffff99" style:text-align-source="value-type" style:repeat-content="false" fo:border-left="none" fo:border-right="none" fo:border-top="0.018cm solid #000080" style:vertical-align="middle"/>
      <style:text-properties fo:color="#4c4c4c" style:font-name="Meiryo UI" fo:font-size="15pt" style:font-name-asian="Meiryo UI" style:font-size-asian="15pt" style:font-size-complex="15pt"/>
    </style:style>
    <style:style style:name="ce251" style:family="table-cell" style:parent-style-name="Default">
      <style:table-cell-properties fo:background-color="#ffff99" style:text-align-source="value-type" style:repeat-content="false" fo:border="none" style:vertical-align="middle"/>
      <style:text-properties fo:color="#4c4c4c" style:font-name="Meiryo UI" fo:font-size="15pt" style:font-name-asian="Meiryo UI" style:font-size-asian="15pt" style:font-size-complex="15pt"/>
    </style:style>
    <style:style style:name="ce252" style:family="table-cell" style:parent-style-name="Default">
      <style:table-cell-properties fo:border-bottom="0.088cm solid #000080" fo:background-color="#ffff99" style:text-align-source="value-type" style:repeat-content="false" fo:border-left="none" fo:border-right="none" fo:border-top="none" style:vertical-align="middle"/>
      <style:text-properties fo:color="#4c4c4c" style:font-name="Meiryo UI" fo:font-size="15pt" style:font-name-asian="Meiryo UI" style:font-size-asian="15pt" style:font-size-complex="15pt"/>
    </style:style>
    <style:style style:name="ce253"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4" style:family="table-cell" style:parent-style-name="Normal_20_2" style:data-style-name="N36">
      <style:table-cell-properties fo:border-bottom="0.035cm solid #000080" style:diagonal-bl-tr="none" style:diagonal-tl-br="none" style:text-align-source="fix" style:repeat-content="false" fo:border-left="0.035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5"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6"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257" style:family="table-cell" style:parent-style-name="Normal_20_2">
      <style:table-cell-properties fo:border-bottom="0.088cm solid #000080" style:diagonal-bl-tr="none" style:diagonal-tl-br="none" style:text-align-source="fix" style:repeat-content="false" fo:border-left="0.035cm solid #000080" fo:border-right="0.088cm solid #000080" style:rotation-align="none" fo:border-top="0.035cm solid #000080" style:vertical-align="middle"/>
      <style:paragraph-properties fo:text-align="start" fo:margin-left="0.106cm"/>
      <style:text-properties fo:color="#4c4c4c" style:text-outline="false" style:text-line-through-style="none" style:font-name="Meiryo UI" fo:font-size="24pt" fo:font-style="normal" fo:text-shadow="none" style:text-underline-style="none" fo:font-weight="normal" style:font-name-asian="Meiryo UI" style:font-size-asian="24pt" style:font-style-asian="normal" style:font-weight-asian="normal" style:font-size-complex="24pt" style:font-style-complex="normal" style:font-weight-complex="normal"/>
    </style:style>
    <style:style style:name="ce258" style:family="table-cell" style:parent-style-name="Normal_20_2">
      <style:table-cell-properties fo:border-bottom="0.088cm solid #000080" style:diagonal-bl-tr="none" style:diagonal-tl-br="none" style:text-align-source="fix" style:repeat-content="false" fo:border-left="0.035cm solid #000080" fo:border-right="0.035cm solid #000080" style:rotation-align="none" style:shrink-to-fit="true" fo:border-top="0.035cm solid #000080" style:vertical-align="middle"/>
      <style:paragraph-properties fo:text-align="start" fo:margin-left="0.106cm"/>
      <style:text-properties fo:color="#4c4c4c" style:text-outline="false" style:text-line-through-style="none" style:font-name="Meiryo UI" fo:font-size="16pt" fo:font-style="normal" fo:text-shadow="none" style:text-underline-style="none" fo:font-weight="normal" style:font-name-asian="Meiryo UI" style:font-size-asian="16pt" style:font-style-asian="normal" style:font-weight-asian="normal" style:font-size-complex="16pt" style:font-style-complex="normal" style:font-weight-complex="normal"/>
    </style:style>
    <style:style style:name="ce259" style:family="table-cell" style:parent-style-name="Default">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260" style:family="table-cell" style:parent-style-name="Default" style:data-style-name="N110">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261" style:family="table-cell" style:parent-style-name="Default">
      <style:table-cell-properties fo:border-bottom="0.088cm solid #000080" fo:background-color="#ffffd5"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262" style:family="table-cell" style:parent-style-name="Default">
      <style:table-cell-properties fo:border-bottom="none" fo:background-color="#ffff99" style:text-align-source="value-type" style:repeat-content="false"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263" style:family="table-cell" style:parent-style-name="Default">
      <style:table-cell-properties fo:border-bottom="none"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264" style:family="table-cell" style:parent-style-name="Default">
      <style:table-cell-properties fo:border-bottom="0.088cm solid #000080"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265" style:family="table-cell" style:parent-style-name="Default">
      <style:table-cell-properties style:text-align-source="fix" style:repeat-content="false" style:vertical-align="middle"/>
      <style:paragraph-properties fo:text-align="start" fo:margin-left="0cm"/>
      <style:text-properties style:font-name="Meiryo UI" fo:font-size="10pt" style:font-name-asian="Meiryo UI" style:font-size-asian="10pt" style:font-size-complex="10pt"/>
    </style:style>
    <style:style style:name="ce266" style:family="table-cell" style:parent-style-name="Normal_20_2" style:data-style-name="N36">
      <style:table-cell-properties fo:border-bottom="0.018cm solid #000080" style:diagonal-bl-tr="none" style:diagonal-tl-br="none" fo:border-left="0.018cm solid #000080" fo:border-right="0.01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67" style:family="table-cell" style:parent-style-name="Normal_20_2" style:data-style-name="N36">
      <style:table-cell-properties fo:border-bottom="0.035cm solid #000080" style:diagonal-bl-tr="none" style:diagonal-tl-br="none" fo:border-left="0.035cm solid #000080" fo:border-right="0.035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68" style:family="table-cell" style:parent-style-name="Normal_20_2">
      <style:table-cell-properties style:diagonal-bl-tr="none" style:diagonal-tl-br="none" fo:border="none" style:rotation-align="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69" style:family="table-cell" style:parent-style-name="Normal_20_2">
      <style:table-cell-properties style:diagonal-bl-tr="none" style:diagonal-tl-br="none"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70" style:family="table-cell" style:parent-style-name="Normal_20_2">
      <style:table-cell-properties fo:border-bottom="0.088cm solid #000080"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71" style:family="table-cell" style:parent-style-name="Default" style:data-style-name="N36">
      <style:table-cell-properties fo:border-bottom="0.018cm solid #000080" fo:background-color="#ffefd9"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272" style:family="table-cell" style:parent-style-name="AB_5f_Deci1" style:data-style-name="N2">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0]=1)" style:apply-style-name="AB-D2" style:base-cell-address="sheet0.Q40"/>
    </style:style>
    <style:style style:name="ce273" style:family="table-cell" style:parent-style-name="AB_5f_Deci1" style:data-style-name="N1">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1]=1)" style:apply-style-name="AB_5f_Standard" style:base-cell-address="sheet0.Q41"/>
    </style:style>
    <style:style style:name="ce274" style:family="table-cell" style:parent-style-name="AB_5f_Deci1" style:data-style-name="N0">
      <style:table-cell-properties fo:border-bottom="0.08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2]=1)" style:apply-style-name="AB_5f_Stn_5f_BottomCell" style:base-cell-address="sheet0.Q42"/>
    </style:style>
    <style:style style:name="ce27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S48"/>
    </style:style>
    <style:style style:name="ce27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Q48"/>
    </style:style>
    <style:style style:name="ce277"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0]=1)" style:apply-style-name="AB_5f_Deci1" style:base-cell-address="sheet0.Q50"/>
    </style:style>
    <style:style style:name="ce27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1]=1)" style:apply-style-name="AB_5f_Standard" style:base-cell-address="sheet0.Q51"/>
    </style:style>
    <style:style style:name="ce27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2]=1)" style:apply-style-name="AB_5f_Standard" style:base-cell-address="sheet0.Q52"/>
    </style:style>
    <style:style style:name="ce28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3]=1)" style:apply-style-name="AB_5f_Standard" style:base-cell-address="sheet0.Q53"/>
    </style:style>
    <style:style style:name="ce28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4]=1)" style:apply-style-name="AB_5f_Standard" style:base-cell-address="sheet0.Q54"/>
    </style:style>
    <style:style style:name="ce28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5]=1)" style:apply-style-name="AB_5f_Standard" style:base-cell-address="sheet0.Q55"/>
    </style:style>
    <style:style style:name="ce28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6]=1)" style:apply-style-name="AB_5f_Standard" style:base-cell-address="sheet0.Q56"/>
    </style:style>
    <style:style style:name="ce28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7]=1)" style:apply-style-name="AB_5f_Standard" style:base-cell-address="sheet0.Q57"/>
    </style:style>
    <style:style style:name="ce285"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8]=1)" style:apply-style-name="AB_5f_Standard" style:base-cell-address="sheet0.Q58"/>
    </style:style>
    <style:style style:name="ce28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9]=1)" style:apply-style-name="AB_5f_Deci1" style:base-cell-address="sheet0.Q59"/>
    </style:style>
    <style:style style:name="ce28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0]=1)" style:apply-style-name="AB_5f_Standard" style:base-cell-address="sheet0.Q60"/>
    </style:style>
    <style:style style:name="ce28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2]=1)" style:apply-style-name="AB_5f_Standard" style:base-cell-address="sheet0.Q62"/>
    </style:style>
    <style:style style:name="ce28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4]=1)" style:apply-style-name="AB_5f_Standard" style:base-cell-address="sheet0.Q64"/>
    </style:style>
    <style:style style:name="ce29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5]=1)" style:apply-style-name="AB_5f_Deci1" style:base-cell-address="sheet0.Q65"/>
    </style:style>
    <style:style style:name="ce29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6]=1)" style:apply-style-name="AB_5f_Standard" style:base-cell-address="sheet0.Q66"/>
    </style:style>
    <style:style style:name="ce29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7]=1)" style:apply-style-name="AB_5f_Standard" style:base-cell-address="sheet0.Q67"/>
    </style:style>
    <style:style style:name="ce29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8]=1)" style:apply-style-name="AB_5f_Standard" style:base-cell-address="sheet0.Q68"/>
    </style:style>
    <style:style style:name="ce29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9]=1)" style:apply-style-name="AB_5f_Standard" style:base-cell-address="sheet0.Q69"/>
    </style:style>
    <style:style style:name="ce295"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0]=1)" style:apply-style-name="AB_5f_Standard" style:base-cell-address="sheet0.Q70"/>
    </style:style>
    <style:style style:name="ce29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1]=1)" style:apply-style-name="AB_5f_Standard" style:base-cell-address="sheet0.Q71"/>
    </style:style>
    <style:style style:name="ce29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2]=1)" style:apply-style-name="AB_5f_Deci1" style:base-cell-address="sheet0.Q72"/>
    </style:style>
    <style:style style:name="ce298"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3]=1)" style:apply-style-name="AB_5f_Font20bottom" style:base-cell-address="sheet0.Q73"/>
    </style:style>
    <style:style style:name="ce29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8]=1)" style:apply-style-name="AB_5f_Standard" style:base-cell-address="sheet0.Q78"/>
    </style:style>
    <style:style style:name="ce300"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9]=1)" style:apply-style-name="AB_5f_Stn_5f_Font20" style:base-cell-address="sheet0.Q79"/>
    </style:style>
    <style:style style:name="ce301"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0]=1)" style:apply-style-name="AB_5f_Deci1_5f_BottomCell" style:base-cell-address="sheet0.Q80"/>
    </style:style>
    <style:style style:name="ce30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5]=1)" style:apply-style-name="AB_5f_Standard" style:base-cell-address="sheet0.Q85"/>
    </style:style>
    <style:style style:name="ce30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6]=1)" style:apply-style-name="AB_5f_Standard" style:base-cell-address="sheet0.Q86"/>
    </style:style>
    <style:style style:name="ce30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7]=1)" style:apply-style-name="AB_5f_Standard" style:base-cell-address="sheet0.Q87"/>
    </style:style>
    <style:style style:name="ce305"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06"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07"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08"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09" style:family="table-cell" style:parent-style-name="Default">
      <style:table-cell-properties fo:border-bottom="none"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10" style:family="table-cell" style:parent-style-name="Default">
      <style:table-cell-properties fo:border-bottom="0.088cm solid #000080"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1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99]=1)" style:apply-style-name="AB_5f_Standard" style:base-cell-address="sheet0.Q99"/>
    </style:style>
    <style:style style:name="ce31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0]=1)" style:apply-style-name="AB_5f_Standard" style:base-cell-address="sheet0.Q100"/>
    </style:style>
    <style:style style:name="ce31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0)" style:apply-style-name="AB_5f_Standard" style:base-cell-address="sheet0.Q101"/>
    </style:style>
    <style:style style:name="ce31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2]=1)" style:apply-style-name="AB_5f_Deci1" style:base-cell-address="sheet0.Q102"/>
    </style:style>
    <style:style style:name="ce315"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3]=1)" style:apply-style-name="AB_5f_Standard" style:base-cell-address="sheet0.Q103"/>
    </style:style>
    <style:style style:name="ce316"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17" style:family="table-cell" style:parent-style-name="Default">
      <style:table-cell-properties fo:border-bottom="0.018cm solid #000080" fo:background-color="#ffefd9"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18" style:family="table-cell" style:parent-style-name="Default">
      <style:table-cell-properties fo:border-bottom="none"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19" style:family="table-cell" style:parent-style-name="Default">
      <style:table-cell-properties fo:border-bottom="0.088cm solid #000080"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20" style:family="table-cell" style:parent-style-name="Default" style:data-style-name="N36">
      <style:table-cell-properties style:glyph-orientation-vertical="0" fo:border-bottom="0.018cm solid #000080" fo:background-color="#ffefd9"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21"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22"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23" style:family="table-cell" style:parent-style-name="Default">
      <style:table-cell-properties fo:border-bottom="none"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24" style:family="table-cell" style:parent-style-name="Default">
      <style:table-cell-properties fo:border-bottom="0.018cm solid #000080" fo:background-color="#ffefd9"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325"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26" style:family="table-cell" style:parent-style-name="Default">
      <style:table-cell-properties fo:border-bottom="0.088cm solid #000080"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27" style:family="table-cell" style:parent-style-name="Default">
      <style:table-cell-properties fo:border-bottom="0.002cm solid #000080" fo:background-color="#ffefd9"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328" style:family="table-cell" style:parent-style-name="Default" style:data-style-name="N2">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29" style:family="table-cell" style:parent-style-name="Default">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0" style:family="table-cell" style:parent-style-name="Default">
      <style:table-cell-properties fo:border-bottom="0.088cm solid #000080" fo:background-color="#ffefd9"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1" style:family="table-cell" style:parent-style-name="Default"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2"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3" style:family="table-cell" style:parent-style-name="Default">
      <style:table-cell-properties fo:border-bottom="none" fo:background-color="#ffefd9" style:text-align-source="fix" style:repeat-content="false" fo:border-left="none" fo:border-right="none"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4" style:family="table-cell" style:parent-style-name="Default">
      <style:table-cell-properties fo:border-bottom="none" fo:background-color="#f6fbfc" style:text-align-source="fix" style:repeat-content="false" fo:border-left="none"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5" style:family="table-cell" style:parent-style-name="Default">
      <style:table-cell-properties fo:border-bottom="none"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36" style:family="table-cell" style:parent-style-name="Default">
      <style:table-cell-properties fo:border-bottom="0.088cm solid #000080"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37" style:family="table-cell" style:parent-style-name="Default">
      <style:table-cell-properties fo:border-bottom="none"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3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339" style:family="table-cell" style:parent-style-name="Default">
      <style:table-cell-properties fo:border-bottom="none" fo:background-color="#ffefd9"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40" style:family="table-cell" style:parent-style-name="Default">
      <style:table-cell-properties fo:background-color="#ffefd9"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341" style:family="table-cell" style:parent-style-name="Default">
      <style:table-cell-properties fo:border-bottom="0.018cm solid #000080" fo:background-color="#ffefd9" fo:wrap-option="wrap" fo:border-left="none" fo:border-right="none" fo:border-top="none" style:vertical-align="middle"/>
      <style:text-properties fo:color="#4c4c4c" style:font-name="Meiryo UI" fo:font-size="15pt" style:font-name-asian="Meiryo UI" style:font-size-asian="15pt" style:font-size-complex="15pt"/>
    </style:style>
    <style:style style:name="ce342" style:family="table-cell" style:parent-style-name="Default">
      <style:table-cell-properties fo:border-bottom="none" fo:background-color="#ffefd9"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343" style:family="table-cell" style:parent-style-name="Default">
      <style:table-cell-properties fo:border-bottom="0.088cm solid #000080" fo:background-color="#ffefd9"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44" style:family="table-cell" style:parent-style-name="Default" style:data-style-name="N36">
      <style:table-cell-properties fo:border-bottom="0.018cm solid #000080" fo:background-color="#cfe7f5"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345" style:family="table-cell" style:parent-style-name="Default" style:data-style-name="N2">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46" style:family="table-cell" style:parent-style-name="Default">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47" style:family="table-cell" style:parent-style-name="Default">
      <style:table-cell-properties fo:border-bottom="0.08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48" style:family="table-cell" style:parent-style-name="Default" style:data-style-name="N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49"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50" style:family="table-cell" style:parent-style-name="Default">
      <style:table-cell-properties fo:border-bottom="none"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51"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52"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53" style:family="table-cell" style:parent-style-name="Default">
      <style:table-cell-properties fo:border-bottom="none" fo:background-color="#cfe7f5"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54"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55" style:family="table-cell" style:parent-style-name="Default">
      <style:table-cell-properties fo:border-bottom="0.01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56" style:family="table-cell" style:parent-style-name="Default">
      <style:table-cell-properties fo:border-bottom="none"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57" style:family="table-cell" style:parent-style-name="Default">
      <style:table-cell-properties fo:border-bottom="0.08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5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name-complex="Mangal" style:font-size-complex="13pt"/>
    </style:style>
    <style:style style:name="ce359" style:family="table-cell" style:parent-style-name="Default">
      <style:table-cell-properties fo:border-bottom="none" fo:background-color="#ffefd9" style:text-align-source="fix" style:repeat-content="false" fo:wrap-option="wrap" fo:border-left="none"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60" style:family="table-cell" style:parent-style-name="Default">
      <style:table-cell-properties fo:border-bottom="none"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61" style:family="table-cell" style:parent-style-name="Default">
      <style:table-cell-properties fo:border-bottom="0.018cm solid #000080" fo:background-color="#ffefd9" fo:wrap-option="wrap" fo:border-left="none" fo:border-right="0.018cm solid #000080" fo:border-top="none" style:vertical-align="middle"/>
      <style:text-properties fo:color="#4c4c4c" style:font-name="Meiryo UI" fo:font-size="15pt" style:font-name-asian="Meiryo UI" style:font-size-asian="15pt" style:font-size-complex="15pt"/>
    </style:style>
    <style:style style:name="ce362" style:family="table-cell" style:parent-style-name="Default">
      <style:table-cell-properties fo:border-bottom="none" fo:background-color="#ffefd9" fo:wrap-option="wrap"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363" style:family="table-cell" style:parent-style-name="Default">
      <style:table-cell-properties fo:border-bottom="0.088cm solid #000080"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64" style:family="table-cell" style:parent-style-name="Default">
      <style:table-cell-properties fo:border-bottom="0.088cm solid #000080" fo:border-left="none" fo:border-right="none" fo:border-top="none"/>
    </style:style>
    <style:style style:name="ce365" style:family="table-cell" style:parent-style-name="Default">
      <style:table-cell-properties fo:border-bottom="0.088cm solid #000080" fo:border-left="none" fo:border-right="none" fo:border-top="none" style:vertical-align="middle"/>
      <style:text-properties fo:color="#4c4c4c" style:font-name="Meiryo UI" fo:font-size="18pt" fo:font-weight="normal" style:font-name-asian="Meiryo UI" style:font-size-asian="18pt" style:font-weight-asian="normal" style:font-size-complex="18pt" style:font-weight-complex="normal"/>
    </style:style>
    <style:style style:name="ce366" style:family="table-cell" style:parent-style-name="Default">
      <style:table-cell-properties fo:border-bottom="0.002cm solid #000080" fo:background-color="#cfe7f5"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367" style:family="table-cell" style:parent-style-name="Default" style:data-style-name="N2">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8" style:family="table-cell" style:parent-style-name="Default">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9" style:family="table-cell" style:parent-style-name="Default">
      <style:table-cell-properties fo:border-bottom="0.088cm solid #000080" fo:background-color="#cfe7f5"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70" style:family="table-cell" style:parent-style-name="Default">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font-size="20pt" style:font-size-asian="20pt" style:font-size-complex="20pt"/>
    </style:style>
    <style:style style:name="ce371" style:family="table-cell" style:parent-style-name="Default" style:data-style-name="N110">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72"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73"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74" style:family="table-cell" style:parent-style-name="Default">
      <style:table-cell-properties fo:border-bottom="none"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5" style:family="table-cell" style:parent-style-name="Default">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6" style:family="table-cell" style:parent-style-name="Default" style:data-style-name="N110">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7" style:family="table-cell" style:parent-style-name="Default">
      <style:table-cell-properties fo:border-bottom="0.088cm solid #000080" fo:background-color="#cfe7f5" style:text-align-source="fix" style:repeat-content="false" fo:wrap-option="wrap" fo:border-left="0.018cm solid #000080" fo:border-right="0.08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8" style:family="table-cell" style:parent-style-name="Default">
      <style:table-cell-properties fo:border="none" style:vertical-align="middle"/>
      <style:text-properties fo:color="#4c4c4c" style:font-name="Meiryo UI" fo:font-size="12pt" style:font-name-asian="Meiryo UI" style:font-size-asian="12pt" style:font-name-complex="Mangal" style:font-size-complex="12pt"/>
    </style:style>
    <style:style style:name="ce379" style:family="table-cell" style:parent-style-name="Default">
      <style:table-cell-properties fo:border-bottom="0.088cm solid #000080" fo:border-left="none" fo:border-right="none" fo:border-top="none" style:vertical-align="middle"/>
      <style:text-properties style:font-name="Meiryo UI" fo:font-size="18pt" style:font-name-asian="Meiryo UI" style:font-size-asian="18pt" style:font-size-complex="18pt"/>
    </style:style>
    <style:style style:name="ce380" style:family="table-cell" style:parent-style-name="Default">
      <style:table-cell-properties fo:background-color="transparent" fo:border="none" style:vertical-align="middle"/>
      <style:text-properties style:font-name="Meiryo UI" fo:font-size="10pt" style:font-name-asian="Meiryo UI" style:font-size-asian="10pt" style:font-size-complex="10pt"/>
    </style:style>
    <style:style style:name="ce381" style:family="table-cell" style:parent-style-name="Default">
      <style:table-cell-properties fo:border-bottom="none" style:text-align-source="fix" style:repeat-content="false" fo:background-color="transparent" fo:wrap-option="wrap"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382"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top"/>
      <style:paragraph-properties fo:text-align="start" fo:margin-left="0.106cm"/>
      <style:text-properties fo:color="#4c4c4c" style:font-name="Meiryo UI" fo:font-size="13pt" style:font-name-asian="Meiryo UI" style:font-size-asian="13pt" style:font-size-complex="13pt"/>
    </style:style>
    <style:style style:name="ce383" style:family="table-cell" style:parent-style-name="Default">
      <style:table-cell-properties style:text-align-source="fix" style:repeat-content="false" fo:background-color="transparent"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384" style:family="table-cell" style:parent-style-name="Default">
      <style:table-cell-properties fo:border-bottom="0.088cm solid #000080" style:text-align-source="fix" style:repeat-content="false" fo:background-color="transparent" fo:wrap-option="wrap"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385"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386" style:family="table-cell" style:parent-style-name="Default">
      <style:table-cell-properties fo:border-bottom="none" style:text-align-source="fix" style:repeat-content="false" fo:background-color="transparent" fo:border-left="0.018cm solid #000080" fo:border-right="non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387"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388" style:family="table-cell" style:parent-style-name="Default">
      <style:table-cell-properties fo:border-bottom="none" style:text-align-source="fix" style:repeat-content="false" fo:background-color="transparent" fo:border-left="none" fo:border-right="none" fo:border-top="0.053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389" style:family="table-cell" style:parent-style-name="Default" style:data-style-name="N110">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390" style:family="table-cell" style:parent-style-name="Default">
      <style:table-cell-properties fo:border-bottom="0.002cm solid #000080" style:text-align-source="fix" style:repeat-content="false" fo:background-color="transparent" fo:border-left="none" fo:border-right="none" fo:border-top="none" style:vertical-align="middle"/>
      <style:paragraph-properties fo:text-align="start" fo:margin-left="0.106cm"/>
      <style:text-properties fo:color="#4c4c4c" style:font-name="Meiryo UI" fo:font-size="12pt" style:font-name-asian="Meiryo UI" style:font-size-asian="12pt" style:font-size-complex="12pt"/>
    </style:style>
    <style:style style:name="ce391" style:family="table-cell" style:parent-style-name="Default">
      <style:table-cell-properties fo:border-bottom="0.088cm solid #000080"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name-complex="Mangal" style:font-size-complex="12pt"/>
    </style:style>
    <style:style style:name="ce392" style:family="table-cell" style:parent-style-name="Default">
      <style:table-cell-properties fo:border-bottom="0.018cm solid #000080" fo:background-color="transparent" fo:wrap-option="wrap" fo:border-left="0.018cm solid #000080" fo:border-right="0.018cm solid #000080" fo:border-top="none" style:vertical-align="top"/>
      <style:text-properties fo:color="#4c4c4c" style:font-name="Meiryo UI" fo:font-size="12pt" style:font-name-asian="Meiryo UI" style:font-size-asian="12pt" style:font-name-complex="Mangal" style:font-size-complex="12pt"/>
    </style:style>
    <style:style style:name="ce393" style:family="table-cell" style:parent-style-name="Default">
      <style:table-cell-properties fo:border-bottom="none"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394" style:family="table-cell" style:parent-style-name="Default">
      <style:table-cell-properties fo:border-bottom="0.088cm solid #000080"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395" style:family="table-cell" style:parent-style-name="Default">
      <style:table-cell-properties fo:border-bottom="0.088cm solid #000080" fo:border-left="none" fo:border-right="0.088cm solid #000080" fo:border-top="none" style:vertical-align="middle"/>
      <style:text-properties style:font-name="Meiryo UI" fo:font-size="18pt" style:font-name-asian="Meiryo UI" style:font-size-asian="18pt" style:font-size-complex="18pt"/>
    </style:style>
    <style:style style:name="ce396" style:family="table-cell" style:parent-style-name="Normal_20_2" style:data-style-name="N36">
      <style:table-cell-properties fo:border-bottom="0.018cm solid #000080" style:diagonal-bl-tr="none" style:diagonal-tl-br="none" fo:border-left="0.018cm solid #000080" fo:border-right="0.08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97" style:family="table-cell" style:parent-style-name="Normal_20_2" style:data-style-name="N36">
      <style:table-cell-properties fo:border-bottom="0.035cm solid #000080" style:diagonal-bl-tr="none" style:diagonal-tl-br="none" fo:border-left="0.035cm solid #000080" fo:border-right="0.088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98"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99"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00" style:family="table-cell" style:parent-style-name="Normal_20_2">
      <style:table-cell-properties style:glyph-orientation-vertical="0" fo:border-bottom="none" style:diagonal-bl-tr="none" style:diagonal-tl-br="none" style:text-align-source="fix" style:repeat-content="false" fo:wrap-option="no-wrap" fo:border-left="none" style:direction="ltr" fo:border-right="0.088cm solid #000080" style:rotation-angle="0" style:rotation-align="none" style:shrink-to-fit="false" fo:border-top="non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401" style:family="table-cell" style:parent-style-name="Normal_20_2">
      <style:table-cell-properties fo:border-bottom="0.035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02" style:family="table-cell" style:parent-style-name="Normal_20_2">
      <style:table-cell-properties fo:border-bottom="0.088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03" style:family="table-cell" style:parent-style-name="Default">
      <style:table-cell-properties fo:border="none"/>
      <style:text-properties style:font-name="Meiryo UI" style:font-name-asian="Meiryo UI"/>
    </style:style>
    <style:style style:name="ce404" style:family="table-cell" style:parent-style-name="Default">
      <style:table-cell-properties fo:border-bottom="none" style:text-align-source="fix" style:repeat-content="false" fo:background-color="transparent"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05"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06" style:family="table-cell" style:parent-style-name="Default">
      <style:table-cell-properties fo:border-bottom="none" style:text-align-source="fix" style:repeat-content="false" fo:background-color="transparent" fo:border-left="none" fo:border-right="0.088cm solid #000080"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07"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08" style:family="table-cell" style:parent-style-name="Default">
      <style:table-cell-properties fo:border-bottom="none" style:text-align-source="fix" style:repeat-content="false" fo:background-color="transparent" fo:border-left="none" fo:border-right="0.088cm solid #000080" fo:border-top="0.053cm solid #000080"/>
      <style:paragraph-properties fo:text-align="start" fo:margin-left="0.106cm"/>
      <style:text-properties fo:color="#4c4c4c" style:font-name="Meiryo UI" fo:font-size="12pt" style:font-name-asian="Meiryo UI" style:font-size-asian="12pt" style:font-size-complex="12pt"/>
    </style:style>
    <style:style style:name="ce409" style:family="table-cell" style:parent-style-name="Default">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10" style:family="table-cell" style:parent-style-name="Default" style:data-style-name="N110">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11" style:family="table-cell" style:parent-style-name="Default">
      <style:table-cell-properties fo:border-bottom="0.002cm solid #000080"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12" style:family="table-cell" style:parent-style-name="Default">
      <style:table-cell-properties fo:border-bottom="none"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size-complex="12pt"/>
    </style:style>
    <style:style style:name="ce413" style:family="table-cell" style:parent-style-name="Default">
      <style:table-cell-properties fo:border-bottom="none" fo:background-color="transparent" fo:wrap-option="wrap" fo:border-left="0.018cm solid #000080" fo:border-right="0.088cm solid #000080" fo:border-top="none" style:vertical-align="middle"/>
      <style:text-properties fo:color="#4c4c4c" style:font-name="Meiryo UI" fo:font-size="12pt" style:font-name-asian="Meiryo UI" style:font-size-asian="12pt" style:font-size-complex="12pt"/>
    </style:style>
    <style:style style:name="ce414" style:family="table-cell" style:parent-style-name="Default">
      <style:table-cell-properties fo:border-bottom="none"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15" style:family="table-cell" style:parent-style-name="Default">
      <style:table-cell-properties fo:border-bottom="0.088cm solid #000080"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16" style:family="table-cell" style:parent-style-name="Default">
      <style:table-cell-properties fo:border="none" style:vertical-align="middle"/>
      <style:text-properties style:font-name="Meiryo UI" style:font-name-asian="Meiryo UI"/>
    </style:style>
    <style:style style:name="ce417" style:family="table-cell" style:parent-style-name="Default">
      <style:table-cell-properties style:vertical-align="middle"/>
      <style:text-properties fo:color="#4c4c4c" style:font-name="Meiryo UI" fo:font-size="12pt" style:font-name-asian="Meiryo UI" style:font-size-asian="12pt" style:font-name-complex="Mangal" style:font-size-complex="12pt"/>
    </style:style>
    <style:style style:name="ce41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Meiryo UI" fo:font-size="34pt" fo:font-style="normal" fo:text-shadow="none" style:text-underline-style="none" fo:font-weight="bold" style:font-name-asian="Meiryo UI" style:font-size-asian="34pt" style:font-style-asian="normal" style:font-weight-asian="bold" style:font-size-complex="34pt" style:font-style-complex="normal" style:font-weight-complex="bold"/>
    </style:style>
    <style:style style:name="ce419" style:family="table-cell" style:parent-style-name="Default" style:data-style-name="N11">
      <style:table-cell-properties fo:border="none" style:vertical-align="middle"/>
      <style:text-properties style:font-name="Meiryo UI" style:font-name-asian="Meiryo UI"/>
    </style:style>
    <style:style style:name="ce420" style:family="table-cell" style:parent-style-name="Default">
      <style:table-cell-properties style:text-align-source="fix" style:repeat-content="false" style:vertical-align="automatic"/>
      <style:paragraph-properties fo:text-align="center" fo:margin-left="0cm"/>
      <style:text-properties style:font-name="Meiryo UI" fo:font-size="10pt" style:font-name-asian="Meiryo UI" style:font-size-asian="10pt" style:font-size-complex="10pt"/>
    </style:style>
    <style:style style:name="ce421" style:family="table-cell" style:parent-style-name="Default">
      <style:table-cell-properties style:text-align-source="fix" style:repeat-content="false" style:vertical-align="middle"/>
      <style:paragraph-properties fo:text-align="start"/>
      <style:text-properties style:font-name="Meiryo UI" fo:font-size="10pt" style:font-name-asian="Meiryo UI" style:font-size-asian="10pt" style:font-size-complex="10pt"/>
    </style:style>
    <style:style style:name="ce422" style:family="table-cell" style:parent-style-name="Default">
      <style:table-cell-properties fo:border-bottom="none" fo:border-left="none" fo:border-right="0.088cm solid #000080" fo:border-top="none" style:vertical-align="middle"/>
      <style:text-properties style:font-name="Meiryo UI" fo:font-size="15pt" style:font-name-asian="Meiryo UI" style:font-size-asian="15pt" style:font-size-complex="15pt"/>
    </style:style>
    <style:style style:name="ce423" style:family="table-cell" style:parent-style-name="Default">
      <style:table-cell-properties fo:border-bottom="0.088cm solid #000080" fo:border-left="none" fo:border-right="none" fo:border-top="none" style:vertical-align="middle"/>
      <style:text-properties style:font-name="Meiryo UI" fo:font-size="10pt" style:font-name-asian="Meiryo UI" style:font-size-asian="10pt" style:font-size-complex="10pt"/>
    </style:style>
    <style:style style:name="ce424" style:family="table-cell" style:parent-style-name="Default">
      <style:table-cell-properties fo:border-bottom="none" fo:border-left="none" fo:border-right="0.088cm solid #000080" fo:border-top="none"/>
    </style:style>
    <style:style style:name="ce425" style:family="table-cell" style:parent-style-name="Default">
      <style:table-cell-properties fo:border-bottom="0.088cm solid #000080" fo:border-left="none" fo:border-right="0.088cm solid #000080" fo:border-top="none" style:vertical-align="middle"/>
      <style:text-properties style:font-name="Meiryo UI" fo:font-size="10pt" style:font-name-asian="Meiryo UI" style:font-size-asian="10pt" style:font-size-complex="10pt"/>
    </style:style>
    <style:style style:name="ce426" style:family="table-cell" style:parent-style-name="Default">
      <style:table-cell-properties fo:border-bottom="none" fo:border-left="none" fo:border-right="none" fo:border-top="0.002cm solid #000000" style:vertical-align="middle"/>
      <style:text-properties style:font-name="Meiryo UI" style:font-name-asian="Meiryo UI"/>
    </style:style>
    <style:style style:name="ce427" style:family="table-cell" style:parent-style-name="Default">
      <style:table-cell-properties style:text-align-source="fix" style:repeat-content="false" style:vertical-align="middle"/>
      <style:paragraph-properties fo:text-align="start" fo:margin-left="0cm"/>
      <style:text-properties style:font-name="Meiryo UI" style:font-name-asian="Meiryo UI"/>
    </style:style>
    <style:style style:name="ce428" style:family="table-cell" style:parent-style-name="Default">
      <style:table-cell-properties fo:border-bottom="none" fo:border-left="none" fo:border-right="0.088cm solid #000080" fo:border-top="none" style:vertical-align="middle"/>
      <style:text-properties fo:color="#4c4c4c" style:font-name="Meiryo UI" fo:font-size="15pt" style:font-name-asian="Meiryo UI" style:font-size-asian="15pt" style:font-size-complex="15pt"/>
    </style:style>
    <style:style style:name="ta_extref" style:family="table">
      <style:table-properties table:display="false"/>
    </style:style>
    <style:style style:name="T1" style:family="text">
      <style:text-properties fo:font-size="11pt" style:font-size-asian="11pt" style:font-size-complex="11pt"/>
    </style:style>
  </office:automatic-styles>
  <office:body>
    <office:spreadsheet>
      <table:table table:name="sheet0" table:style-name="ta1" table:print-ranges="sheet0.A1:sheet0.V174">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number-columns-repeated="2" table:default-cell-style-name="ce1"/>
        <table:table-column table:style-name="co2" table:number-columns-repeated="3" table:default-cell-style-name="ce1"/>
        <table:table-column table:style-name="co5" table:default-cell-style-name="ce3"/>
        <table:table-column table:style-name="co5" table:visibility="collapse" table:default-cell-style-name="ce1"/>
        <table:table-column table:style-name="co6" table:default-cell-style-name="ce1"/>
        <table:table-column table:style-name="co2" table:default-cell-style-name="ce1"/>
        <table:table-column table:style-name="co7" table:number-columns-repeated="2" table:default-cell-style-name="ce1"/>
        <table:table-column table:style-name="co2" table:number-columns-repeated="6" table:default-cell-style-name="ce1"/>
        <table:table-column table:style-name="co5" table:number-columns-repeated="2" table:default-cell-style-name="ce416"/>
        <table:table-column table:style-name="co8" table:default-cell-style-name="ce416"/>
        <table:table-column table:style-name="co8" table:default-cell-style-name="ce1"/>
        <table:table-column table:style-name="co8" table:default-cell-style-name="ce427"/>
        <table:table-column table:style-name="co8" table:default-cell-style-name="ce1"/>
        <table:table-column table:style-name="co8" table:default-cell-style-name="ce427"/>
        <table:table-column table:style-name="co9" table:number-columns-repeated="974" table:default-cell-style-name="ce1"/>
        <table:table-row table:style-name="ro1">
          <table:table-cell table:number-columns-repeated="23"/>
          <table:table-cell table:style-name="ce426" table:number-columns-repeated="2"/>
          <table:table-cell table:number-columns-repeated="978"/>
        </table:table-row>
        <table:table-row table:style-name="ro2">
          <table:table-cell/>
          <table:table-cell table:style-name="ce2"/>
          <table:table-cell table:style-name="ce50" table:number-columns-repeated="4"/>
          <table:table-cell table:style-name="ce155"/>
          <table:table-cell table:style-name="ce2"/>
          <table:table-cell table:style-name="ce50" table:number-columns-repeated="2"/>
          <table:table-cell table:style-name="ce199"/>
          <table:table-cell table:style-name="ce50" table:number-columns-repeated="11"/>
          <table:table-cell/>
          <table:table-cell table:style-name="ce418"/>
          <table:table-cell table:style-name="Default"/>
          <table:table-cell table:style-name="ce418"/>
          <table:table-cell table:number-columns-repeated="977"/>
        </table:table-row>
        <table:table-row table:style-name="ro3">
          <table:table-cell/>
          <table:table-cell table:style-name="ce4" office:value-type="string" table:number-columns-spanned="2" table:number-rows-spanned="2">
            <text:p>氏名</text:p>
          </table:table-cell>
          <table:covered-table-cell table:style-name="ce51"/>
          <table:table-cell table:style-name="ce75" office:value-type="string" table:number-columns-spanned="7" table:number-rows-spanned="2">
            <text:p>@@患者台帳.氏名@@</text:p>
          </table:table-cell>
          <table:covered-table-cell table:style-name="ce87"/>
          <table:covered-table-cell table:style-name="ce87"/>
          <table:covered-table-cell table:style-name="ce87"/>
          <table:covered-table-cell table:style-name="ce87"/>
          <table:covered-table-cell table:style-name="ce87"/>
          <table:covered-table-cell table:style-name="ce193"/>
          <table:table-cell table:style-name="ce200" office:value-type="string" table:number-columns-spanned="2" table:number-rows-spanned="1">
            <text:p>今回</text:p>
          </table:table-cell>
          <table:covered-table-cell table:style-name="ce51"/>
          <table:table-cell table:style-name="ce253" office:value-type="string" table:number-columns-spanned="7" table:number-rows-spanned="1">
            <text:p>@@PRESCRIPTION_DATE@@</text:p>
          </table:table-cell>
          <table:covered-table-cell table:style-name="ce266"/>
          <table:covered-table-cell table:style-name="ce266"/>
          <table:covered-table-cell table:style-name="ce266"/>
          <table:covered-table-cell table:style-name="ce266"/>
          <table:covered-table-cell table:style-name="ce266"/>
          <table:covered-table-cell table:style-name="ce396"/>
          <table:table-cell table:style-name="ce416"/>
          <table:table-cell table:style-name="ce418"/>
          <table:table-cell table:style-name="ce416"/>
          <table:table-cell table:style-name="ce1"/>
          <table:table-cell table:style-name="ce427"/>
          <table:table-cell table:style-name="ce54" office:value-type="string">
            <text:p><text:s/></text:p>
          </table:table-cell>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covered-table-cell table:style-name="ce5"/>
          <table:covered-table-cell table:style-name="ce52"/>
          <table:covered-table-cell table:style-name="ce76"/>
          <table:covered-table-cell table:style-name="ce88"/>
          <table:covered-table-cell table:style-name="ce88"/>
          <table:covered-table-cell table:style-name="ce88"/>
          <table:covered-table-cell table:style-name="ce88"/>
          <table:covered-table-cell table:style-name="ce88"/>
          <table:covered-table-cell table:style-name="ce194"/>
          <table:table-cell table:style-name="ce201" office:value-type="string" table:number-columns-spanned="2" table:number-rows-spanned="1">
            <text:p>前回</text:p>
          </table:table-cell>
          <table:covered-table-cell table:style-name="ce230"/>
          <table:table-cell table:style-name="ce254" office:value-type="string" table:number-columns-spanned="7" table:number-rows-spanned="1">
            <text:p>@@PREORDERDATE@@</text:p>
          </table:table-cell>
          <table:covered-table-cell table:style-name="ce267"/>
          <table:covered-table-cell table:style-name="ce267"/>
          <table:covered-table-cell table:style-name="ce267"/>
          <table:covered-table-cell table:style-name="ce267"/>
          <table:covered-table-cell table:style-name="ce267"/>
          <table:covered-table-cell table:style-name="ce397"/>
          <table:table-cell table:style-name="ce416" table:number-columns-repeated="3"/>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table-cell table:style-name="ce6" office:value-type="string" table:number-columns-spanned="2" table:number-rows-spanned="2">
            <text:p>住所</text:p>
          </table:table-cell>
          <table:covered-table-cell table:style-name="ce52"/>
          <table:table-cell table:style-name="ce77" office:value-type="string" table:number-columns-spanned="7" table:number-rows-spanned="1">
            <text:p>@@患者台帳.氏名@@</text:p>
          </table:table-cell>
          <table:covered-table-cell table:style-name="ce89"/>
          <table:covered-table-cell table:style-name="ce76"/>
          <table:covered-table-cell table:style-name="ce76"/>
          <table:covered-table-cell table:style-name="ce76"/>
          <table:covered-table-cell table:style-name="ce76"/>
          <table:covered-table-cell table:style-name="ce195"/>
          <table:table-cell table:style-name="ce202" table:number-columns-spanned="9" table:number-rows-spanned="1"/>
          <table:covered-table-cell table:style-name="ce231"/>
          <table:covered-table-cell table:style-name="ce231"/>
          <table:covered-table-cell table:style-name="ce268"/>
          <table:covered-table-cell table:style-name="ce268"/>
          <table:covered-table-cell table:style-name="ce268"/>
          <table:covered-table-cell table:style-name="ce268"/>
          <table:covered-table-cell table:style-name="ce268"/>
          <table:covered-table-cell table:style-name="ce398"/>
          <table:table-cell table:style-name="ce416"/>
          <table:table-cell table:style-name="ce418"/>
          <table:table-cell table:style-name="ce416"/>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covered-table-cell table:style-name="ce6"/>
          <table:covered-table-cell table:style-name="ce52"/>
          <table:table-cell table:style-name="ce78" office:value-type="string" table:number-columns-spanned="7" table:number-rows-spanned="1">
            <text:p>@@PATIENT_ADDR2@@ @@PATIENT_ADDR1@@ <text:s/>@@PATIENT_ZIP@@ @@CTRY@@</text:p>
          </table:table-cell>
          <table:covered-table-cell table:style-name="ce89"/>
          <table:covered-table-cell table:style-name="ce76"/>
          <table:covered-table-cell table:style-name="ce76"/>
          <table:covered-table-cell table:style-name="ce76"/>
          <table:covered-table-cell table:style-name="ce76"/>
          <table:covered-table-cell table:style-name="ce195"/>
          <table:table-cell table:style-name="ce203" table:number-columns-spanned="9" table:number-rows-spanned="2"/>
          <table:covered-table-cell table:style-name="ce232"/>
          <table:covered-table-cell table:style-name="ce232"/>
          <table:covered-table-cell table:style-name="ce232"/>
          <table:covered-table-cell table:style-name="ce232"/>
          <table:covered-table-cell table:style-name="ce232"/>
          <table:covered-table-cell table:style-name="ce232"/>
          <table:covered-table-cell table:style-name="ce232"/>
          <table:covered-table-cell table:style-name="ce399"/>
          <table:table-cell table:style-name="ce416" table:number-columns-repeated="3"/>
          <table:table-cell table:style-name="ce1"/>
          <table:table-cell table:style-name="Default" office:value-type="string">
            <text:p><text:s/></text:p>
          </table:table-cell>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table-cell table:style-name="ce7" office:value-type="string" table:number-columns-spanned="2" table:number-rows-spanned="1">
            <text:p>電話番号</text:p>
          </table:table-cell>
          <table:covered-table-cell table:style-name="ce52"/>
          <table:table-cell table:style-name="ce79" office:value-type="string" table:number-columns-spanned="7" table:number-rows-spanned="1">
            <text:p>@@PTTEL@@</text:p>
          </table:table-cell>
          <table:covered-table-cell table:style-name="ce89"/>
          <table:covered-table-cell table:style-name="ce76"/>
          <table:covered-table-cell table:style-name="ce76"/>
          <table:covered-table-cell table:style-name="ce76"/>
          <table:covered-table-cell table:style-name="ce76"/>
          <table:covered-table-cell table:style-name="ce195"/>
          <table:covered-table-cell table:style-name="ce204"/>
          <table:covered-table-cell table:style-name="ce233"/>
          <table:covered-table-cell table:style-name="ce233"/>
          <table:covered-table-cell table:style-name="ce233"/>
          <table:covered-table-cell table:style-name="ce233"/>
          <table:covered-table-cell table:style-name="ce233"/>
          <table:covered-table-cell table:style-name="ce233"/>
          <table:covered-table-cell table:style-name="ce233"/>
          <table:covered-table-cell table:style-name="ce400"/>
          <table:table-cell table:style-name="ce416" table:number-columns-repeated="3"/>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table-cell table:style-name="ce6" office:value-type="string" table:number-columns-spanned="2" table:number-rows-spanned="1">
            <text:p>生年月日</text:p>
          </table:table-cell>
          <table:covered-table-cell table:style-name="ce52"/>
          <table:table-cell table:style-name="ce80" office:value-type="string" table:number-columns-spanned="7" table:number-rows-spanned="1">
            <text:p>@@PATIENT_DOB@@</text:p>
          </table:table-cell>
          <table:covered-table-cell table:style-name="ce89"/>
          <table:covered-table-cell table:style-name="ce76"/>
          <table:covered-table-cell table:style-name="ce76"/>
          <table:covered-table-cell table:style-name="ce76"/>
          <table:covered-table-cell table:style-name="ce76"/>
          <table:covered-table-cell table:style-name="ce195"/>
          <table:table-cell table:style-name="ce205" table:number-columns-spanned="9" table:number-rows-spanned="1"/>
          <table:covered-table-cell table:style-name="ce233"/>
          <table:covered-table-cell table:style-name="ce233"/>
          <table:covered-table-cell table:style-name="ce233"/>
          <table:covered-table-cell table:style-name="ce233"/>
          <table:covered-table-cell table:style-name="ce233"/>
          <table:covered-table-cell table:style-name="ce233"/>
          <table:covered-table-cell table:style-name="ce233"/>
          <table:covered-table-cell table:style-name="ce400"/>
          <table:table-cell table:style-name="ce416" table:number-columns-repeated="3"/>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table-cell table:style-name="ce6" office:value-type="string" table:number-columns-spanned="2" table:number-rows-spanned="1">
            <text:p>性別</text:p>
          </table:table-cell>
          <table:covered-table-cell table:style-name="ce52"/>
          <table:table-cell table:style-name="ce81" office:value-type="string" table:number-columns-spanned="7" table:number-rows-spanned="1">
            <text:p>@@PATIENT_SEX@@</text:p>
          </table:table-cell>
          <table:covered-table-cell table:style-name="ce89"/>
          <table:covered-table-cell table:style-name="ce76"/>
          <table:covered-table-cell table:style-name="ce76"/>
          <table:covered-table-cell table:style-name="ce76"/>
          <table:covered-table-cell table:style-name="ce76"/>
          <table:covered-table-cell table:style-name="ce195"/>
          <table:table-cell table:style-name="ce206" table:number-columns-spanned="9" table:number-rows-spanned="1"/>
          <table:covered-table-cell table:style-name="ce234"/>
          <table:covered-table-cell table:style-name="ce255"/>
          <table:covered-table-cell table:style-name="ce232"/>
          <table:covered-table-cell table:style-name="ce232"/>
          <table:covered-table-cell table:style-name="ce232"/>
          <table:covered-table-cell table:style-name="ce232"/>
          <table:covered-table-cell table:style-name="ce232"/>
          <table:covered-table-cell table:style-name="ce399"/>
          <table:table-cell table:style-name="ce416"/>
          <table:table-cell table:style-name="ce419"/>
          <table:table-cell table:style-name="ce416"/>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table-cell table:style-name="ce6" office:value-type="string" table:number-columns-spanned="2" table:number-rows-spanned="1">
            <text:p>個人コード</text:p>
          </table:table-cell>
          <table:covered-table-cell table:style-name="ce52"/>
          <table:table-cell table:style-name="ce82" office:value-type="string" table:number-columns-spanned="7" table:number-rows-spanned="1">
            <text:p>@@PATIENT_ID@@</text:p>
          </table:table-cell>
          <table:covered-table-cell table:style-name="ce89"/>
          <table:covered-table-cell table:style-name="ce132"/>
          <table:covered-table-cell table:style-name="ce76"/>
          <table:covered-table-cell table:style-name="ce76"/>
          <table:covered-table-cell table:style-name="ce76"/>
          <table:covered-table-cell table:style-name="ce195"/>
          <table:table-cell table:style-name="ce206" table:number-columns-spanned="9" table:number-rows-spanned="1"/>
          <table:covered-table-cell table:style-name="ce234"/>
          <table:covered-table-cell table:style-name="ce256"/>
          <table:covered-table-cell table:style-name="ce232"/>
          <table:covered-table-cell table:style-name="ce232"/>
          <table:covered-table-cell table:style-name="ce232"/>
          <table:covered-table-cell table:style-name="ce232"/>
          <table:covered-table-cell table:style-name="ce232"/>
          <table:covered-table-cell table:style-name="ce399"/>
          <table:table-cell table:style-name="ce416" table:number-columns-repeated="3"/>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3">
          <table:table-cell/>
          <table:table-cell table:style-name="ce6" office:value-type="string" table:number-columns-spanned="2" table:number-rows-spanned="1">
            <text:p>Package</text:p>
          </table:table-cell>
          <table:covered-table-cell table:style-name="ce52"/>
          <table:table-cell table:style-name="ce83" office:value-type="string" table:number-columns-spanned="7" table:number-rows-spanned="1">
            <text:p>@@CAT@@</text:p>
          </table:table-cell>
          <table:covered-table-cell table:style-name="ce89"/>
          <table:covered-table-cell table:style-name="ce76"/>
          <table:covered-table-cell table:style-name="ce76"/>
          <table:covered-table-cell table:style-name="ce76"/>
          <table:covered-table-cell table:style-name="ce76"/>
          <table:covered-table-cell table:style-name="ce195"/>
          <table:table-cell table:style-name="ce207" office:value-type="string" table:number-columns-spanned="2" table:number-rows-spanned="2">
            <text:p>担当医師:</text:p>
          </table:table-cell>
          <table:covered-table-cell table:style-name="ce235"/>
          <table:table-cell table:style-name="ce257" office:value-type="string" table:number-columns-spanned="7" table:number-rows-spanned="2">
            <text:p>@@DOCTOR@@</text:p>
          </table:table-cell>
          <table:covered-table-cell table:style-name="ce269"/>
          <table:covered-table-cell table:style-name="ce269"/>
          <table:covered-table-cell table:style-name="ce269"/>
          <table:covered-table-cell table:style-name="ce269"/>
          <table:covered-table-cell table:style-name="ce269"/>
          <table:covered-table-cell table:style-name="ce401"/>
          <table:table-cell table:style-name="ce416" table:number-columns-repeated="3"/>
          <table:table-cell table:style-name="ce1"/>
          <table:table-cell table:style-name="ce427"/>
          <table:table-cell table:style-name="ce1"/>
          <table:table-cell table:style-name="ce427"/>
          <table:table-cell table:style-name="ce1"/>
          <table:table-cell office:value-type="string">
            <text:p><text:s/></text:p>
          </table:table-cell>
          <table:table-cell table:style-name="ce1"/>
          <table:table-cell table:number-columns-repeated="971"/>
          <table:table-cell table:style-name="Default" table:number-columns-repeated="3"/>
        </table:table-row>
        <table:table-row table:style-name="ro3">
          <table:table-cell/>
          <table:table-cell table:style-name="ce8" office:value-type="string" table:number-columns-spanned="2" table:number-rows-spanned="1">
            <text:p>事業所名</text:p>
          </table:table-cell>
          <table:covered-table-cell table:style-name="ce53"/>
          <table:table-cell table:style-name="ce84" office:value-type="string" table:number-columns-spanned="7" table:number-rows-spanned="1">
            <text:p>@@PATIENT_OCC@@</text:p>
          </table:table-cell>
          <table:covered-table-cell table:style-name="ce90"/>
          <table:covered-table-cell table:style-name="ce133"/>
          <table:covered-table-cell table:style-name="ce133"/>
          <table:covered-table-cell table:style-name="ce133"/>
          <table:covered-table-cell table:style-name="ce133"/>
          <table:covered-table-cell table:style-name="ce196"/>
          <table:covered-table-cell table:style-name="ce208"/>
          <table:covered-table-cell table:style-name="ce236"/>
          <table:covered-table-cell table:style-name="ce258"/>
          <table:covered-table-cell table:style-name="ce270"/>
          <table:covered-table-cell table:style-name="ce270"/>
          <table:covered-table-cell table:style-name="ce270"/>
          <table:covered-table-cell table:style-name="ce270"/>
          <table:covered-table-cell table:style-name="ce270"/>
          <table:covered-table-cell table:style-name="ce402"/>
          <table:table-cell table:style-name="ce416" table:number-columns-repeated="3"/>
          <table:table-cell table:style-name="ce1"/>
          <table:table-cell table:style-name="ce427"/>
          <table:table-cell table:style-name="ce1"/>
          <table:table-cell table:style-name="ce427"/>
          <table:table-cell table:style-name="ce1"/>
          <table:table-cell/>
          <table:table-cell table:style-name="ce1"/>
          <table:table-cell table:number-columns-repeated="971"/>
          <table:table-cell table:style-name="Default" table:number-columns-repeated="3"/>
        </table:table-row>
        <table:table-row table:style-name="ro4">
          <table:table-cell/>
          <table:table-cell table:style-name="ce9" table:number-columns-repeated="9"/>
          <table:table-cell table:style-name="ce209" office:value-type="string">
            <text:p><text:s/></text:p>
          </table:table-cell>
          <table:table-cell table:style-name="ce209" office:value-type="string">
            <text:p>↑</text:p>
          </table:table-cell>
          <table:table-cell table:style-name="ce9" table:number-columns-repeated="2"/>
          <table:table-cell table:style-name="ce268" table:number-columns-repeated="8"/>
          <table:table-cell table:style-name="ce2" table:number-columns-repeated="2"/>
          <table:table-cell/>
          <table:table-cell table:style-name="ce2"/>
          <table:table-cell table:number-columns-repeated="977"/>
        </table:table-row>
        <table:table-row table:style-name="ro5">
          <table:table-cell/>
          <table:table-cell table:style-name="ce10" office:value-type="string" table:number-columns-spanned="2" table:number-rows-spanned="1">
            <text:p>[総合評価]</text:p>
          </table:table-cell>
          <table:covered-table-cell table:style-name="ce54"/>
          <table:table-cell table:style-name="ce54" table:number-columns-repeated="7"/>
          <table:table-cell table:style-name="ce210" office:value-type="string">
            <text:p><text:s/></text:p>
          </table:table-cell>
          <table:table-cell table:style-name="ce210" office:value-type="string">
            <text:p>HIDE LATER</text:p>
          </table:table-cell>
          <table:table-cell table:style-name="ce54" table:number-columns-repeated="10"/>
          <table:table-cell table:style-name="ce2" table:number-columns-repeated="2"/>
          <table:table-cell table:number-columns-repeated="979"/>
        </table:table-row>
        <table:table-row table:style-name="ro6">
          <table:table-cell table:style-name="ce2" table:number-columns-repeated="10"/>
          <table:table-cell table:style-name="ce211" office:value-type="string">
            <text:p><text:s/></text:p>
          </table:table-cell>
          <table:table-cell table:style-name="ce211" office:value-type="string">
            <text:p>↓</text:p>
          </table:table-cell>
          <table:table-cell table:style-name="ce2" table:number-columns-repeated="991"/>
        </table:table-row>
        <table:table-row table:style-name="ro7">
          <table:table-cell/>
          <table:table-cell table:style-name="ce11"/>
          <table:table-cell table:style-name="ce55"/>
          <table:table-cell table:style-name="ce85"/>
          <table:table-cell table:style-name="ce55"/>
          <table:table-cell table:style-name="ce85"/>
          <table:table-cell table:number-columns-repeated="4"/>
          <table:table-cell table:style-name="ce1"/>
          <table:table-cell table:number-columns-repeated="11"/>
          <table:table-cell table:style-name="ce1" table:number-columns-repeated="3"/>
          <table:table-cell/>
          <table:table-cell table:style-name="ce1"/>
          <table:table-cell/>
          <table:table-cell table:style-name="ce1"/>
          <table:table-cell table:number-columns-repeated="951"/>
          <table:table-cell table:style-name="Default" table:number-columns-repeated="23"/>
        </table:table-row>
        <table:table-row table:style-name="ro8">
          <table:table-cell/>
          <table:table-cell table:style-name="ce12" office:value-type="string">
            <text:p>分類</text:p>
          </table:table-cell>
          <table:table-cell table:style-name="ce56" office:value-type="string" table:number-columns-spanned="2" table:number-rows-spanned="1">
            <text:p>検査項目</text:p>
          </table:table-cell>
          <table:covered-table-cell table:style-name="ce86"/>
          <table:table-cell table:style-name="ce91" office:value-type="string">
            <text:p>判定</text:p>
          </table:table-cell>
          <table:table-cell table:style-name="ce134" table:number-columns-repeated="2"/>
          <table:table-cell table:style-name="ce12" office:value-type="string">
            <text:p>分類</text:p>
          </table:table-cell>
          <table:table-cell table:style-name="ce56" office:value-type="string" table:number-columns-spanned="2" table:number-rows-spanned="1">
            <text:p>検査項目</text:p>
          </table:table-cell>
          <table:covered-table-cell table:style-name="ce86"/>
          <table:table-cell table:style-name="ce212" office:value-type="string">
            <text:p>判定</text:p>
          </table:table-cell>
          <table:table-cell table:style-name="ce11" table:number-columns-repeated="2"/>
          <table:table-cell table:style-name="ce2" table:number-columns-repeated="4"/>
          <table:table-cell table:number-columns-repeated="5"/>
          <table:table-cell table:style-name="ce1" table:number-columns-repeated="3"/>
          <table:table-cell/>
          <table:table-cell table:style-name="ce1"/>
          <table:table-cell/>
          <table:table-cell table:style-name="ce1"/>
          <table:table-cell table:number-columns-repeated="962"/>
          <table:table-cell table:style-name="Default" table:number-columns-repeated="12"/>
        </table:table-row>
        <table:table-row table:style-name="ro9">
          <table:table-cell/>
          <table:table-cell table:style-name="ce13" office:value-type="string" table:number-columns-spanned="1" table:number-rows-spanned="3">
            <text:p>計測</text:p>
          </table:table-cell>
          <table:table-cell table:style-name="ce57" office:value-type="string" table:number-columns-spanned="2" table:number-rows-spanned="1">
            <text:p>BMI</text:p>
          </table:table-cell>
          <table:covered-table-cell table:style-name="ce57"/>
          <table:table-cell table:style-name="ce85" office:value-type="string">
            <text:p>@@h1@@</text:p>
          </table:table-cell>
          <table:table-cell table:style-name="ce135" table:number-columns-repeated="2"/>
          <table:table-cell table:style-name="ce172" office:value-type="string" table:number-columns-spanned="1" table:number-rows-spanned="13">
            <text:p>血液・尿検査</text:p>
          </table:table-cell>
          <table:table-cell table:style-name="ce57" office:value-type="string" table:number-columns-spanned="2" table:number-rows-spanned="1">
            <text:p>貧血</text:p>
          </table:table-cell>
          <table:covered-table-cell table:style-name="ce57"/>
          <table:table-cell table:style-name="ce85" office:value-type="string">
            <text:p>@@h3@@</text:p>
          </table:table-cell>
          <table:table-cell table:style-name="ce237" office:value-type="date" office:date-value="2014-03-02">
            <text:p>2014/03/02</text:p>
          </table:table-cell>
          <table:table-cell table:style-name="ce11"/>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4"/>
          <table:table-cell table:style-name="ce57" office:value-type="string" table:number-columns-spanned="2" table:number-rows-spanned="1">
            <text:p>腹囲</text:p>
          </table:table-cell>
          <table:covered-table-cell table:style-name="ce57"/>
          <table:table-cell table:style-name="ce85" office:value-type="string">
            <text:p>@@ss6@@</text:p>
          </table:table-cell>
          <table:table-cell table:style-name="ce135" table:number-columns-repeated="2"/>
          <table:covered-table-cell table:style-name="ce173"/>
          <table:table-cell table:style-name="ce185" office:value-type="string" table:number-columns-spanned="2" table:number-rows-spanned="1">
            <text:p>血液一般</text:p>
          </table:table-cell>
          <table:covered-table-cell table:style-name="ce57"/>
          <table:table-cell table:style-name="ce85" office:value-type="string">
            <text:p>@@k409@@</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聴力</text:p>
          </table:table-cell>
          <table:covered-table-cell table:style-name="ce57"/>
          <table:table-cell table:style-name="ce85" office:value-type="string">
            <text:p>@@k410@@</text:p>
          </table:table-cell>
          <table:table-cell table:style-name="ce135" table:number-columns-repeated="2"/>
          <table:covered-table-cell table:style-name="ce173"/>
          <table:table-cell table:style-name="ce57" office:value-type="string" table:number-columns-spanned="2" table:number-rows-spanned="1">
            <text:p>脂質代謝</text:p>
          </table:table-cell>
          <table:covered-table-cell table:style-name="ce57"/>
          <table:table-cell table:style-name="ce85" office:value-type="string">
            <text:p>@@k404@@</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table-cell table:style-name="ce13" office:value-type="string" table:number-columns-spanned="1" table:number-rows-spanned="2">
            <text:p>眼科</text:p>
          </table:table-cell>
          <table:table-cell table:style-name="ce57" office:value-type="string" table:number-columns-spanned="2" table:number-rows-spanned="1">
            <text:p>眼底</text:p>
          </table:table-cell>
          <table:covered-table-cell table:style-name="ce57"/>
          <table:table-cell table:style-name="ce85" office:value-type="string">
            <text:p>@@h4@@</text:p>
          </table:table-cell>
          <table:table-cell table:style-name="ce135" table:number-columns-repeated="2"/>
          <table:covered-table-cell table:style-name="ce173"/>
          <table:table-cell table:style-name="ce57" office:value-type="string" table:number-columns-spanned="2" table:number-rows-spanned="1">
            <text:p>肝臓機能</text:p>
          </table:table-cell>
          <table:covered-table-cell table:style-name="ce57"/>
          <table:table-cell table:style-name="ce85" office:value-type="string">
            <text:p>@@k406@@</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視力</text:p>
          </table:table-cell>
          <table:covered-table-cell table:style-name="ce57"/>
          <table:table-cell table:style-name="ce85" office:value-type="string">
            <text:p>@@k414@@</text:p>
          </table:table-cell>
          <table:table-cell table:style-name="ce135" table:number-columns-repeated="2"/>
          <table:covered-table-cell table:style-name="ce173"/>
          <table:table-cell table:style-name="ce57" office:value-type="string" table:number-columns-spanned="2" table:number-rows-spanned="1">
            <text:p>膵臓機能</text:p>
          </table:table-cell>
          <table:covered-table-cell table:style-name="ce57"/>
          <table:table-cell table:style-name="ce85" office:value-type="string">
            <text:p>@@k405@@</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table-cell table:style-name="ce13" office:value-type="string" table:number-columns-spanned="1" table:number-rows-spanned="2">
            <text:p>呼吸器系</text:p>
          </table:table-cell>
          <table:table-cell table:style-name="ce57" office:value-type="string" table:number-columns-spanned="2" table:number-rows-spanned="1">
            <text:p>肺活量</text:p>
          </table:table-cell>
          <table:covered-table-cell table:style-name="ce57"/>
          <table:table-cell table:style-name="ce85" office:value-type="string">
            <text:p>@@h2@@</text:p>
          </table:table-cell>
          <table:table-cell table:style-name="ce135" table:number-columns-repeated="2"/>
          <table:covered-table-cell table:style-name="ce173"/>
          <table:table-cell table:style-name="ce57" office:value-type="string" table:number-columns-spanned="2" table:number-rows-spanned="1">
            <text:p>腎臓機能</text:p>
          </table:table-cell>
          <table:covered-table-cell table:style-name="ce57"/>
          <table:table-cell table:style-name="ce85" office:value-type="string">
            <text:p>@@k408@@</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8" office:value-type="string" table:number-columns-spanned="2" table:number-rows-spanned="1">
            <text:p>胸部Ｘ線(肺）</text:p>
          </table:table-cell>
          <table:covered-table-cell table:style-name="ce57"/>
          <table:table-cell table:style-name="ce85" office:value-type="string">
            <text:p>@@k500@@</text:p>
          </table:table-cell>
          <table:table-cell table:style-name="ce135" table:number-columns-repeated="2"/>
          <table:covered-table-cell table:style-name="ce173"/>
          <table:table-cell table:style-name="ce57" office:value-type="string" table:number-columns-spanned="2" table:number-rows-spanned="1">
            <text:p>糖代謝</text:p>
          </table:table-cell>
          <table:covered-table-cell table:style-name="ce57"/>
          <table:table-cell table:style-name="ce85" office:value-type="string">
            <text:p>@@k407@@</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table-cell table:style-name="ce13" office:value-type="string" table:number-columns-spanned="1" table:number-rows-spanned="3">
            <text:p>循環器系</text:p>
          </table:table-cell>
          <table:table-cell table:style-name="ce57" office:value-type="string" table:number-columns-spanned="2" table:number-rows-spanned="1">
            <text:p>血圧</text:p>
          </table:table-cell>
          <table:covered-table-cell table:style-name="ce57"/>
          <table:table-cell table:style-name="ce85" office:value-type="string">
            <text:p>@@h5@@</text:p>
          </table:table-cell>
          <table:table-cell table:style-name="ce135" table:number-columns-repeated="2"/>
          <table:covered-table-cell table:style-name="ce173"/>
          <table:table-cell table:style-name="ce57" office:value-type="string" table:number-columns-spanned="2" table:number-rows-spanned="1">
            <text:p>電解質</text:p>
          </table:table-cell>
          <table:covered-table-cell table:style-name="ce57"/>
          <table:table-cell table:style-name="ce85" office:value-type="string">
            <text:p>@@h6@@</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心電図</text:p>
          </table:table-cell>
          <table:covered-table-cell table:style-name="ce57"/>
          <table:table-cell table:style-name="ce92" office:value-type="string">
            <text:p>@@k502@@</text:p>
          </table:table-cell>
          <table:table-cell table:style-name="ce135" table:number-columns-repeated="2"/>
          <table:covered-table-cell table:style-name="ce173"/>
          <table:table-cell table:style-name="ce186" office:value-type="string" table:number-columns-spanned="2" table:number-rows-spanned="1">
            <text:p>甲状腺機能</text:p>
          </table:table-cell>
          <table:covered-table-cell table:style-name="ce57"/>
          <table:table-cell table:style-name="ce85" office:value-type="string">
            <text:p>@@k411@@</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8" office:value-type="string" table:number-columns-spanned="2" table:number-rows-spanned="1">
            <text:p>胸部Ｘ線(心）</text:p>
          </table:table-cell>
          <table:covered-table-cell table:style-name="ce57"/>
          <table:table-cell table:style-name="ce92" office:value-type="string">
            <text:p>@@k501@@</text:p>
          </table:table-cell>
          <table:table-cell table:style-name="ce135" table:number-columns-repeated="2"/>
          <table:covered-table-cell table:style-name="ce173"/>
          <table:table-cell table:style-name="ce57" office:value-type="string" table:number-columns-spanned="2" table:number-rows-spanned="1">
            <text:p>痛風反応</text:p>
          </table:table-cell>
          <table:covered-table-cell table:style-name="ce57"/>
          <table:table-cell table:style-name="ce85" office:value-type="string">
            <text:p>@@k417@@</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table-cell table:style-name="ce13" office:value-type="string" table:number-columns-spanned="1" table:number-rows-spanned="6">
            <text:p>消化器系</text:p>
          </table:table-cell>
          <table:table-cell table:style-name="ce57" office:value-type="string" table:number-columns-spanned="2" table:number-rows-spanned="1">
            <text:p>便潜血反応</text:p>
          </table:table-cell>
          <table:covered-table-cell table:style-name="ce57"/>
          <table:table-cell table:style-name="ce85" office:value-type="string">
            <text:p>@@h8@@</text:p>
          </table:table-cell>
          <table:table-cell table:style-name="ce135" table:number-columns-repeated="2"/>
          <table:covered-table-cell table:style-name="ce173"/>
          <table:table-cell table:style-name="ce57" office:value-type="string" table:number-columns-spanned="2" table:number-rows-spanned="1">
            <text:p>腫瘍マーカー</text:p>
          </table:table-cell>
          <table:covered-table-cell table:style-name="ce57"/>
          <table:table-cell table:style-name="ce85" office:value-type="string">
            <text:p>@@h10@@</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直腸診</text:p>
          </table:table-cell>
          <table:covered-table-cell table:style-name="ce57"/>
          <table:table-cell table:style-name="ce85" office:value-type="string">
            <text:p>@@k418@@</text:p>
          </table:table-cell>
          <table:table-cell table:style-name="ce135" table:number-columns-repeated="2"/>
          <table:covered-table-cell table:style-name="ce173"/>
          <table:table-cell table:style-name="ce57" office:value-type="string" table:number-columns-spanned="2" table:number-rows-spanned="1">
            <text:p>炎症反応</text:p>
          </table:table-cell>
          <table:covered-table-cell table:style-name="ce57"/>
          <table:table-cell table:style-name="ce85" office:value-type="string">
            <text:p>@@h11@@</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胃部Ｘ線</text:p>
          </table:table-cell>
          <table:covered-table-cell table:style-name="ce57"/>
          <table:table-cell table:style-name="ce85" office:value-type="string">
            <text:p>@@k504@@</text:p>
          </table:table-cell>
          <table:table-cell table:style-name="ce135" table:number-columns-repeated="2"/>
          <table:covered-table-cell table:style-name="ce172"/>
          <table:table-cell table:style-name="ce57" office:value-type="string" table:number-columns-spanned="2" table:number-rows-spanned="1">
            <text:p>尿検査</text:p>
          </table:table-cell>
          <table:covered-table-cell table:style-name="ce57"/>
          <table:table-cell table:style-name="ce85" office:value-type="string">
            <text:p>@@h7@@</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腹部超音波</text:p>
          </table:table-cell>
          <table:covered-table-cell table:style-name="ce57"/>
          <table:table-cell table:style-name="ce92" office:value-type="string">
            <text:p>@@k510@@</text:p>
          </table:table-cell>
          <table:table-cell table:style-name="ce135" table:number-columns-repeated="2"/>
          <table:table-cell table:style-name="ce172" office:value-type="string" table:number-columns-spanned="1" table:number-rows-spanned="2">
            <text:p>脳神経</text:p>
          </table:table-cell>
          <table:table-cell table:style-name="ce57" office:value-type="string" table:number-columns-spanned="2" table:number-rows-spanned="1">
            <text:p>頚動脈超音波</text:p>
          </table:table-cell>
          <table:covered-table-cell table:style-name="ce57"/>
          <table:table-cell table:style-name="ce92" office:value-type="string">
            <text:p>@@k1002@@</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3"/>
          <table:table-cell table:style-name="ce57" office:value-type="string" table:number-columns-spanned="2" table:number-rows-spanned="1">
            <text:p>胃内視鏡</text:p>
          </table:table-cell>
          <table:covered-table-cell table:style-name="ce57"/>
          <table:table-cell table:style-name="ce92" office:value-type="string">
            <text:p>@@k506@@</text:p>
          </table:table-cell>
          <table:table-cell table:style-name="ce2"/>
          <table:table-cell table:style-name="ce135"/>
          <table:covered-table-cell table:style-name="ce174"/>
          <table:table-cell table:style-name="ce187" office:value-type="string" table:number-columns-spanned="2" table:number-rows-spanned="1">
            <text:p>頭部MRI/MRA</text:p>
          </table:table-cell>
          <table:covered-table-cell table:style-name="ce57"/>
          <table:table-cell table:style-name="ce85" office:value-type="string">
            <text:p>@@k560@@</text:p>
          </table:table-cell>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covered-table-cell table:style-name="ce15"/>
          <table:table-cell table:style-name="ce57" office:value-type="string" table:number-columns-spanned="2" table:number-rows-spanned="1">
            <text:p>大腸内視鏡</text:p>
          </table:table-cell>
          <table:covered-table-cell table:style-name="ce57"/>
          <table:table-cell table:style-name="ce92" office:value-type="string">
            <text:p>@@k508@@</text:p>
          </table:table-cell>
          <table:table-cell table:style-name="ce2"/>
          <table:table-cell table:style-name="ce156"/>
          <table:table-cell table:style-name="ce174" office:value-type="string" table:number-columns-spanned="1" table:number-rows-spanned="3">
            <text:p>その他</text:p>
          </table:table-cell>
          <table:table-cell table:style-name="ce57" table:number-columns-spanned="2" table:number-rows-spanned="1"/>
          <table:covered-table-cell table:style-name="ce57"/>
          <table:table-cell table:style-name="ce85"/>
          <table:table-cell table:style-name="ce11" table:number-columns-repeated="2"/>
          <table:table-cell table:style-name="ce2" table:number-columns-repeated="3"/>
          <table:table-cell table:number-columns-repeated="6"/>
          <table:table-cell table:style-name="ce1" table:number-columns-repeated="3"/>
          <table:table-cell/>
          <table:table-cell table:style-name="ce1"/>
          <table:table-cell/>
          <table:table-cell table:style-name="ce1"/>
          <table:table-cell table:number-columns-repeated="961"/>
          <table:table-cell table:style-name="Default" table:number-columns-repeated="13"/>
        </table:table-row>
        <table:table-row table:style-name="ro9">
          <table:table-cell/>
          <table:table-cell table:style-name="ce15" office:value-type="string" table:number-columns-spanned="1" table:number-rows-spanned="2">
            <text:p>婦人科系</text:p>
          </table:table-cell>
          <table:table-cell table:style-name="ce57" office:value-type="string" table:number-columns-spanned="2" table:number-rows-spanned="1">
            <text:p>乳房</text:p>
          </table:table-cell>
          <table:covered-table-cell table:style-name="ce57"/>
          <table:table-cell table:style-name="ce85" office:value-type="string">
            <text:p>@@k412@@</text:p>
          </table:table-cell>
          <table:table-cell table:style-name="ce2"/>
          <table:table-cell table:style-name="ce156"/>
          <table:covered-table-cell table:style-name="ce173"/>
          <table:table-cell table:style-name="ce188" table:number-columns-spanned="2" table:number-rows-spanned="1"/>
          <table:covered-table-cell table:style-name="ce188"/>
          <table:table-cell table:style-name="ce2"/>
          <table:table-cell table:style-name="ce2"/>
          <table:table-cell table:style-name="ce11"/>
          <table:table-cell table:style-name="ce2" table:number-columns-repeated="4"/>
          <table:table-cell table:number-columns-repeated="5"/>
          <table:table-cell table:style-name="ce1" table:number-columns-repeated="3"/>
          <table:table-cell/>
          <table:table-cell table:style-name="ce1"/>
          <table:table-cell/>
          <table:table-cell table:style-name="ce1"/>
          <table:table-cell table:number-columns-repeated="962"/>
          <table:table-cell table:style-name="Default" table:number-columns-repeated="12"/>
        </table:table-row>
        <table:table-row table:style-name="ro9">
          <table:table-cell/>
          <table:covered-table-cell table:style-name="ce16"/>
          <table:table-cell table:style-name="ce59" office:value-type="string" table:number-columns-spanned="2" table:number-rows-spanned="1">
            <text:p>子宮</text:p>
          </table:table-cell>
          <table:covered-table-cell table:style-name="ce59"/>
          <table:table-cell table:style-name="ce85" office:value-type="string">
            <text:p>@@k413@@</text:p>
          </table:table-cell>
          <table:table-cell table:style-name="ce2"/>
          <table:table-cell table:style-name="ce156"/>
          <table:covered-table-cell table:style-name="ce175"/>
          <table:table-cell table:style-name="ce189" table:number-columns-spanned="2" table:number-rows-spanned="1"/>
          <table:covered-table-cell table:style-name="ce189"/>
          <table:table-cell table:style-name="ce2"/>
          <table:table-cell table:style-name="ce2"/>
          <table:table-cell table:style-name="ce11"/>
          <table:table-cell table:style-name="ce2" table:number-columns-repeated="4"/>
          <table:table-cell table:number-columns-repeated="5"/>
          <table:table-cell table:style-name="ce1" table:number-columns-repeated="3"/>
          <table:table-cell/>
          <table:table-cell table:style-name="ce1"/>
          <table:table-cell/>
          <table:table-cell table:style-name="ce1"/>
          <table:table-cell table:number-columns-repeated="962"/>
          <table:table-cell table:style-name="Default" table:number-columns-repeated="12"/>
        </table:table-row>
        <table:table-row table:style-name="ro10">
          <table:table-cell table:style-name="ce3"/>
          <table:table-cell table:style-name="ce17" table:number-columns-repeated="7"/>
          <table:table-cell table:style-name="ce3" table:number-columns-repeated="2"/>
          <table:table-cell table:style-name="ce2"/>
          <table:table-cell table:style-name="ce3" table:number-columns-repeated="11"/>
          <table:table-cell table:style-name="ce228" table:number-columns-repeated="3"/>
          <table:table-cell table:style-name="ce3"/>
          <table:table-cell table:style-name="ce265"/>
          <table:table-cell table:style-name="ce3"/>
          <table:table-cell table:style-name="ce265"/>
          <table:table-cell table:style-name="ce3" table:number-columns-repeated="974"/>
        </table:table-row>
        <table:table-row table:style-name="ro11">
          <table:table-cell table:style-name="ce3"/>
          <table:table-cell table:style-name="ce18" office:value-type="string">
            <text:p>[身体測定]</text:p>
          </table:table-cell>
          <table:table-cell table:style-name="ce17" table:number-columns-repeated="6"/>
          <table:table-cell table:style-name="ce3" table:number-columns-repeated="2"/>
          <table:table-cell table:style-name="ce213"/>
          <table:table-cell table:style-name="ce3"/>
          <table:table-cell table:style-name="ce18" office:value-type="string">
            <text:p>[甲状腺]</text:p>
          </table:table-cell>
          <table:table-cell table:style-name="ce17" table:number-columns-repeated="6"/>
          <table:table-cell table:style-name="ce3" table:number-columns-repeated="2"/>
          <table:table-cell table:style-name="ce213" office:value-type="string">
            <text:p><text:s/></text:p>
          </table:table-cell>
          <table:table-cell table:style-name="ce213" office:value-type="string">
            <text:p><text:s/></text:p>
          </table:table-cell>
          <table:table-cell table:style-name="ce2"/>
          <table:table-cell table:style-name="ce213" office:value-type="string">
            <text:p><text:s/></text:p>
          </table:table-cell>
          <table:table-cell table:style-name="ce213" office:value-type="string">
            <text:p><text:s/></text:p>
          </table:table-cell>
          <table:table-cell table:style-name="ce3"/>
          <table:table-cell table:style-name="ce265"/>
          <table:table-cell table:style-name="ce3" table:number-columns-repeated="974"/>
          <table:table-cell table:style-name="Default"/>
        </table:table-row>
        <table:table-row table:style-name="ro12">
          <table:table-cell table:style-name="ce3"/>
          <table:table-cell table:style-name="ce19" office:value-type="string" table:number-columns-spanned="3" table:number-rows-spanned="1">
            <text:p>検査項目</text:p>
          </table:table-cell>
          <table:covered-table-cell table:style-name="ce60"/>
          <table:covered-table-cell table:style-name="ce60"/>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190" table:number-columns-repeated="2"/>
          <table:table-cell table:style-name="ce22" office:value-type="string" table:number-columns-spanned="3" table:number-rows-spanned="1">
            <text:p>検査項目</text:p>
          </table:table-cell>
          <table:covered-table-cell table:style-name="ce238"/>
          <table:covered-table-cell table:style-name="ce238"/>
          <table:table-cell table:style-name="ce271" office:value-type="string" table:number-columns-spanned="2" table:number-rows-spanned="1">
            <text:p>@@PRESCRIPTION_DATE@@</text:p>
          </table:table-cell>
          <table:covered-table-cell table:style-name="ce327"/>
          <table:table-cell table:style-name="ce344" office:value-type="string" table:number-columns-spanned="2" table:number-rows-spanned="1">
            <text:p>@@PREORDERDATE@@</text:p>
          </table:table-cell>
          <table:covered-table-cell table:style-name="ce366"/>
          <table:table-cell table:style-name="ce228" table:number-columns-repeated="2"/>
          <table:table-cell table:style-name="ce2"/>
          <table:table-cell table:style-name="ce420" office:value-type="string">
            <text:p><text:s/></text:p>
          </table:table-cell>
          <table:table-cell table:style-name="ce3" table:number-columns-repeated="2"/>
          <table:table-cell table:style-name="ce265"/>
          <table:table-cell table:style-name="ce3" table:number-columns-repeated="974"/>
          <table:table-cell table:style-name="Default" table:number-columns-repeated="5"/>
        </table:table-row>
        <table:table-row table:style-name="ro12">
          <table:table-cell table:style-name="ce3"/>
          <table:table-cell table:style-name="ce20" office:value-type="string" table:number-columns-spanned="3" table:number-rows-spanned="1">
            <text:p>身長 <text:s text:c="19"/>cm</text:p>
          </table:table-cell>
          <table:covered-table-cell table:style-name="ce61"/>
          <table:covered-table-cell table:style-name="ce61"/>
          <table:table-cell table:style-name="ce94" office:value-type="string" table:number-columns-spanned="2" table:number-rows-spanned="1">
            <text:p>@@k100@@</text:p>
          </table:table-cell>
          <table:covered-table-cell table:style-name="ce126"/>
          <table:table-cell table:style-name="ce158" office:value-type="string" table:number-columns-spanned="2" table:number-rows-spanned="1">
            <text:p>@@p100@@</text:p>
          </table:table-cell>
          <table:covered-table-cell table:style-name="ce158"/>
          <table:table-cell table:style-name="ce190" office:value-type="string">
            <text:p>@@aa51@@</text:p>
          </table:table-cell>
          <table:table-cell table:style-name="ce190"/>
          <table:table-cell table:style-name="ce214" office:value-type="string" table:number-columns-spanned="3" table:number-rows-spanned="1">
            <text:p>TSH</text:p>
          </table:table-cell>
          <table:covered-table-cell table:style-name="ce239"/>
          <table:covered-table-cell table:style-name="ce239"/>
          <table:table-cell table:style-name="ce272" office:value-type="string" table:number-columns-spanned="2" table:number-rows-spanned="1">
            <text:p>@@kk92@@</text:p>
          </table:table-cell>
          <table:covered-table-cell table:style-name="ce328"/>
          <table:table-cell table:style-name="ce345" office:value-type="string" table:number-columns-spanned="2" table:number-rows-spanned="1">
            <text:p>@@pp92@@</text:p>
          </table:table-cell>
          <table:covered-table-cell table:style-name="ce367"/>
          <table:table-cell table:style-name="ce228" office:value-type="string">
            <text:p>@@aa46@@</text:p>
          </table:table-cell>
          <table:table-cell table:style-name="ce228"/>
          <table:table-cell table:style-name="ce2"/>
          <table:table-cell table:style-name="ce420" office:value-type="string">
            <text:p><text:s/></text:p>
          </table:table-cell>
          <table:table-cell table:style-name="ce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0" office:value-type="string" table:number-columns-spanned="3" table:number-rows-spanned="1">
            <text:p>体重 <text:s text:c="19"/>kg</text:p>
          </table:table-cell>
          <table:covered-table-cell table:style-name="ce61"/>
          <table:covered-table-cell table:style-name="ce61"/>
          <table:table-cell table:style-name="ce95" office:value-type="string" table:number-columns-spanned="2" table:number-rows-spanned="1">
            <text:p>@@k101@@</text:p>
          </table:table-cell>
          <table:covered-table-cell table:style-name="ce126"/>
          <table:table-cell table:style-name="ce158" office:value-type="string" table:number-columns-spanned="2" table:number-rows-spanned="1">
            <text:p>@@p101@@</text:p>
          </table:table-cell>
          <table:covered-table-cell table:style-name="ce158"/>
          <table:table-cell table:style-name="ce190" office:value-type="string">
            <text:p>@@aa52@@</text:p>
          </table:table-cell>
          <table:table-cell table:style-name="ce190"/>
          <table:table-cell table:style-name="ce214" office:value-type="string" table:number-columns-spanned="3" table:number-rows-spanned="1">
            <text:p>T3</text:p>
          </table:table-cell>
          <table:covered-table-cell table:style-name="ce239"/>
          <table:covered-table-cell table:style-name="ce239"/>
          <table:table-cell table:style-name="ce273" office:value-type="string" table:number-columns-spanned="2" table:number-rows-spanned="1">
            <text:p>@@kk118@@</text:p>
          </table:table-cell>
          <table:covered-table-cell table:style-name="ce329"/>
          <table:table-cell table:style-name="ce346" office:value-type="string" table:number-columns-spanned="2" table:number-rows-spanned="1">
            <text:p>@@pp118@@</text:p>
          </table:table-cell>
          <table:covered-table-cell table:style-name="ce368"/>
          <table:table-cell table:style-name="ce228" office:value-type="string">
            <text:p>@@aa118@@</text:p>
          </table:table-cell>
          <table:table-cell table:style-name="ce228"/>
          <table:table-cell table:style-name="ce2"/>
          <table:table-cell table:style-name="ce420" office:value-type="string">
            <text:p><text:s/></text:p>
          </table:table-cell>
          <table:table-cell table:style-name="ce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0" office:value-type="string" table:number-columns-spanned="3" table:number-rows-spanned="1">
            <text:p>BMI</text:p>
          </table:table-cell>
          <table:covered-table-cell table:style-name="ce61"/>
          <table:covered-table-cell table:style-name="ce61"/>
          <table:table-cell table:style-name="ce95" office:value-type="string" table:number-columns-spanned="2" table:number-rows-spanned="1">
            <text:p>@@k1007@@</text:p>
          </table:table-cell>
          <table:covered-table-cell table:style-name="ce126"/>
          <table:table-cell table:style-name="ce158" office:value-type="string" table:number-columns-spanned="2" table:number-rows-spanned="1">
            <text:p>@@p1007@@</text:p>
          </table:table-cell>
          <table:covered-table-cell table:style-name="ce158"/>
          <table:table-cell table:style-name="ce190" office:value-type="string">
            <text:p>@@aa1007@@</text:p>
          </table:table-cell>
          <table:table-cell table:style-name="ce190"/>
          <table:table-cell table:style-name="ce215" office:value-type="string" table:number-columns-spanned="3" table:number-rows-spanned="1">
            <text:p>T4</text:p>
          </table:table-cell>
          <table:covered-table-cell table:style-name="ce240"/>
          <table:covered-table-cell table:style-name="ce240"/>
          <table:table-cell table:style-name="ce274" office:value-type="string" table:number-columns-spanned="2" table:number-rows-spanned="1">
            <text:p>@@kk93@@</text:p>
          </table:table-cell>
          <table:covered-table-cell table:style-name="ce330"/>
          <table:table-cell table:style-name="ce347" office:value-type="string" table:number-columns-spanned="2" table:number-rows-spanned="1">
            <text:p>@@pp93@@</text:p>
          </table:table-cell>
          <table:covered-table-cell table:style-name="ce369"/>
          <table:table-cell table:style-name="ce228" office:value-type="string">
            <text:p>@@aa47@@</text:p>
          </table:table-cell>
          <table:table-cell table:style-name="ce228"/>
          <table:table-cell table:style-name="ce2"/>
          <table:table-cell table:style-name="ce420" office:value-type="string">
            <text:p><text:s/></text:p>
          </table:table-cell>
          <table:table-cell table:style-name="ce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1" office:value-type="string" table:number-columns-spanned="3" table:number-rows-spanned="1">
            <text:p>腹囲 <text:s text:c="19"/>cm</text:p>
          </table:table-cell>
          <table:covered-table-cell table:style-name="ce62"/>
          <table:covered-table-cell table:style-name="ce62"/>
          <table:table-cell table:style-name="ce96" office:value-type="string" table:number-columns-spanned="2" table:number-rows-spanned="1">
            <text:p>@@k105@@</text:p>
          </table:table-cell>
          <table:covered-table-cell table:style-name="ce137"/>
          <table:table-cell table:style-name="ce159" office:value-type="string" table:number-columns-spanned="2" table:number-rows-spanned="1">
            <text:p>@@p105@@</text:p>
          </table:table-cell>
          <table:covered-table-cell table:style-name="ce159"/>
          <table:table-cell table:style-name="ce190" office:value-type="string">
            <text:p>@@aa53@@</text:p>
          </table:table-cell>
          <table:table-cell table:style-name="ce190"/>
          <table:table-cell table:style-name="ce216" table:number-columns-repeated="7"/>
          <table:table-cell table:style-name="ce228" table:number-columns-repeated="2"/>
          <table:table-cell table:style-name="ce2"/>
          <table:table-cell table:style-name="ce420" office:value-type="string">
            <text:p><text:s/></text:p>
          </table:table-cell>
          <table:table-cell table:style-name="ce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17" table:number-columns-repeated="7"/>
          <table:table-cell table:style-name="ce3" table:number-columns-repeated="2"/>
          <table:table-cell table:style-name="Default" table:number-columns-repeated="9"/>
          <table:table-cell table:style-name="ce2"/>
          <table:table-cell table:style-name="ce420" office:value-type="string">
            <text:p><text:s/></text:p>
          </table:table-cell>
          <table:table-cell table:style-name="ce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18" office:value-type="string">
            <text:p>[血液一般]</text:p>
          </table:table-cell>
          <table:table-cell table:style-name="ce17" table:number-columns-repeated="2"/>
          <table:table-cell table:style-name="ce97" table:number-columns-repeated="4"/>
          <table:table-cell table:style-name="ce3" table:number-columns-repeated="2"/>
          <table:table-cell table:style-name="ce18" office:value-type="string">
            <text:p>[血液生化学]</text:p>
          </table:table-cell>
          <table:table-cell table:style-name="ce17" table:number-columns-repeated="2"/>
          <table:table-cell table:style-name="ce97" table:number-columns-repeated="4"/>
          <table:table-cell table:style-name="ce228" table:number-columns-repeated="2"/>
          <table:table-cell table:style-name="ce2"/>
          <table:table-cell table:style-name="ce420" office:value-type="string">
            <text:p><text:s/></text:p>
          </table:table-cell>
          <table:table-cell table:style-name="ce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2" office:value-type="string" table:number-columns-spanned="3" table:number-rows-spanned="1">
            <text:p>検査項目</text:p>
          </table:table-cell>
          <table:covered-table-cell table:style-name="ce63"/>
          <table:covered-table-cell table:style-name="ce63"/>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3" table:number-columns-repeated="2"/>
          <table:table-cell table:style-name="ce22" office:value-type="string" table:number-columns-spanned="3" table:number-rows-spanned="1">
            <text:p>検査項目</text:p>
          </table:table-cell>
          <table:covered-table-cell table:style-name="ce241"/>
          <table:covered-table-cell table:style-name="ce241"/>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白血球数</text:p>
          </table:table-cell>
          <table:covered-table-cell table:style-name="ce61"/>
          <table:covered-table-cell table:style-name="ce61"/>
          <table:table-cell table:style-name="ce95" office:value-type="string" table:number-columns-spanned="2" table:number-rows-spanned="1">
            <text:p>@@kk71@@</text:p>
          </table:table-cell>
          <table:covered-table-cell table:style-name="ce138"/>
          <table:table-cell table:style-name="ce158" office:value-type="string" table:number-columns-spanned="2" table:number-rows-spanned="1">
            <text:p>@@pp71@@</text:p>
          </table:table-cell>
          <table:covered-table-cell table:style-name="ce158"/>
          <table:table-cell table:style-name="ce3" office:value-type="string">
            <text:p>@@aa38@@</text:p>
          </table:table-cell>
          <table:table-cell table:style-name="ce3"/>
          <table:table-cell table:style-name="ce28" office:value-type="string" table:number-columns-spanned="1" table:number-rows-spanned="11">
            <text:p>肝臓</text:p>
          </table:table-cell>
          <table:table-cell table:style-name="ce242" office:value-type="string" table:number-columns-spanned="2" table:number-rows-spanned="1">
            <text:p>総蛋白</text:p>
          </table:table-cell>
          <table:covered-table-cell table:style-name="ce259"/>
          <table:table-cell table:style-name="ce275" office:value-type="string" table:number-columns-spanned="2" table:number-rows-spanned="1">
            <text:p>@@kk30@@</text:p>
          </table:table-cell>
          <table:covered-table-cell table:style-name="ce138"/>
          <table:table-cell table:style-name="ce158" office:value-type="string" table:number-columns-spanned="2" table:number-rows-spanned="1">
            <text:p>@@pp30@@</text:p>
          </table:table-cell>
          <table:covered-table-cell table:style-name="ce158"/>
          <table:table-cell table:style-name="ce228" office:value-type="string">
            <text:p>@@aa8@@</text:p>
          </table:table-cell>
          <table:table-cell table:style-name="ce228" table:number-columns-repeated="2"/>
          <table:table-cell table:style-name="ce213" office:value-type="string">
            <text:p><text:s/></text:p>
          </table:table-cell>
          <table:table-cell table:style-name="ce213" office:value-type="string">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赤血球数</text:p>
          </table:table-cell>
          <table:covered-table-cell table:style-name="ce61"/>
          <table:covered-table-cell table:style-name="ce61"/>
          <table:table-cell table:style-name="ce98" office:value-type="string" table:number-columns-spanned="2" table:number-rows-spanned="1">
            <text:p>@@kk72@@</text:p>
          </table:table-cell>
          <table:covered-table-cell table:style-name="ce126"/>
          <table:table-cell table:style-name="ce160" office:value-type="string" table:number-columns-spanned="2" table:number-rows-spanned="1">
            <text:p>@@pp72@@</text:p>
          </table:table-cell>
          <table:covered-table-cell table:style-name="ce160"/>
          <table:table-cell table:style-name="ce3" office:value-type="string">
            <text:p>@@aa39@@</text:p>
          </table:table-cell>
          <table:table-cell table:style-name="ce3"/>
          <table:covered-table-cell table:style-name="ce29"/>
          <table:table-cell table:style-name="ce242" office:value-type="string" table:number-columns-spanned="2" table:number-rows-spanned="1">
            <text:p>アルブミン</text:p>
          </table:table-cell>
          <table:covered-table-cell table:style-name="ce259"/>
          <table:table-cell table:style-name="ce276" office:value-type="string" table:number-columns-spanned="2" table:number-rows-spanned="1">
            <text:p>@@kk31@@</text:p>
          </table:table-cell>
          <table:covered-table-cell table:style-name="ce138"/>
          <table:table-cell table:style-name="ce158" office:value-type="string" table:number-columns-spanned="2" table:number-rows-spanned="1">
            <text:p>@@pp31@@</text:p>
          </table:table-cell>
          <table:covered-table-cell table:style-name="ce158"/>
          <table:table-cell table:style-name="ce228" office:value-type="string">
            <text:p>@@aa9@@</text:p>
          </table:table-cell>
          <table:table-cell table:style-name="ce228" table:number-columns-repeated="2"/>
          <table:table-cell table:style-name="ce421" office:value-type="string">
            <text:p><text:s/></text:p>
          </table:table-cell>
          <table:table-cell table:style-name="ce265" table:formula="of:=IF([.U47]&lt;&gt;&quot;&quot;;IF([.U47]=0;&quot;Male&quot;;IF([.U47]=1;&quot;Female&quot;;&quot; &quot;));&quot; &quot;)" office:value-type="string" office:string-value=" ">
            <text:p><text:s/></text:p>
          </table:table-cell>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ヘマトクリット値</text:p>
          </table:table-cell>
          <table:covered-table-cell table:style-name="ce61"/>
          <table:covered-table-cell table:style-name="ce61"/>
          <table:table-cell table:style-name="ce99" office:value-type="string" table:number-columns-spanned="2" table:number-rows-spanned="1">
            <text:p>@@kk74@@</text:p>
          </table:table-cell>
          <table:covered-table-cell table:style-name="ce126"/>
          <table:table-cell table:style-name="ce160" office:value-type="string" table:number-columns-spanned="2" table:number-rows-spanned="1">
            <text:p>@@pp74@@</text:p>
          </table:table-cell>
          <table:covered-table-cell table:style-name="ce160"/>
          <table:table-cell table:style-name="ce3" office:value-type="string">
            <text:p>@@aa41@@</text:p>
          </table:table-cell>
          <table:table-cell table:style-name="ce3"/>
          <table:covered-table-cell table:style-name="ce29"/>
          <table:table-cell table:style-name="ce242" office:value-type="string" table:number-columns-spanned="2" table:number-rows-spanned="1">
            <text:p>Ａ/Ｇ比</text:p>
          </table:table-cell>
          <table:covered-table-cell table:style-name="ce259"/>
          <table:table-cell table:style-name="ce275" office:value-type="string" table:number-columns-spanned="2" table:number-rows-spanned="1">
            <text:p>@@kk32@@</text:p>
          </table:table-cell>
          <table:covered-table-cell table:style-name="ce138"/>
          <table:table-cell table:style-name="ce158" office:value-type="string" table:number-columns-spanned="2" table:number-rows-spanned="1">
            <text:p>@@pp32@@</text:p>
          </table:table-cell>
          <table:covered-table-cell table:style-name="ce158"/>
          <table:table-cell table:style-name="ce228" office:value-type="string">
            <text:p>@@aa10@@</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ヘモグロビン</text:p>
          </table:table-cell>
          <table:covered-table-cell table:style-name="ce61"/>
          <table:covered-table-cell table:style-name="ce61"/>
          <table:table-cell table:style-name="ce95" office:value-type="string" table:number-columns-spanned="2" table:number-rows-spanned="1">
            <text:p>@@kk73@@</text:p>
          </table:table-cell>
          <table:covered-table-cell table:style-name="ce138"/>
          <table:table-cell table:style-name="ce158" office:value-type="string" table:number-columns-spanned="2" table:number-rows-spanned="1">
            <text:p>@@pp73@@</text:p>
          </table:table-cell>
          <table:covered-table-cell table:style-name="ce158"/>
          <table:table-cell table:style-name="ce3" office:value-type="string">
            <text:p>@@aa40@@</text:p>
          </table:table-cell>
          <table:table-cell table:style-name="ce3"/>
          <table:covered-table-cell table:style-name="ce29"/>
          <table:table-cell table:style-name="ce242" office:value-type="string" table:number-columns-spanned="2" table:number-rows-spanned="1">
            <text:p>総ビリルビン</text:p>
          </table:table-cell>
          <table:covered-table-cell table:style-name="ce259"/>
          <table:table-cell table:style-name="ce277" office:value-type="string" table:number-columns-spanned="2" table:number-rows-spanned="1">
            <text:p>@@kk37@@</text:p>
          </table:table-cell>
          <table:covered-table-cell table:style-name="ce138"/>
          <table:table-cell table:style-name="ce158" office:value-type="string" table:number-columns-spanned="2" table:number-rows-spanned="1">
            <text:p>@@pp37@@</text:p>
          </table:table-cell>
          <table:covered-table-cell table:style-name="ce158"/>
          <table:table-cell table:style-name="ce228" office:value-type="string">
            <text:p>@@aa15@@</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MCV</text:p>
          </table:table-cell>
          <table:covered-table-cell table:style-name="ce61"/>
          <table:covered-table-cell table:style-name="ce61"/>
          <table:table-cell table:style-name="ce100" office:value-type="string" table:number-columns-spanned="2" table:number-rows-spanned="1">
            <text:p>@@kk76@@</text:p>
          </table:table-cell>
          <table:covered-table-cell table:style-name="ce138"/>
          <table:table-cell table:style-name="ce158" office:value-type="string" table:number-columns-spanned="2" table:number-rows-spanned="1">
            <text:p>@@pp76@@</text:p>
          </table:table-cell>
          <table:covered-table-cell table:style-name="ce158"/>
          <table:table-cell table:style-name="ce3" office:value-type="string">
            <text:p>@@aa42@@</text:p>
          </table:table-cell>
          <table:table-cell table:style-name="ce3"/>
          <table:covered-table-cell table:style-name="ce29"/>
          <table:table-cell table:style-name="ce242" office:value-type="string" table:number-columns-spanned="2" table:number-rows-spanned="1">
            <text:p>ＧＯＴ(ＡＳＴ)</text:p>
          </table:table-cell>
          <table:covered-table-cell table:style-name="ce259"/>
          <table:table-cell table:style-name="ce278" office:value-type="string" table:number-columns-spanned="2" table:number-rows-spanned="1">
            <text:p>@@kk33@@</text:p>
          </table:table-cell>
          <table:covered-table-cell table:style-name="ce126"/>
          <table:table-cell table:style-name="ce160" office:value-type="string" table:number-columns-spanned="2" table:number-rows-spanned="1">
            <text:p>@@pp33@@</text:p>
          </table:table-cell>
          <table:covered-table-cell table:style-name="ce160"/>
          <table:table-cell table:style-name="ce228" office:value-type="string">
            <text:p>@@aa11@@</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MCH</text:p>
          </table:table-cell>
          <table:covered-table-cell table:style-name="ce61"/>
          <table:covered-table-cell table:style-name="ce61"/>
          <table:table-cell table:style-name="ce101" office:value-type="string" table:number-columns-spanned="2" table:number-rows-spanned="1">
            <text:p>@@kk77@@</text:p>
          </table:table-cell>
          <table:covered-table-cell table:style-name="ce138"/>
          <table:table-cell table:style-name="ce158" office:value-type="string" table:number-columns-spanned="2" table:number-rows-spanned="1">
            <text:p>@@pp77@@</text:p>
          </table:table-cell>
          <table:covered-table-cell table:style-name="ce158"/>
          <table:table-cell table:style-name="ce3" office:value-type="string">
            <text:p>@@aa43@@</text:p>
          </table:table-cell>
          <table:table-cell table:style-name="ce3"/>
          <table:covered-table-cell table:style-name="ce29"/>
          <table:table-cell table:style-name="ce242" office:value-type="string" table:number-columns-spanned="2" table:number-rows-spanned="1">
            <text:p>ＧＰＴ(ＡＬＴ)</text:p>
          </table:table-cell>
          <table:covered-table-cell table:style-name="ce259"/>
          <table:table-cell table:style-name="ce279" office:value-type="string" table:number-columns-spanned="2" table:number-rows-spanned="1">
            <text:p>@@kk34@@</text:p>
          </table:table-cell>
          <table:covered-table-cell table:style-name="ce126"/>
          <table:table-cell table:style-name="ce160" office:value-type="string" table:number-columns-spanned="2" table:number-rows-spanned="1">
            <text:p>@@pp34@@</text:p>
          </table:table-cell>
          <table:covered-table-cell table:style-name="ce160"/>
          <table:table-cell table:style-name="ce228" office:value-type="string">
            <text:p>@@aa12@@</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MCHC</text:p>
          </table:table-cell>
          <table:covered-table-cell table:style-name="ce61"/>
          <table:covered-table-cell table:style-name="ce61"/>
          <table:table-cell table:style-name="ce95" office:value-type="string" table:number-columns-spanned="2" table:number-rows-spanned="1">
            <text:p>@@kk78@@</text:p>
          </table:table-cell>
          <table:covered-table-cell table:style-name="ce138"/>
          <table:table-cell table:style-name="ce158" office:value-type="string" table:number-columns-spanned="2" table:number-rows-spanned="1">
            <text:p>@@pp78@@</text:p>
          </table:table-cell>
          <table:covered-table-cell table:style-name="ce158"/>
          <table:table-cell table:style-name="ce3" office:value-type="string">
            <text:p>@@aa44@@</text:p>
          </table:table-cell>
          <table:table-cell table:style-name="ce3"/>
          <table:covered-table-cell table:style-name="ce29"/>
          <table:table-cell table:style-name="ce242" office:value-type="string" table:number-columns-spanned="2" table:number-rows-spanned="1">
            <text:p>γ-ＧＴＰ</text:p>
          </table:table-cell>
          <table:covered-table-cell table:style-name="ce259"/>
          <table:table-cell table:style-name="ce280" office:value-type="string" table:number-columns-spanned="2" table:number-rows-spanned="1">
            <text:p>@@kk35@@</text:p>
          </table:table-cell>
          <table:covered-table-cell table:style-name="ce126"/>
          <table:table-cell table:style-name="ce160" office:value-type="string" table:number-columns-spanned="2" table:number-rows-spanned="1">
            <text:p>@@pp35@@</text:p>
          </table:table-cell>
          <table:covered-table-cell table:style-name="ce160"/>
          <table:table-cell table:style-name="ce228" office:value-type="string">
            <text:p>@@aa13@@</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血小板数</text:p>
          </table:table-cell>
          <table:covered-table-cell table:style-name="ce61"/>
          <table:covered-table-cell table:style-name="ce61"/>
          <table:table-cell table:style-name="ce102" office:value-type="string" table:number-columns-spanned="2" table:number-rows-spanned="1">
            <text:p>@@kk79@@</text:p>
          </table:table-cell>
          <table:covered-table-cell table:style-name="ce126"/>
          <table:table-cell table:style-name="ce160" office:value-type="string" table:number-columns-spanned="2" table:number-rows-spanned="1">
            <text:p>@@pp79@@</text:p>
          </table:table-cell>
          <table:covered-table-cell table:style-name="ce160"/>
          <table:table-cell table:style-name="ce3" office:value-type="string">
            <text:p>@@aa45@@</text:p>
          </table:table-cell>
          <table:table-cell table:style-name="ce3"/>
          <table:covered-table-cell table:style-name="ce29"/>
          <table:table-cell table:style-name="ce242" office:value-type="string" table:number-columns-spanned="2" table:number-rows-spanned="1">
            <text:p>ＬＤＨ</text:p>
          </table:table-cell>
          <table:covered-table-cell table:style-name="ce259"/>
          <table:table-cell table:style-name="ce281" office:value-type="string" table:number-columns-spanned="2" table:number-rows-spanned="1">
            <text:p>@@kk36@@</text:p>
          </table:table-cell>
          <table:covered-table-cell table:style-name="ce126"/>
          <table:table-cell table:style-name="ce160" office:value-type="string" table:number-columns-spanned="2" table:number-rows-spanned="1">
            <text:p>@@pp36@@</text:p>
          </table:table-cell>
          <table:covered-table-cell table:style-name="ce160"/>
          <table:table-cell table:style-name="ce228" office:value-type="string">
            <text:p>@@aa14@@</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好中球</text:p>
          </table:table-cell>
          <table:covered-table-cell table:style-name="ce61"/>
          <table:covered-table-cell table:style-name="ce61"/>
          <table:table-cell table:style-name="ce95" office:value-type="string" table:number-columns-spanned="2" table:number-rows-spanned="1">
            <text:p>@@kk100@@</text:p>
          </table:table-cell>
          <table:covered-table-cell table:style-name="ce138"/>
          <table:table-cell table:style-name="ce158" office:value-type="string" table:number-columns-spanned="2" table:number-rows-spanned="1">
            <text:p>@@pp100@@</text:p>
          </table:table-cell>
          <table:covered-table-cell table:style-name="ce158"/>
          <table:table-cell table:style-name="ce191" office:value-type="string">
            <text:p>@@aa100@@</text:p>
          </table:table-cell>
          <table:table-cell table:style-name="ce3"/>
          <table:covered-table-cell table:style-name="ce29"/>
          <table:table-cell table:style-name="ce242" office:value-type="string" table:number-columns-spanned="2" table:number-rows-spanned="1">
            <text:p>ＡＬＰ</text:p>
          </table:table-cell>
          <table:covered-table-cell table:style-name="ce259"/>
          <table:table-cell table:style-name="ce282" office:value-type="string" table:number-columns-spanned="2" table:number-rows-spanned="1">
            <text:p>@@kk38@@</text:p>
          </table:table-cell>
          <table:covered-table-cell table:style-name="ce126"/>
          <table:table-cell table:style-name="ce160" office:value-type="string" table:number-columns-spanned="2" table:number-rows-spanned="1">
            <text:p>@@pp38@@</text:p>
          </table:table-cell>
          <table:covered-table-cell table:style-name="ce160"/>
          <table:table-cell table:style-name="ce228" office:value-type="string">
            <text:p>@@aa16@@</text:p>
          </table:table-cell>
          <table:table-cell table:style-name="ce228" table:number-columns-repeated="2"/>
          <table:table-cell table:style-name="ce3"/>
          <table:table-cell table:style-name="ce265"/>
          <table:table-cell table:style-name="ce3"/>
          <table:table-cell table:style-name="Default" table:number-columns-repeated="2"/>
          <table:table-cell table:style-name="ce3" table:number-columns-repeated="973"/>
          <table:table-cell table:style-name="Default" table:number-columns-repeated="5"/>
        </table:table-row>
        <table:table-row table:style-name="ro12">
          <table:table-cell table:style-name="ce3"/>
          <table:table-cell table:style-name="ce23" office:value-type="string" table:number-columns-spanned="3" table:number-rows-spanned="1">
            <text:p>リンパ球</text:p>
          </table:table-cell>
          <table:covered-table-cell table:style-name="ce61"/>
          <table:covered-table-cell table:style-name="ce61"/>
          <table:table-cell table:style-name="ce95" office:value-type="string" table:number-columns-spanned="2" table:number-rows-spanned="1">
            <text:p>@@kk101@@</text:p>
          </table:table-cell>
          <table:covered-table-cell table:style-name="ce138"/>
          <table:table-cell table:style-name="ce158" office:value-type="string" table:number-columns-spanned="2" table:number-rows-spanned="1">
            <text:p>@@pp101@@</text:p>
          </table:table-cell>
          <table:covered-table-cell table:style-name="ce158"/>
          <table:table-cell table:style-name="ce191" office:value-type="string">
            <text:p>@@aa101@@</text:p>
          </table:table-cell>
          <table:table-cell table:style-name="ce3"/>
          <table:covered-table-cell table:style-name="ce29"/>
          <table:table-cell table:style-name="ce242" office:value-type="string" table:number-columns-spanned="2" table:number-rows-spanned="1">
            <text:p>ＬＡＰ</text:p>
          </table:table-cell>
          <table:covered-table-cell table:style-name="ce259"/>
          <table:table-cell table:style-name="ce283" office:value-type="string" table:number-columns-spanned="2" table:number-rows-spanned="1">
            <text:p>@@kk110@@</text:p>
          </table:table-cell>
          <table:covered-table-cell table:style-name="ce126"/>
          <table:table-cell table:style-name="ce160" office:value-type="string" table:number-columns-spanned="2" table:number-rows-spanned="1">
            <text:p>@@pp110@@</text:p>
          </table:table-cell>
          <table:covered-table-cell table:style-name="ce160"/>
          <table:table-cell table:style-name="ce380" office:value-type="string">
            <text:p>@@aa110@@</text:p>
          </table:table-cell>
          <table:table-cell table:style-name="ce228" table:number-columns-repeated="2"/>
          <table:table-cell table:style-name="ce3"/>
          <table:table-cell table:style-name="ce265"/>
          <table:table-cell table:style-name="Default"/>
          <table:table-cell table:style-name="ce265"/>
          <table:table-cell table:style-name="ce3"/>
          <table:table-cell table:style-name="Default" table:number-columns-repeated="6"/>
          <table:table-cell table:style-name="ce3" table:number-columns-repeated="967"/>
          <table:table-cell table:style-name="Default" table:number-columns-repeated="5"/>
        </table:table-row>
        <table:table-row table:style-name="ro12">
          <table:table-cell table:style-name="ce3"/>
          <table:table-cell table:style-name="ce23" office:value-type="string" table:number-columns-spanned="3" table:number-rows-spanned="1">
            <text:p>単球</text:p>
          </table:table-cell>
          <table:covered-table-cell table:style-name="ce61"/>
          <table:covered-table-cell table:style-name="ce61"/>
          <table:table-cell table:style-name="ce95" office:value-type="string" table:number-columns-spanned="2" table:number-rows-spanned="1">
            <text:p>@@kk102@@</text:p>
          </table:table-cell>
          <table:covered-table-cell table:style-name="ce138"/>
          <table:table-cell table:style-name="ce158" office:value-type="string" table:number-columns-spanned="2" table:number-rows-spanned="1">
            <text:p>@@pp102@@</text:p>
          </table:table-cell>
          <table:covered-table-cell table:style-name="ce158"/>
          <table:table-cell table:style-name="ce191" office:value-type="string">
            <text:p>@@aa102@@</text:p>
          </table:table-cell>
          <table:table-cell table:style-name="ce3"/>
          <table:covered-table-cell table:style-name="ce29"/>
          <table:table-cell table:style-name="ce243" office:value-type="string" table:number-columns-spanned="2" table:number-rows-spanned="1">
            <text:p>コリンエステラーゼ</text:p>
          </table:table-cell>
          <table:covered-table-cell table:style-name="ce259"/>
          <table:table-cell table:style-name="ce284" office:value-type="string" table:number-columns-spanned="2" table:number-rows-spanned="1">
            <text:p>@@kk117@@</text:p>
          </table:table-cell>
          <table:covered-table-cell table:style-name="ce126"/>
          <table:table-cell table:style-name="ce160" office:value-type="string" table:number-columns-spanned="2" table:number-rows-spanned="1">
            <text:p>@@pp117@@</text:p>
          </table:table-cell>
          <table:covered-table-cell table:style-name="ce160"/>
          <table:table-cell table:style-name="ce380" office:value-type="string">
            <text:p>@@aa117@@</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好酸球</text:p>
          </table:table-cell>
          <table:covered-table-cell table:style-name="ce61"/>
          <table:covered-table-cell table:style-name="ce61"/>
          <table:table-cell table:style-name="ce95" office:value-type="string" table:number-columns-spanned="2" table:number-rows-spanned="1">
            <text:p>@@kk103@@</text:p>
          </table:table-cell>
          <table:covered-table-cell table:style-name="ce138"/>
          <table:table-cell table:style-name="ce158" office:value-type="string" table:number-columns-spanned="2" table:number-rows-spanned="1">
            <text:p>@@pp103@@</text:p>
          </table:table-cell>
          <table:covered-table-cell table:style-name="ce158"/>
          <table:table-cell table:style-name="ce191" office:value-type="string">
            <text:p>@@aa103@@</text:p>
          </table:table-cell>
          <table:table-cell table:style-name="ce3"/>
          <table:table-cell table:style-name="ce28" office:value-type="string" table:number-columns-spanned="1" table:number-rows-spanned="2">
            <text:p>腎臓</text:p>
          </table:table-cell>
          <table:table-cell table:style-name="ce242" office:value-type="string" table:number-columns-spanned="2" table:number-rows-spanned="1">
            <text:p>尿素窒素</text:p>
          </table:table-cell>
          <table:covered-table-cell table:style-name="ce259"/>
          <table:table-cell table:style-name="ce285" office:value-type="string" table:number-columns-spanned="2" table:number-rows-spanned="1">
            <text:p>@@kk57@@</text:p>
          </table:table-cell>
          <table:covered-table-cell table:style-name="ce126"/>
          <table:table-cell table:style-name="ce160" office:value-type="string" table:number-columns-spanned="2" table:number-rows-spanned="1">
            <text:p>@@pp57@@</text:p>
          </table:table-cell>
          <table:covered-table-cell table:style-name="ce160"/>
          <table:table-cell table:style-name="ce380" office:value-type="string">
            <text:p>@@aa35@@</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好塩基球</text:p>
          </table:table-cell>
          <table:covered-table-cell table:style-name="ce61"/>
          <table:covered-table-cell table:style-name="ce61"/>
          <table:table-cell table:style-name="ce95" office:value-type="string" table:number-columns-spanned="2" table:number-rows-spanned="1">
            <text:p>@@kk104@@</text:p>
          </table:table-cell>
          <table:covered-table-cell table:style-name="ce138"/>
          <table:table-cell table:style-name="ce158" office:value-type="string" table:number-columns-spanned="2" table:number-rows-spanned="1">
            <text:p>@@pp104@@</text:p>
          </table:table-cell>
          <table:covered-table-cell table:style-name="ce158"/>
          <table:table-cell table:style-name="ce191" office:value-type="string">
            <text:p>@@aa104@@</text:p>
          </table:table-cell>
          <table:table-cell table:style-name="ce3"/>
          <table:covered-table-cell table:style-name="ce28"/>
          <table:table-cell table:style-name="ce242" office:value-type="string" table:number-columns-spanned="2" table:number-rows-spanned="1">
            <text:p>クレアチニン</text:p>
          </table:table-cell>
          <table:covered-table-cell table:style-name="ce259"/>
          <table:table-cell table:style-name="ce286" office:value-type="string" table:number-columns-spanned="2" table:number-rows-spanned="1">
            <text:p>@@kk58@@</text:p>
          </table:table-cell>
          <table:covered-table-cell table:style-name="ce331"/>
          <table:table-cell table:style-name="ce348" office:value-type="string" table:number-columns-spanned="2" table:number-rows-spanned="1">
            <text:p>@@pp58@@</text:p>
          </table:table-cell>
          <table:covered-table-cell table:style-name="ce348"/>
          <table:table-cell table:style-name="ce380" office:value-type="string">
            <text:p>@@aa36@@</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血液型(ABO)</text:p>
          </table:table-cell>
          <table:covered-table-cell table:style-name="ce61"/>
          <table:covered-table-cell table:style-name="ce61"/>
          <table:table-cell table:style-name="ce99" office:value-type="string" table:number-columns-spanned="2" table:number-rows-spanned="1">
            <text:p>@@kk70@@</text:p>
          </table:table-cell>
          <table:covered-table-cell table:style-name="ce126"/>
          <table:table-cell table:style-name="ce160" office:value-type="string" table:number-columns-spanned="2" table:number-rows-spanned="1">
            <text:p>@@pp70@@</text:p>
          </table:table-cell>
          <table:covered-table-cell table:style-name="ce160"/>
          <table:table-cell table:style-name="ce3" office:value-type="string">
            <text:p>n/a</text:p>
          </table:table-cell>
          <table:table-cell table:style-name="ce3"/>
          <table:table-cell table:style-name="ce217" office:value-type="string">
            <text:p>膵臓</text:p>
          </table:table-cell>
          <table:table-cell table:style-name="ce242" office:value-type="string" table:number-columns-spanned="2" table:number-rows-spanned="1">
            <text:p>アミラーゼ</text:p>
          </table:table-cell>
          <table:covered-table-cell table:style-name="ce259"/>
          <table:table-cell table:style-name="ce287" office:value-type="string" table:number-columns-spanned="2" table:number-rows-spanned="1">
            <text:p>@@kk21@@</text:p>
          </table:table-cell>
          <table:covered-table-cell table:style-name="ce126"/>
          <table:table-cell table:style-name="ce160" office:value-type="string" table:number-columns-spanned="2" table:number-rows-spanned="1">
            <text:p>@@pp21@@</text:p>
          </table:table-cell>
          <table:covered-table-cell table:style-name="ce160"/>
          <table:table-cell table:style-name="ce380" office:value-type="string">
            <text:p>@@aa7@@</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4" office:value-type="string" table:number-columns-spanned="3" table:number-rows-spanned="1">
            <text:p>血液型(Rh)</text:p>
          </table:table-cell>
          <table:covered-table-cell table:style-name="ce62"/>
          <table:covered-table-cell table:style-name="ce62"/>
          <table:table-cell table:style-name="ce103" office:value-type="string" table:number-columns-spanned="2" table:number-rows-spanned="1">
            <text:p>@@kk75@@</text:p>
          </table:table-cell>
          <table:covered-table-cell table:style-name="ce137"/>
          <table:table-cell table:style-name="ce161" office:value-type="string" table:number-columns-spanned="2" table:number-rows-spanned="1">
            <text:p>@@pp75@@</text:p>
          </table:table-cell>
          <table:covered-table-cell table:style-name="ce161"/>
          <table:table-cell table:style-name="ce3" office:value-type="string">
            <text:p>n/a</text:p>
          </table:table-cell>
          <table:table-cell table:style-name="ce3"/>
          <table:table-cell table:style-name="ce218" office:value-type="string">
            <text:p>痛風</text:p>
          </table:table-cell>
          <table:table-cell table:style-name="ce244" office:value-type="string" table:number-columns-spanned="2" table:number-rows-spanned="1">
            <text:p>尿酸</text:p>
          </table:table-cell>
          <table:covered-table-cell table:style-name="ce260"/>
          <table:table-cell table:style-name="ce275" office:value-type="string" table:number-columns-spanned="2" table:number-rows-spanned="1">
            <text:p>@@kk59@@</text:p>
          </table:table-cell>
          <table:covered-table-cell table:style-name="ce138"/>
          <table:table-cell table:style-name="ce158" office:value-type="string" table:number-columns-spanned="2" table:number-rows-spanned="1">
            <text:p>@@pp59@@</text:p>
          </table:table-cell>
          <table:covered-table-cell table:style-name="ce158"/>
          <table:table-cell table:style-name="ce380" office:value-type="string">
            <text:p>@@aa37@@</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17" table:number-columns-repeated="7"/>
          <table:table-cell table:style-name="ce3" table:number-columns-repeated="2"/>
          <table:table-cell table:style-name="ce28" office:value-type="string" table:number-columns-spanned="1" table:number-rows-spanned="4">
            <text:p>電解質</text:p>
          </table:table-cell>
          <table:table-cell table:style-name="ce242" office:value-type="string" table:number-columns-spanned="2" table:number-rows-spanned="1">
            <text:p>Ｎａ</text:p>
          </table:table-cell>
          <table:covered-table-cell table:style-name="ce259"/>
          <table:table-cell table:style-name="ce288" office:value-type="string" table:number-columns-spanned="2" table:number-rows-spanned="1">
            <text:p>@@kk53@@</text:p>
          </table:table-cell>
          <table:covered-table-cell table:style-name="ce126"/>
          <table:table-cell table:style-name="ce160" office:value-type="string" table:number-columns-spanned="2" table:number-rows-spanned="1">
            <text:p>@@pp53@@</text:p>
          </table:table-cell>
          <table:covered-table-cell table:style-name="ce160"/>
          <table:table-cell table:style-name="ce380" office:value-type="string">
            <text:p>@@aa27@@</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18" office:value-type="string">
            <text:p>[血清検査]</text:p>
          </table:table-cell>
          <table:table-cell table:style-name="ce17" table:number-columns-repeated="2"/>
          <table:table-cell table:style-name="ce97" table:number-columns-repeated="4"/>
          <table:table-cell table:style-name="ce3" table:number-columns-repeated="2"/>
          <table:covered-table-cell table:style-name="ce28"/>
          <table:table-cell table:style-name="ce242" office:value-type="string" table:number-columns-spanned="2" table:number-rows-spanned="1">
            <text:p>Ｋ</text:p>
          </table:table-cell>
          <table:covered-table-cell table:style-name="ce259"/>
          <table:table-cell table:style-name="ce275" office:value-type="string" table:number-columns-spanned="2" table:number-rows-spanned="1">
            <text:p>@@kk54@@</text:p>
          </table:table-cell>
          <table:covered-table-cell table:style-name="ce138"/>
          <table:table-cell table:style-name="ce158" office:value-type="string" table:number-columns-spanned="2" table:number-rows-spanned="1">
            <text:p>@@pp54@@</text:p>
          </table:table-cell>
          <table:covered-table-cell table:style-name="ce158"/>
          <table:table-cell table:style-name="ce380" office:value-type="string">
            <text:p>@@aa28@@</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2" office:value-type="string" table:number-columns-spanned="3" table:number-rows-spanned="1">
            <text:p>検査項目</text:p>
          </table:table-cell>
          <table:covered-table-cell table:style-name="ce63"/>
          <table:covered-table-cell table:style-name="ce63"/>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3" table:number-columns-repeated="2"/>
          <table:covered-table-cell table:style-name="ce29"/>
          <table:table-cell table:style-name="ce242" office:value-type="string" table:number-columns-spanned="2" table:number-rows-spanned="1">
            <text:p>Ｃｌ</text:p>
          </table:table-cell>
          <table:covered-table-cell table:style-name="ce259"/>
          <table:table-cell table:style-name="ce289" office:value-type="string" table:number-columns-spanned="2" table:number-rows-spanned="1">
            <text:p>@@kk55@@</text:p>
          </table:table-cell>
          <table:covered-table-cell table:style-name="ce126"/>
          <table:table-cell table:style-name="ce160" office:value-type="string" table:number-columns-spanned="2" table:number-rows-spanned="1">
            <text:p>@@pp55@@</text:p>
          </table:table-cell>
          <table:covered-table-cell table:style-name="ce160"/>
          <table:table-cell table:style-name="ce380" office:value-type="string">
            <text:p>@@aa29@@</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ＨＡＶ</text:p>
          </table:table-cell>
          <table:covered-table-cell table:style-name="ce61"/>
          <table:covered-table-cell table:style-name="ce61"/>
          <table:table-cell table:style-name="ce104" office:value-type="string" table:number-columns-spanned="2" table:number-rows-spanned="1">
            <text:p>@@kk105@@</text:p>
          </table:table-cell>
          <table:covered-table-cell table:style-name="ce139"/>
          <table:table-cell table:style-name="ce160" office:value-type="string" table:number-columns-spanned="2" table:number-rows-spanned="1">
            <text:p>@@pp105@@</text:p>
          </table:table-cell>
          <table:covered-table-cell table:style-name="ce160"/>
          <table:table-cell table:style-name="ce191" office:value-type="string">
            <text:p>@@aa105@@</text:p>
          </table:table-cell>
          <table:table-cell table:style-name="ce3"/>
          <table:covered-table-cell table:style-name="ce29"/>
          <table:table-cell table:style-name="ce242" office:value-type="string" table:number-columns-spanned="2" table:number-rows-spanned="1">
            <text:p>Ｃａ</text:p>
          </table:table-cell>
          <table:covered-table-cell table:style-name="ce259"/>
          <table:table-cell table:style-name="ce290" office:value-type="string" table:number-columns-spanned="2" table:number-rows-spanned="1">
            <text:p>@@kk112@@</text:p>
          </table:table-cell>
          <table:covered-table-cell table:style-name="ce126"/>
          <table:table-cell table:style-name="ce160" office:value-type="string" table:number-columns-spanned="2" table:number-rows-spanned="1">
            <text:p>@@pp112@@</text:p>
          </table:table-cell>
          <table:covered-table-cell table:style-name="ce160"/>
          <table:table-cell table:style-name="ce380" office:value-type="string">
            <text:p>@@aa112@@</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ＨＢｓ抗原</text:p>
          </table:table-cell>
          <table:covered-table-cell table:style-name="ce61"/>
          <table:covered-table-cell table:style-name="ce61"/>
          <table:table-cell table:style-name="ce105" office:value-type="string" table:number-columns-spanned="2" table:number-rows-spanned="1">
            <text:p>@@kk39@@</text:p>
          </table:table-cell>
          <table:covered-table-cell table:style-name="ce139"/>
          <table:table-cell table:style-name="ce160" office:value-type="string" table:number-columns-spanned="2" table:number-rows-spanned="1">
            <text:p>@@pp39@@</text:p>
          </table:table-cell>
          <table:covered-table-cell table:style-name="ce160"/>
          <table:table-cell table:style-name="ce191" office:value-type="string">
            <text:p>@@aa17@@</text:p>
          </table:table-cell>
          <table:table-cell table:style-name="ce3"/>
          <table:table-cell table:style-name="ce28" office:value-type="string" table:number-columns-spanned="1" table:number-rows-spanned="4">
            <text:p>脂質代謝</text:p>
          </table:table-cell>
          <table:table-cell table:style-name="ce245" office:value-type="string" table:number-columns-spanned="2" table:number-rows-spanned="1">
            <text:p>総コレステロール</text:p>
          </table:table-cell>
          <table:covered-table-cell table:style-name="ce259"/>
          <table:table-cell table:style-name="ce291" office:value-type="string" table:number-columns-spanned="2" table:number-rows-spanned="1">
            <text:p>@@kk10@@</text:p>
          </table:table-cell>
          <table:covered-table-cell table:style-name="ce126"/>
          <table:table-cell table:style-name="ce160" office:value-type="string" table:number-columns-spanned="2" table:number-rows-spanned="1">
            <text:p>@@pp10@@</text:p>
          </table:table-cell>
          <table:covered-table-cell table:style-name="ce160"/>
          <table:table-cell table:style-name="ce380" office:value-type="string">
            <text:p>@@aa1@@</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ＨＢｓ抗体</text:p>
          </table:table-cell>
          <table:covered-table-cell table:style-name="ce61"/>
          <table:covered-table-cell table:style-name="ce61"/>
          <table:table-cell table:style-name="ce106" office:value-type="string" table:number-columns-spanned="2" table:number-rows-spanned="1">
            <text:p>@@kk40@@</text:p>
          </table:table-cell>
          <table:covered-table-cell table:style-name="ce139"/>
          <table:table-cell table:style-name="ce160" office:value-type="string" table:number-columns-spanned="2" table:number-rows-spanned="1">
            <text:p>@@pp40@@</text:p>
          </table:table-cell>
          <table:covered-table-cell table:style-name="ce160"/>
          <table:table-cell table:style-name="ce191" office:value-type="string">
            <text:p>@@aa18@@</text:p>
          </table:table-cell>
          <table:table-cell table:style-name="ce3"/>
          <table:covered-table-cell table:style-name="ce28"/>
          <table:table-cell table:style-name="ce242" office:value-type="string" table:number-columns-spanned="2" table:number-rows-spanned="1">
            <text:p>中性脂肪</text:p>
          </table:table-cell>
          <table:covered-table-cell table:style-name="ce259"/>
          <table:table-cell table:style-name="ce292" office:value-type="string" table:number-columns-spanned="2" table:number-rows-spanned="1">
            <text:p>@@kk13@@</text:p>
          </table:table-cell>
          <table:covered-table-cell table:style-name="ce126"/>
          <table:table-cell table:style-name="ce160" office:value-type="string" table:number-columns-spanned="2" table:number-rows-spanned="1">
            <text:p>@@pp13@@</text:p>
          </table:table-cell>
          <table:covered-table-cell table:style-name="ce160"/>
          <table:table-cell table:style-name="ce380" office:value-type="string">
            <text:p>@@aa4@@</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ＨＣＶ抗体</text:p>
          </table:table-cell>
          <table:covered-table-cell table:style-name="ce61"/>
          <table:covered-table-cell table:style-name="ce61"/>
          <table:table-cell table:style-name="ce107" office:value-type="string" table:number-columns-spanned="2" table:number-rows-spanned="1">
            <text:p>@@kk109@@</text:p>
          </table:table-cell>
          <table:covered-table-cell table:style-name="ce139"/>
          <table:table-cell table:style-name="ce160" office:value-type="string" table:number-columns-spanned="2" table:number-rows-spanned="1">
            <text:p>@@pp109@@</text:p>
          </table:table-cell>
          <table:covered-table-cell table:style-name="ce160"/>
          <table:table-cell table:style-name="ce191" office:value-type="string">
            <text:p>@@aa109@@</text:p>
          </table:table-cell>
          <table:table-cell table:style-name="ce3"/>
          <table:covered-table-cell table:style-name="ce29"/>
          <table:table-cell table:style-name="ce242" office:value-type="string" table:number-columns-spanned="2" table:number-rows-spanned="1">
            <text:p>ＨＤＬ</text:p>
          </table:table-cell>
          <table:covered-table-cell table:style-name="ce259"/>
          <table:table-cell table:style-name="ce293" office:value-type="string" table:number-columns-spanned="2" table:number-rows-spanned="1">
            <text:p>@@kk11@@</text:p>
          </table:table-cell>
          <table:covered-table-cell table:style-name="ce126"/>
          <table:table-cell table:style-name="ce160" office:value-type="string" table:number-columns-spanned="2" table:number-rows-spanned="1">
            <text:p>@@pp11@@</text:p>
          </table:table-cell>
          <table:covered-table-cell table:style-name="ce160"/>
          <table:table-cell table:style-name="ce380" office:value-type="string">
            <text:p>@@aa2@@</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ＣＲＰ</text:p>
          </table:table-cell>
          <table:covered-table-cell table:style-name="ce61"/>
          <table:covered-table-cell table:style-name="ce61"/>
          <table:table-cell table:style-name="ce108" office:value-type="string" table:number-columns-spanned="2" table:number-rows-spanned="1">
            <text:p>@@kk106@@</text:p>
          </table:table-cell>
          <table:covered-table-cell table:style-name="ce140"/>
          <table:table-cell table:style-name="ce162" office:value-type="string" table:number-columns-spanned="2" table:number-rows-spanned="1">
            <text:p>@@pp106@@</text:p>
          </table:table-cell>
          <table:covered-table-cell table:style-name="ce162"/>
          <table:table-cell table:style-name="ce191" office:value-type="string">
            <text:p>@@aa106@@</text:p>
          </table:table-cell>
          <table:table-cell table:style-name="ce197"/>
          <table:covered-table-cell table:style-name="ce29"/>
          <table:table-cell table:style-name="ce242" office:value-type="string" table:number-columns-spanned="2" table:number-rows-spanned="1">
            <text:p>ＬＤＬ</text:p>
          </table:table-cell>
          <table:covered-table-cell table:style-name="ce259"/>
          <table:table-cell table:style-name="ce294" office:value-type="string" table:number-columns-spanned="2" table:number-rows-spanned="1">
            <text:p>@@kk14@@</text:p>
          </table:table-cell>
          <table:covered-table-cell table:style-name="ce126"/>
          <table:table-cell table:style-name="ce160" office:value-type="string" table:number-columns-spanned="2" table:number-rows-spanned="1">
            <text:p>@@pp14@@</text:p>
          </table:table-cell>
          <table:covered-table-cell table:style-name="ce160"/>
          <table:table-cell table:style-name="ce380" office:value-type="string">
            <text:p>@@aa5@@</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ＲＡ</text:p>
          </table:table-cell>
          <table:covered-table-cell table:style-name="ce61"/>
          <table:covered-table-cell table:style-name="ce61"/>
          <table:table-cell table:style-name="ce109" office:value-type="string" table:number-columns-spanned="2" table:number-rows-spanned="1">
            <text:p>@@kk107@@</text:p>
          </table:table-cell>
          <table:covered-table-cell table:style-name="ce141"/>
          <table:table-cell table:style-name="ce160" office:value-type="string" table:number-columns-spanned="2" table:number-rows-spanned="1">
            <text:p>@@pp107@@</text:p>
          </table:table-cell>
          <table:covered-table-cell table:style-name="ce177"/>
          <table:table-cell table:style-name="ce191" office:value-type="string">
            <text:p>@@aa107@@</text:p>
          </table:table-cell>
          <table:table-cell table:style-name="ce3"/>
          <table:table-cell table:style-name="ce219" office:value-type="string" table:number-columns-spanned="1" table:number-rows-spanned="4">
            <text:p>その他</text:p>
          </table:table-cell>
          <table:table-cell table:style-name="ce242" office:value-type="string" table:number-columns-spanned="2" table:number-rows-spanned="1">
            <text:p>血清鉄</text:p>
          </table:table-cell>
          <table:covered-table-cell table:style-name="ce259"/>
          <table:table-cell table:style-name="ce295" office:value-type="string" table:number-columns-spanned="2" table:number-rows-spanned="1">
            <text:p>@@kk111@@</text:p>
          </table:table-cell>
          <table:covered-table-cell table:style-name="ce126"/>
          <table:table-cell table:style-name="ce349" office:value-type="string" table:number-columns-spanned="2" table:number-rows-spanned="1">
            <text:p>@@pp111@@</text:p>
          </table:table-cell>
          <table:covered-table-cell table:style-name="ce160"/>
          <table:table-cell table:style-name="ce380" office:value-type="string">
            <text:p>@@aa111@@</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ＲＰＲ</text:p>
          </table:table-cell>
          <table:covered-table-cell table:style-name="ce61"/>
          <table:covered-table-cell table:style-name="ce61"/>
          <table:table-cell table:style-name="ce110" office:value-type="string" table:number-columns-spanned="2" table:number-rows-spanned="1">
            <text:p>@@kk108@@</text:p>
          </table:table-cell>
          <table:covered-table-cell table:style-name="ce139"/>
          <table:table-cell table:style-name="ce160" office:value-type="string" table:number-columns-spanned="2" table:number-rows-spanned="1">
            <text:p>@@pp108@@</text:p>
          </table:table-cell>
          <table:covered-table-cell table:style-name="ce160"/>
          <table:table-cell table:style-name="ce191" office:value-type="string">
            <text:p>@@aa108@@</text:p>
          </table:table-cell>
          <table:table-cell table:style-name="ce3"/>
          <table:covered-table-cell table:style-name="ce219"/>
          <table:table-cell table:style-name="ce242" office:value-type="string" table:number-columns-spanned="2" table:number-rows-spanned="1">
            <text:p>血沈１ｈ</text:p>
          </table:table-cell>
          <table:covered-table-cell table:style-name="ce259"/>
          <table:table-cell table:style-name="ce296" office:value-type="string" table:number-columns-spanned="2" table:number-rows-spanned="1">
            <text:p>@@kk114@@</text:p>
          </table:table-cell>
          <table:covered-table-cell table:style-name="ce126"/>
          <table:table-cell table:style-name="ce160" office:value-type="string" table:number-columns-spanned="2" table:number-rows-spanned="1">
            <text:p>@@pp114@@</text:p>
          </table:table-cell>
          <table:covered-table-cell table:style-name="ce160"/>
          <table:table-cell table:style-name="ce380" office:value-type="string">
            <text:p>@@aa114@@</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4" office:value-type="string" table:number-columns-spanned="3" table:number-rows-spanned="1">
            <text:p>HIV</text:p>
          </table:table-cell>
          <table:covered-table-cell table:style-name="ce62"/>
          <table:covered-table-cell table:style-name="ce62"/>
          <table:table-cell table:style-name="ce111" office:value-type="string" table:number-columns-spanned="2" table:number-rows-spanned="1">
            <text:p>@@h9@@</text:p>
          </table:table-cell>
          <table:covered-table-cell table:style-name="ce142"/>
          <table:table-cell table:style-name="ce161" table:number-columns-spanned="2" table:number-rows-spanned="1"/>
          <table:covered-table-cell table:style-name="ce161"/>
          <table:table-cell table:style-name="ce3" table:number-columns-repeated="2"/>
          <table:covered-table-cell table:style-name="ce219"/>
          <table:table-cell table:style-name="ce242" office:value-type="string" table:number-columns-spanned="2" table:number-rows-spanned="1">
            <text:p>ピロリ菌</text:p>
          </table:table-cell>
          <table:covered-table-cell table:style-name="ce259"/>
          <table:table-cell table:style-name="ce297" office:value-type="string" table:number-columns-spanned="2" table:number-rows-spanned="1">
            <text:p>@@k505@@</text:p>
          </table:table-cell>
          <table:covered-table-cell table:style-name="ce126"/>
          <table:table-cell table:style-name="ce160" office:value-type="string" table:number-columns-spanned="2" table:number-rows-spanned="1">
            <text:p>@@p505@@</text:p>
          </table:table-cell>
          <table:covered-table-cell table:style-name="ce160"/>
          <table:table-cell table:style-name="ce228" office:value-type="string">
            <text:p>@@ss5@@</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5" table:number-columns-repeated="7"/>
          <table:table-cell table:style-name="Default" table:number-columns-repeated="2"/>
          <table:covered-table-cell table:style-name="ce29"/>
          <table:table-cell table:style-name="ce246" office:value-type="string" table:number-columns-spanned="2" table:number-rows-spanned="1">
            <text:p>ANA</text:p>
          </table:table-cell>
          <table:covered-table-cell table:style-name="ce261"/>
          <table:table-cell table:style-name="ce298" office:value-type="string" table:number-columns-spanned="2" table:number-rows-spanned="1">
            <text:p>@@k1003@@</text:p>
          </table:table-cell>
          <table:covered-table-cell table:style-name="ce145"/>
          <table:table-cell table:style-name="ce161" office:value-type="string" table:number-columns-spanned="2" table:number-rows-spanned="1">
            <text:p>@@p1003@@</text:p>
          </table:table-cell>
          <table:covered-table-cell table:style-name="ce370"/>
          <table:table-cell table:style-name="ce380" office:value-type="string">
            <text:p>@@aa1003@@</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18" office:value-type="string">
            <text:p>[腫瘍マーカー・特殊検査]</text:p>
          </table:table-cell>
          <table:table-cell table:style-name="ce17" table:number-columns-repeated="2"/>
          <table:table-cell table:style-name="ce97" table:number-columns-repeated="4"/>
          <table:table-cell table:style-name="ce3" table:number-columns-repeated="2"/>
          <table:table-cell table:style-name="Default" table:number-columns-repeated="8"/>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2" office:value-type="string" table:number-columns-spanned="3" table:number-rows-spanned="1">
            <text:p>検査項目</text:p>
          </table:table-cell>
          <table:covered-table-cell table:style-name="ce63"/>
          <table:covered-table-cell table:style-name="ce63"/>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3" table:number-columns-repeated="2"/>
          <table:table-cell table:style-name="ce17" table:number-columns-repeated="7"/>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PSA</text:p>
          </table:table-cell>
          <table:covered-table-cell table:style-name="ce61"/>
          <table:covered-table-cell table:style-name="ce61"/>
          <table:table-cell table:style-name="ce95" office:value-type="string" table:number-columns-spanned="2" table:number-rows-spanned="1">
            <text:p>@@kk95@@</text:p>
          </table:table-cell>
          <table:covered-table-cell table:style-name="ce138"/>
          <table:table-cell table:style-name="ce158" office:value-type="string" table:number-columns-spanned="2" table:number-rows-spanned="1">
            <text:p>@@pp95@@</text:p>
          </table:table-cell>
          <table:covered-table-cell table:style-name="ce158"/>
          <table:table-cell table:style-name="ce3" office:value-type="string">
            <text:p>@@aa49@@</text:p>
          </table:table-cell>
          <table:table-cell table:style-name="ce3"/>
          <table:table-cell table:style-name="ce18" office:value-type="string">
            <text:p>[糖代謝]</text:p>
          </table:table-cell>
          <table:table-cell table:style-name="ce17" table:number-columns-repeated="2"/>
          <table:table-cell table:style-name="ce97" table:number-columns-repeated="4"/>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CA125</text:p>
          </table:table-cell>
          <table:covered-table-cell table:style-name="ce61"/>
          <table:covered-table-cell table:style-name="ce61"/>
          <table:table-cell table:style-name="ce112" office:value-type="string" table:number-columns-spanned="2" table:number-rows-spanned="1">
            <text:p>@@kk94@@</text:p>
          </table:table-cell>
          <table:covered-table-cell table:style-name="ce126"/>
          <table:table-cell table:style-name="ce160" office:value-type="string" table:number-columns-spanned="2" table:number-rows-spanned="1">
            <text:p>@@pp94@@</text:p>
          </table:table-cell>
          <table:covered-table-cell table:style-name="ce160"/>
          <table:table-cell table:style-name="ce3" office:value-type="string">
            <text:p>@@aa48@@</text:p>
          </table:table-cell>
          <table:table-cell table:style-name="ce3"/>
          <table:table-cell table:style-name="ce22" office:value-type="string" table:number-columns-spanned="3" table:number-rows-spanned="1">
            <text:p>検査項目</text:p>
          </table:table-cell>
          <table:covered-table-cell table:style-name="ce241"/>
          <table:covered-table-cell table:style-name="ce241"/>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3" office:value-type="string" table:number-columns-spanned="3" table:number-rows-spanned="1">
            <text:p>CEA</text:p>
          </table:table-cell>
          <table:covered-table-cell table:style-name="ce61"/>
          <table:covered-table-cell table:style-name="ce61"/>
          <table:table-cell table:style-name="ce95" office:value-type="string" table:number-columns-spanned="2" table:number-rows-spanned="1">
            <text:p>@@kk115@@</text:p>
          </table:table-cell>
          <table:covered-table-cell table:style-name="ce138"/>
          <table:table-cell table:style-name="ce158" office:value-type="string" table:number-columns-spanned="2" table:number-rows-spanned="1">
            <text:p>@@pp115@@</text:p>
          </table:table-cell>
          <table:covered-table-cell table:style-name="ce158"/>
          <table:table-cell table:style-name="ce191" office:value-type="string">
            <text:p>@@aa115@@</text:p>
          </table:table-cell>
          <table:table-cell table:style-name="ce3"/>
          <table:table-cell table:style-name="ce23" office:value-type="string" table:number-columns-spanned="3" table:number-rows-spanned="1">
            <text:p>空腹時血糖</text:p>
          </table:table-cell>
          <table:covered-table-cell table:style-name="ce247"/>
          <table:covered-table-cell table:style-name="ce247"/>
          <table:table-cell table:style-name="ce299" office:value-type="string" table:number-columns-spanned="2" table:number-rows-spanned="1">
            <text:p>@@kk50@@</text:p>
          </table:table-cell>
          <table:covered-table-cell table:style-name="ce126"/>
          <table:table-cell table:style-name="ce160" office:value-type="string" table:number-columns-spanned="2" table:number-rows-spanned="1">
            <text:p>@@pp50@@</text:p>
          </table:table-cell>
          <table:covered-table-cell table:style-name="ce160"/>
          <table:table-cell table:style-name="ce228" office:value-type="string">
            <text:p>@@aa20@@</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6" office:value-type="string" table:number-columns-spanned="3" table:number-rows-spanned="1">
            <text:p>アルファフェトプロティン</text:p>
          </table:table-cell>
          <table:covered-table-cell table:style-name="ce61"/>
          <table:covered-table-cell table:style-name="ce61"/>
          <table:table-cell table:style-name="ce113" office:value-type="string" table:number-columns-spanned="2" table:number-rows-spanned="1">
            <text:p>@@kk116@@</text:p>
          </table:table-cell>
          <table:covered-table-cell table:style-name="ce126"/>
          <table:table-cell table:style-name="ce160" office:value-type="string" table:number-columns-spanned="2" table:number-rows-spanned="1">
            <text:p>@@pp116@@</text:p>
          </table:table-cell>
          <table:covered-table-cell table:style-name="ce160"/>
          <table:table-cell table:style-name="ce191" office:value-type="string">
            <text:p>@@aa116@@</text:p>
          </table:table-cell>
          <table:table-cell table:style-name="ce3"/>
          <table:table-cell table:style-name="ce23" office:value-type="string" table:number-columns-spanned="3" table:number-rows-spanned="1">
            <text:p>尿糖</text:p>
          </table:table-cell>
          <table:covered-table-cell table:style-name="ce247"/>
          <table:covered-table-cell table:style-name="ce247"/>
          <table:table-cell table:style-name="ce300" office:value-type="string" table:number-columns-spanned="2" table:number-rows-spanned="1">
            <text:p>@@kk51@@</text:p>
          </table:table-cell>
          <table:covered-table-cell table:style-name="ce126"/>
          <table:table-cell table:style-name="ce160" office:value-type="string" table:number-columns-spanned="2" table:number-rows-spanned="1">
            <text:p>@@pp51@@</text:p>
          </table:table-cell>
          <table:covered-table-cell table:style-name="ce160"/>
          <table:table-cell table:style-name="ce228" office:value-type="string">
            <text:p>@@aa21@@</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4" table:number-columns-spanned="3" table:number-rows-spanned="1"/>
          <table:covered-table-cell table:style-name="ce62"/>
          <table:covered-table-cell table:style-name="ce62"/>
          <table:table-cell table:style-name="ce103" table:number-columns-spanned="2" table:number-rows-spanned="1"/>
          <table:covered-table-cell table:style-name="ce137"/>
          <table:table-cell table:style-name="ce161" table:number-columns-spanned="2" table:number-rows-spanned="1"/>
          <table:covered-table-cell table:style-name="ce161"/>
          <table:table-cell table:style-name="ce3" table:number-columns-repeated="2"/>
          <table:table-cell table:style-name="ce24" office:value-type="string" table:number-columns-spanned="3" table:number-rows-spanned="1">
            <text:p>HbA1c</text:p>
          </table:table-cell>
          <table:covered-table-cell table:style-name="ce248"/>
          <table:covered-table-cell table:style-name="ce248"/>
          <table:table-cell table:style-name="ce301" office:value-type="string" table:number-columns-spanned="2" table:number-rows-spanned="1">
            <text:p>@@kk52@@</text:p>
          </table:table-cell>
          <table:covered-table-cell table:style-name="ce332"/>
          <table:table-cell table:style-name="ce159" office:value-type="string" table:number-columns-spanned="2" table:number-rows-spanned="1">
            <text:p>@@pp52@@</text:p>
          </table:table-cell>
          <table:covered-table-cell table:style-name="ce371"/>
          <table:table-cell table:style-name="ce228" office:value-type="string">
            <text:p>@@aa22@@</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0">
          <table:table-cell table:style-name="ce3"/>
          <table:table-cell table:style-name="ce27"/>
          <table:table-cell table:style-name="ce17" table:number-columns-repeated="6"/>
          <table:table-cell table:style-name="ce3" table:number-columns-repeated="2"/>
          <table:table-cell table:style-name="ce17" table:number-columns-repeated="7"/>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3">
          <table:table-cell table:style-name="ce3"/>
          <table:table-cell table:style-name="ce18" office:value-type="string">
            <text:p>[尿検査]</text:p>
          </table:table-cell>
          <table:table-cell table:style-name="ce17" table:number-columns-repeated="2"/>
          <table:table-cell table:style-name="ce97" table:number-columns-repeated="4"/>
          <table:table-cell table:style-name="ce3" table:number-columns-repeated="2"/>
          <table:table-cell table:style-name="ce18" office:value-type="string">
            <text:p>[循環器系]</text:p>
          </table:table-cell>
          <table:table-cell table:style-name="ce17" table:number-columns-repeated="2"/>
          <table:table-cell table:style-name="ce97" table:number-columns-repeated="4"/>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1">
          <table:table-cell table:style-name="ce3"/>
          <table:table-cell table:style-name="ce22" office:value-type="string" table:number-columns-spanned="3" table:number-rows-spanned="1">
            <text:p>検査項目</text:p>
          </table:table-cell>
          <table:covered-table-cell table:style-name="ce64"/>
          <table:covered-table-cell table:style-name="ce64"/>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3" table:number-columns-repeated="2"/>
          <table:table-cell table:style-name="ce220" office:value-type="string" table:number-columns-spanned="3" table:number-rows-spanned="1">
            <text:p>検査項目</text:p>
          </table:table-cell>
          <table:covered-table-cell table:style-name="ce249"/>
          <table:covered-table-cell table:style-name="ce249"/>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table-cell table:style-name="ce28" office:value-type="string" table:number-columns-spanned="1" table:number-rows-spanned="7">
            <text:p>定性</text:p>
          </table:table-cell>
          <table:table-cell table:style-name="ce65" office:value-type="string" table:number-columns-spanned="2" table:number-rows-spanned="1">
            <text:p>比重</text:p>
          </table:table-cell>
          <table:covered-table-cell table:style-name="ce65"/>
          <table:table-cell table:style-name="ce114" office:value-type="string" table:number-columns-spanned="2" table:number-rows-spanned="1">
            <text:p>@@kk119@@</text:p>
          </table:table-cell>
          <table:covered-table-cell table:style-name="ce143"/>
          <table:table-cell table:style-name="ce163" office:value-type="string" table:number-columns-spanned="2" table:number-rows-spanned="1">
            <text:p>@@pp119@@</text:p>
          </table:table-cell>
          <table:covered-table-cell table:style-name="ce163"/>
          <table:table-cell table:style-name="ce191" office:value-type="string">
            <text:p>@@aa119@@</text:p>
          </table:table-cell>
          <table:table-cell table:style-name="ce3"/>
          <table:table-cell table:style-name="ce221" office:value-type="string" table:number-columns-spanned="3" table:number-rows-spanned="1">
            <text:p>血圧 (収縮期)</text:p>
          </table:table-cell>
          <table:covered-table-cell table:style-name="ce65"/>
          <table:covered-table-cell table:style-name="ce65"/>
          <table:table-cell table:style-name="ce302" office:value-type="string" table:number-columns-spanned="2" table:number-rows-spanned="1">
            <text:p>@@k300@@</text:p>
          </table:table-cell>
          <table:covered-table-cell table:style-name="ce126"/>
          <table:table-cell table:style-name="ce160" office:value-type="string" table:number-columns-spanned="2" table:number-rows-spanned="1">
            <text:p>@@p300@@</text:p>
          </table:table-cell>
          <table:covered-table-cell table:style-name="ce160"/>
          <table:table-cell table:style-name="ce380" office:value-type="string">
            <text:p>@@aa56@@</text:p>
          </table:table-cell>
          <table:table-cell table:style-name="ce403"/>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covered-table-cell table:style-name="ce29"/>
          <table:table-cell table:style-name="ce65" office:value-type="string" table:number-columns-spanned="2" table:number-rows-spanned="1">
            <text:p>ＰＨ</text:p>
          </table:table-cell>
          <table:covered-table-cell table:style-name="ce65"/>
          <table:table-cell table:style-name="ce95" office:value-type="string" table:number-columns-spanned="2" table:number-rows-spanned="1">
            <text:p>@@kk120@@</text:p>
          </table:table-cell>
          <table:covered-table-cell table:style-name="ce138"/>
          <table:table-cell table:style-name="ce158" office:value-type="string" table:number-columns-spanned="2" table:number-rows-spanned="1">
            <text:p>@@pp120@@</text:p>
          </table:table-cell>
          <table:covered-table-cell table:style-name="ce158"/>
          <table:table-cell table:style-name="ce191" office:value-type="string">
            <text:p>@@aa120@@</text:p>
          </table:table-cell>
          <table:table-cell table:style-name="ce3"/>
          <table:table-cell table:style-name="ce221" office:value-type="string" table:number-columns-spanned="3" table:number-rows-spanned="1">
            <text:p>血圧 (拡張期)</text:p>
          </table:table-cell>
          <table:covered-table-cell table:style-name="ce65"/>
          <table:covered-table-cell table:style-name="ce65"/>
          <table:table-cell table:style-name="ce303" office:value-type="string" table:number-columns-spanned="2" table:number-rows-spanned="1">
            <text:p>@@k301@@</text:p>
          </table:table-cell>
          <table:covered-table-cell table:style-name="ce126"/>
          <table:table-cell table:style-name="ce160" office:value-type="string" table:number-columns-spanned="2" table:number-rows-spanned="1">
            <text:p>@@p301@@</text:p>
          </table:table-cell>
          <table:covered-table-cell table:style-name="ce160"/>
          <table:table-cell table:style-name="ce380" office:value-type="string">
            <text:p>@@aa57@@</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covered-table-cell table:style-name="ce29"/>
          <table:table-cell table:style-name="ce65" office:value-type="string" table:number-columns-spanned="2" table:number-rows-spanned="1">
            <text:p>糖</text:p>
          </table:table-cell>
          <table:covered-table-cell table:style-name="ce65"/>
          <table:table-cell table:style-name="ce115" office:value-type="string" table:number-columns-spanned="2" table:number-rows-spanned="1">
            <text:p>@@kk65@@</text:p>
          </table:table-cell>
          <table:covered-table-cell table:style-name="ce144"/>
          <table:table-cell table:style-name="ce160" office:value-type="string" table:number-columns-spanned="2" table:number-rows-spanned="1">
            <text:p>@@pp65@@</text:p>
          </table:table-cell>
          <table:covered-table-cell table:style-name="ce177"/>
          <table:table-cell table:style-name="ce191" office:value-type="string">
            <text:p>@@aa24@@</text:p>
          </table:table-cell>
          <table:table-cell table:style-name="ce3"/>
          <table:table-cell table:style-name="ce221" office:value-type="string" table:number-columns-spanned="3" table:number-rows-spanned="1">
            <text:p>脈拍</text:p>
          </table:table-cell>
          <table:covered-table-cell table:style-name="ce65"/>
          <table:covered-table-cell table:style-name="ce65"/>
          <table:table-cell table:style-name="ce304" office:value-type="string" table:number-columns-spanned="2" table:number-rows-spanned="1">
            <text:p>@@k302@@</text:p>
          </table:table-cell>
          <table:covered-table-cell table:style-name="ce126"/>
          <table:table-cell table:style-name="ce160" office:value-type="string" table:number-columns-spanned="2" table:number-rows-spanned="1">
            <text:p>@@p302@@</text:p>
          </table:table-cell>
          <table:covered-table-cell table:style-name="ce160"/>
          <table:table-cell table:style-name="ce380" office:value-type="string">
            <text:p>@@aa58@@</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5"/>
        </table:table-row>
        <table:table-row table:style-name="ro12">
          <table:table-cell table:style-name="ce3"/>
          <table:covered-table-cell table:style-name="ce29"/>
          <table:table-cell table:style-name="ce65" office:value-type="string" table:number-columns-spanned="2" table:number-rows-spanned="1">
            <text:p>潜血</text:p>
          </table:table-cell>
          <table:covered-table-cell table:style-name="ce65"/>
          <table:table-cell table:style-name="ce116" office:value-type="string" table:number-columns-spanned="2" table:number-rows-spanned="1">
            <text:p>@@kk67@@</text:p>
          </table:table-cell>
          <table:covered-table-cell table:style-name="ce126"/>
          <table:table-cell table:style-name="ce160" office:value-type="string" table:number-columns-spanned="2" table:number-rows-spanned="1">
            <text:p>@@pp67@@</text:p>
          </table:table-cell>
          <table:covered-table-cell table:style-name="ce160"/>
          <table:table-cell table:style-name="ce191" office:value-type="string">
            <text:p>@@aa26@@</text:p>
          </table:table-cell>
          <table:table-cell table:style-name="ce3"/>
          <table:table-cell table:style-name="ce23" office:value-type="string" table:number-columns-spanned="3" table:number-rows-spanned="4">
            <text:p>心電図</text:p>
          </table:table-cell>
          <table:covered-table-cell table:style-name="ce65"/>
          <table:covered-table-cell table:style-name="ce65"/>
          <table:table-cell table:style-name="ce305" office:value-type="string" table:number-columns-spanned="3" table:number-rows-spanned="4">
            <text:p>@@c502@@</text:p>
          </table:table-cell>
          <table:covered-table-cell table:style-name="ce333"/>
          <table:covered-table-cell table:style-name="ce350"/>
          <table:table-cell table:style-name="ce372" table:number-columns-spanned="3" table:number-rows-spanned="4"/>
          <table:covered-table-cell table:style-name="ce381"/>
          <table:covered-table-cell table:style-name="ce404"/>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29"/>
          <table:table-cell table:style-name="ce65" office:value-type="string" table:number-columns-spanned="2" table:number-rows-spanned="1">
            <text:p>蛋白</text:p>
          </table:table-cell>
          <table:covered-table-cell table:style-name="ce65"/>
          <table:table-cell table:style-name="ce117" office:value-type="string" table:number-columns-spanned="2" table:number-rows-spanned="1">
            <text:p>@@kk64@@</text:p>
          </table:table-cell>
          <table:covered-table-cell table:style-name="ce126"/>
          <table:table-cell table:style-name="ce160" office:value-type="string" table:number-columns-spanned="2" table:number-rows-spanned="1">
            <text:p>@@pp64@@</text:p>
          </table:table-cell>
          <table:covered-table-cell table:style-name="ce160"/>
          <table:table-cell table:style-name="ce191" office:value-type="string">
            <text:p>@@aa23@@</text:p>
          </table:table-cell>
          <table:table-cell table:style-name="ce3"/>
          <table:covered-table-cell table:style-name="ce23"/>
          <table:covered-table-cell table:style-name="ce65"/>
          <table:covered-table-cell table:style-name="ce65"/>
          <table:covered-table-cell table:style-name="ce306"/>
          <table:covered-table-cell table:style-name="ce126"/>
          <table:covered-table-cell table:style-name="ce351"/>
          <table:covered-table-cell table:style-name="ce160"/>
          <table:covered-table-cell table:style-name="ce382"/>
          <table:covered-table-cell table:style-name="ce405"/>
          <table:table-cell table:style-name="ce378"/>
          <table:table-cell table:style-name="ce403"/>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29"/>
          <table:table-cell table:style-name="ce66" office:value-type="string" table:number-columns-spanned="2" table:number-rows-spanned="1">
            <text:p>ウロビリノーゲン</text:p>
          </table:table-cell>
          <table:covered-table-cell table:style-name="ce65"/>
          <table:table-cell table:style-name="ce95" office:value-type="string" table:number-columns-spanned="2" table:number-rows-spanned="1">
            <text:p>@@kk121@@</text:p>
          </table:table-cell>
          <table:covered-table-cell table:style-name="ce138"/>
          <table:table-cell table:style-name="ce158" office:value-type="string" table:number-columns-spanned="2" table:number-rows-spanned="1">
            <text:p>@@pp121@@</text:p>
          </table:table-cell>
          <table:covered-table-cell table:style-name="ce158"/>
          <table:table-cell table:style-name="ce191" office:value-type="string">
            <text:p>@@aa121@@</text:p>
          </table:table-cell>
          <table:table-cell table:style-name="ce3"/>
          <table:covered-table-cell table:style-name="ce23"/>
          <table:covered-table-cell table:style-name="ce65"/>
          <table:covered-table-cell table:style-name="ce65"/>
          <table:covered-table-cell table:style-name="ce126"/>
          <table:covered-table-cell table:style-name="ce126"/>
          <table:covered-table-cell table:style-name="ce160"/>
          <table:covered-table-cell table:style-name="ce160"/>
          <table:covered-table-cell table:style-name="ce383"/>
          <table:covered-table-cell table:style-name="ce405"/>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29"/>
          <table:table-cell table:style-name="ce65" office:value-type="string" table:number-columns-spanned="2" table:number-rows-spanned="1">
            <text:p>ケトン体</text:p>
          </table:table-cell>
          <table:covered-table-cell table:style-name="ce65"/>
          <table:table-cell table:style-name="ce118" office:value-type="string" table:number-columns-spanned="2" table:number-rows-spanned="1">
            <text:p>@@kk66@@</text:p>
          </table:table-cell>
          <table:covered-table-cell table:style-name="ce126"/>
          <table:table-cell table:style-name="ce160" office:value-type="string" table:number-columns-spanned="2" table:number-rows-spanned="1">
            <text:p>@@pp66@@</text:p>
          </table:table-cell>
          <table:covered-table-cell table:style-name="ce160"/>
          <table:table-cell table:style-name="ce191" office:value-type="string">
            <text:p>@@aa25@@</text:p>
          </table:table-cell>
          <table:table-cell table:style-name="ce3"/>
          <table:covered-table-cell table:style-name="ce23"/>
          <table:covered-table-cell table:style-name="ce65"/>
          <table:covered-table-cell table:style-name="ce65"/>
          <table:covered-table-cell table:style-name="ce126"/>
          <table:covered-table-cell table:style-name="ce126"/>
          <table:covered-table-cell table:style-name="ce160"/>
          <table:covered-table-cell table:style-name="ce160"/>
          <table:covered-table-cell table:style-name="ce383"/>
          <table:covered-table-cell table:style-name="ce405"/>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30" office:value-type="string" table:number-columns-spanned="1" table:number-rows-spanned="4">
            <text:p>沈渣</text:p>
          </table:table-cell>
          <table:table-cell table:style-name="ce65" office:value-type="string" table:number-columns-spanned="2" table:number-rows-spanned="1">
            <text:p>赤血球</text:p>
          </table:table-cell>
          <table:covered-table-cell table:style-name="ce65"/>
          <table:table-cell table:style-name="ce119" office:value-type="string" table:number-columns-spanned="2" table:number-rows-spanned="1">
            <text:p>@@kk60@@</text:p>
          </table:table-cell>
          <table:covered-table-cell table:style-name="ce126"/>
          <table:table-cell table:style-name="ce164" office:value-type="string" table:number-columns-spanned="2" table:number-rows-spanned="1">
            <text:p>@@pp60@@</text:p>
          </table:table-cell>
          <table:covered-table-cell table:style-name="ce164"/>
          <table:table-cell table:style-name="ce191" office:value-type="string">
            <text:p>@@aa31@@</text:p>
          </table:table-cell>
          <table:table-cell table:style-name="ce3"/>
          <table:table-cell table:style-name="ce24" office:value-type="string" table:number-columns-spanned="3" table:number-rows-spanned="4">
            <text:p>胸部X線（心臓）</text:p>
          </table:table-cell>
          <table:covered-table-cell table:style-name="ce65"/>
          <table:covered-table-cell table:style-name="ce65"/>
          <table:table-cell table:style-name="ce307" office:value-type="string" table:number-columns-spanned="3" table:number-rows-spanned="4">
            <text:p>@@c501@@</text:p>
          </table:table-cell>
          <table:covered-table-cell table:style-name="ce334"/>
          <table:covered-table-cell table:style-name="ce352"/>
          <table:table-cell table:style-name="ce373" table:number-columns-spanned="3" table:number-rows-spanned="4"/>
          <table:covered-table-cell table:style-name="ce384"/>
          <table:covered-table-cell table:style-name="ce404"/>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29"/>
          <table:table-cell table:style-name="ce65" office:value-type="string" table:number-columns-spanned="2" table:number-rows-spanned="1">
            <text:p>白血球</text:p>
          </table:table-cell>
          <table:covered-table-cell table:style-name="ce65"/>
          <table:table-cell table:style-name="ce119" office:value-type="string" table:number-columns-spanned="2" table:number-rows-spanned="1">
            <text:p>@@kk61@@</text:p>
          </table:table-cell>
          <table:covered-table-cell table:style-name="ce126"/>
          <table:table-cell table:style-name="ce164" office:value-type="string" table:number-columns-spanned="2" table:number-rows-spanned="1">
            <text:p>@@pp61@@</text:p>
          </table:table-cell>
          <table:covered-table-cell table:style-name="ce164"/>
          <table:table-cell table:style-name="ce191" office:value-type="string">
            <text:p>@@aa32@@</text:p>
          </table:table-cell>
          <table:table-cell table:style-name="ce3"/>
          <table:covered-table-cell table:style-name="ce23"/>
          <table:covered-table-cell table:style-name="ce65"/>
          <table:covered-table-cell table:style-name="ce65"/>
          <table:covered-table-cell table:style-name="ce308"/>
          <table:covered-table-cell table:style-name="ce335"/>
          <table:covered-table-cell table:style-name="ce351"/>
          <table:covered-table-cell table:style-name="ce374"/>
          <table:covered-table-cell table:style-name="ce385"/>
          <table:covered-table-cell table:style-name="ce406"/>
          <table:table-cell table:style-name="ce228"/>
          <table:table-cell table:style-name="ce228" office:value-type="string">
            <text:p><text:s/></text:p>
          </table:table-cell>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29"/>
          <table:table-cell table:style-name="ce65" office:value-type="string" table:number-columns-spanned="2" table:number-rows-spanned="1">
            <text:p>扁平上皮</text:p>
          </table:table-cell>
          <table:covered-table-cell table:style-name="ce65"/>
          <table:table-cell table:style-name="ce99" office:value-type="string" table:number-columns-spanned="2" table:number-rows-spanned="1">
            <text:p>@@kk122@@</text:p>
          </table:table-cell>
          <table:covered-table-cell table:style-name="ce126"/>
          <table:table-cell table:style-name="ce160" office:value-type="string" table:number-columns-spanned="2" table:number-rows-spanned="1">
            <text:p>@@pp122@@</text:p>
          </table:table-cell>
          <table:covered-table-cell table:style-name="ce160"/>
          <table:table-cell table:style-name="ce191" office:value-type="string">
            <text:p>@@aa122@@</text:p>
          </table:table-cell>
          <table:table-cell table:style-name="ce3"/>
          <table:covered-table-cell table:style-name="ce23"/>
          <table:covered-table-cell table:style-name="ce65"/>
          <table:covered-table-cell table:style-name="ce65"/>
          <table:covered-table-cell table:style-name="ce309"/>
          <table:covered-table-cell table:style-name="ce335"/>
          <table:covered-table-cell table:style-name="ce353"/>
          <table:covered-table-cell table:style-name="ce374"/>
          <table:covered-table-cell table:style-name="ce386"/>
          <table:covered-table-cell table:style-name="ce406"/>
          <table:table-cell table:style-name="ce378"/>
          <table:table-cell table:style-name="ce403"/>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31"/>
          <table:table-cell table:style-name="ce67" office:value-type="string" table:number-columns-spanned="2" table:number-rows-spanned="1">
            <text:p>細菌</text:p>
          </table:table-cell>
          <table:covered-table-cell table:style-name="ce67"/>
          <table:table-cell table:style-name="ce120" office:value-type="string" table:number-columns-spanned="2" table:number-rows-spanned="1">
            <text:p>@@kk62@@</text:p>
          </table:table-cell>
          <table:covered-table-cell table:style-name="ce137"/>
          <table:table-cell table:style-name="ce161" office:value-type="string" table:number-columns-spanned="2" table:number-rows-spanned="1">
            <text:p>@@pp62@@</text:p>
          </table:table-cell>
          <table:covered-table-cell table:style-name="ce161"/>
          <table:table-cell table:style-name="ce191" office:value-type="string">
            <text:p>@@aa33@@</text:p>
          </table:table-cell>
          <table:table-cell table:style-name="ce3"/>
          <table:covered-table-cell table:style-name="ce24"/>
          <table:covered-table-cell table:style-name="ce67"/>
          <table:covered-table-cell table:style-name="ce67"/>
          <table:covered-table-cell table:style-name="ce310"/>
          <table:covered-table-cell table:style-name="ce336"/>
          <table:covered-table-cell table:style-name="ce353"/>
          <table:covered-table-cell table:style-name="ce374"/>
          <table:covered-table-cell table:style-name="Default"/>
          <table:covered-table-cell table:style-name="Default"/>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17" table:number-columns-repeated="7"/>
          <table:table-cell table:style-name="ce3" table:number-columns-repeated="2"/>
          <table:table-cell table:style-name="Default" table:number-columns-repeated="9"/>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18" office:value-type="string">
            <text:p>[便検査]</text:p>
          </table:table-cell>
          <table:table-cell table:style-name="ce17" table:number-columns-repeated="2"/>
          <table:table-cell table:style-name="ce97" table:number-columns-repeated="4"/>
          <table:table-cell table:style-name="ce3" table:number-columns-repeated="2"/>
          <table:table-cell table:style-name="ce18" office:value-type="string">
            <text:p>[肺機能検査]</text:p>
          </table:table-cell>
          <table:table-cell table:style-name="ce17" table:number-columns-repeated="2"/>
          <table:table-cell table:style-name="ce97" table:number-columns-repeated="4"/>
          <table:table-cell table:style-name="ce191" table:number-columns-repeated="2"/>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22" office:value-type="string" table:number-columns-spanned="3" table:number-rows-spanned="1">
            <text:p>検査項目</text:p>
          </table:table-cell>
          <table:covered-table-cell table:style-name="ce68"/>
          <table:covered-table-cell table:style-name="ce68"/>
          <table:table-cell table:style-name="ce93" office:value-type="string" table:number-columns-spanned="2" table:number-rows-spanned="1">
            <text:p>@@PRESCRIPTION_DATE@@</text:p>
          </table:table-cell>
          <table:covered-table-cell table:style-name="ce136"/>
          <table:table-cell table:style-name="ce157" office:value-type="string" table:number-columns-spanned="2" table:number-rows-spanned="1">
            <text:p>@@PREORDERDATE@@</text:p>
          </table:table-cell>
          <table:covered-table-cell table:style-name="ce176"/>
          <table:table-cell table:style-name="ce3" table:number-columns-repeated="2"/>
          <table:table-cell table:style-name="ce22" office:value-type="string" table:number-columns-spanned="3" table:number-rows-spanned="1">
            <text:p>検査項目</text:p>
          </table:table-cell>
          <table:covered-table-cell table:style-name="ce68"/>
          <table:covered-table-cell table:style-name="ce68"/>
          <table:table-cell table:style-name="ce93" office:value-type="string" table:number-columns-spanned="3" table:number-rows-spanned="1">
            <text:p>@@PRESCRIPTION_DATE@@</text:p>
          </table:table-cell>
          <table:covered-table-cell table:style-name="ce136"/>
          <table:covered-table-cell table:style-name="ce157"/>
          <table:table-cell table:style-name="ce168" office:value-type="string" table:number-columns-spanned="3" table:number-rows-spanned="1">
            <text:p>@@PREORDERDATE@@</text:p>
          </table:table-cell>
          <table:covered-table-cell table:style-name="ce387"/>
          <table:covered-table-cell table:style-name="ce407"/>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23" office:value-type="string" table:number-columns-spanned="3" table:number-rows-spanned="1">
            <text:p>潜血</text:p>
          </table:table-cell>
          <table:covered-table-cell table:style-name="ce65"/>
          <table:covered-table-cell table:style-name="ce65"/>
          <table:table-cell table:style-name="ce121" office:value-type="string" table:number-columns-spanned="2" table:number-rows-spanned="1">
            <text:p>@@kk15@@</text:p>
          </table:table-cell>
          <table:covered-table-cell table:style-name="ce144"/>
          <table:table-cell table:style-name="ce165" office:value-type="string" table:number-columns-spanned="2" table:number-rows-spanned="1">
            <text:p>@@pp15@@</text:p>
          </table:table-cell>
          <table:covered-table-cell table:style-name="ce177"/>
          <table:table-cell table:style-name="ce191" office:value-type="string">
            <text:p>@@aa6@@</text:p>
          </table:table-cell>
          <table:table-cell table:style-name="ce3"/>
          <table:table-cell table:style-name="ce20" office:value-type="string" table:number-columns-spanned="3" table:number-rows-spanned="1">
            <text:p>実測肺活量</text:p>
          </table:table-cell>
          <table:covered-table-cell table:style-name="ce65"/>
          <table:covered-table-cell table:style-name="ce65"/>
          <table:table-cell table:style-name="ce311" office:value-type="string" table:number-columns-spanned="3" table:number-rows-spanned="1">
            <text:p>@@k200@@</text:p>
          </table:table-cell>
          <table:covered-table-cell table:style-name="ce126"/>
          <table:covered-table-cell table:style-name="ce160"/>
          <table:table-cell table:style-name="ce375" office:value-type="string" table:number-columns-spanned="3" table:number-rows-spanned="1">
            <text:p>@@p200@@</text:p>
          </table:table-cell>
          <table:covered-table-cell table:style-name="ce388"/>
          <table:covered-table-cell table:style-name="ce408"/>
          <table:table-cell table:style-name="ce228" office:value-type="string">
            <text:p>@@aa54@@</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24" office:value-type="string" table:number-columns-spanned="3" table:number-rows-spanned="1">
            <text:p>虫卵</text:p>
          </table:table-cell>
          <table:covered-table-cell table:style-name="ce67"/>
          <table:covered-table-cell table:style-name="ce67"/>
          <table:table-cell table:style-name="ce122" office:value-type="string" table:number-columns-spanned="2" table:number-rows-spanned="1">
            <text:p>@@kk123@@</text:p>
          </table:table-cell>
          <table:covered-table-cell table:style-name="ce145"/>
          <table:table-cell table:style-name="ce166" office:value-type="string" table:number-columns-spanned="2" table:number-rows-spanned="1">
            <text:p>@@pp123@@</text:p>
          </table:table-cell>
          <table:covered-table-cell table:style-name="ce178"/>
          <table:table-cell table:style-name="ce191" office:value-type="string">
            <text:p>@@aa123@@</text:p>
          </table:table-cell>
          <table:table-cell table:style-name="ce3"/>
          <table:table-cell table:style-name="ce20" office:value-type="string" table:number-columns-spanned="3" table:number-rows-spanned="1">
            <text:p>％肺活量</text:p>
          </table:table-cell>
          <table:covered-table-cell table:style-name="ce65"/>
          <table:covered-table-cell table:style-name="ce65"/>
          <table:table-cell table:style-name="ce312" office:value-type="string" table:number-columns-spanned="3" table:number-rows-spanned="1">
            <text:p>@@k104@@</text:p>
          </table:table-cell>
          <table:covered-table-cell table:style-name="ce126"/>
          <table:covered-table-cell table:style-name="ce160"/>
          <table:table-cell table:style-name="ce375" office:value-type="string" table:number-columns-spanned="3" table:number-rows-spanned="1">
            <text:p>@@p104@@</text:p>
          </table:table-cell>
          <table:covered-table-cell table:style-name="ce192"/>
          <table:covered-table-cell table:style-name="ce409"/>
          <table:table-cell table:style-name="ce228" office:value-type="string">
            <text:p>@@ss8@@</text:p>
          </table:table-cell>
          <table:table-cell table:style-name="ce228" table:number-columns-repeated="2"/>
          <table:table-cell table:style-name="ce3" table:number-columns-repeated="2"/>
          <table:table-cell table:style-name="ce265" table:number-columns-repeated="2"/>
          <table:table-cell table:style-name="ce3" table:number-columns-repeated="974"/>
          <table:table-cell table:style-name="Default" table:number-columns-repeated="3"/>
        </table:table-row>
        <table:table-row table:style-name="ro12">
          <table:table-cell table:style-name="ce3"/>
          <table:table-cell table:style-name="ce17" table:number-columns-repeated="7"/>
          <table:table-cell table:style-name="ce3" table:number-columns-repeated="2"/>
          <table:table-cell table:style-name="ce20" office:value-type="string" table:number-columns-spanned="3" table:number-rows-spanned="1">
            <text:p>予想肺活量</text:p>
          </table:table-cell>
          <table:covered-table-cell table:style-name="ce65"/>
          <table:covered-table-cell table:style-name="ce65"/>
          <table:table-cell table:style-name="ce313" office:value-type="string" table:number-columns-spanned="3" table:number-rows-spanned="1">
            <text:p>@@k103@@</text:p>
          </table:table-cell>
          <table:covered-table-cell table:style-name="ce126"/>
          <table:covered-table-cell table:style-name="ce160"/>
          <table:table-cell table:style-name="ce375" office:value-type="string" table:number-columns-spanned="3" table:number-rows-spanned="1">
            <text:p>@@p103@@</text:p>
          </table:table-cell>
          <table:covered-table-cell table:style-name="ce192"/>
          <table:covered-table-cell table:style-name="ce409"/>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18" office:value-type="string">
            <text:p>[直腸診検査]</text:p>
          </table:table-cell>
          <table:table-cell table:style-name="ce17" table:number-columns-repeated="6"/>
          <table:table-cell table:style-name="ce3" table:number-columns-repeated="2"/>
          <table:table-cell table:style-name="ce20" office:value-type="string" table:number-columns-spanned="3" table:number-rows-spanned="1">
            <text:p>1秒率</text:p>
          </table:table-cell>
          <table:covered-table-cell table:style-name="ce65"/>
          <table:covered-table-cell table:style-name="ce65"/>
          <table:table-cell table:style-name="ce314" office:value-type="string" table:number-columns-spanned="3" table:number-rows-spanned="1">
            <text:p>@@k106@@</text:p>
          </table:table-cell>
          <table:covered-table-cell table:style-name="ce138"/>
          <table:covered-table-cell table:style-name="ce158"/>
          <table:table-cell table:style-name="ce376" office:value-type="string" table:number-columns-spanned="3" table:number-rows-spanned="1">
            <text:p>@@p106@@</text:p>
          </table:table-cell>
          <table:covered-table-cell table:style-name="ce389"/>
          <table:covered-table-cell table:style-name="ce410"/>
          <table:table-cell table:style-name="ce228" office:value-type="string">
            <text:p>@@ss9@@</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32" office:value-type="string" table:number-columns-spanned="7" table:number-rows-spanned="2">
            <text:p>@@cc418@@</text:p>
          </table:table-cell>
          <table:covered-table-cell table:style-name="ce69"/>
          <table:covered-table-cell table:style-name="ce69"/>
          <table:covered-table-cell table:style-name="ce123"/>
          <table:covered-table-cell table:style-name="ce123"/>
          <table:covered-table-cell table:style-name="ce167"/>
          <table:covered-table-cell table:style-name="ce123"/>
          <table:table-cell table:style-name="ce123" table:number-columns-repeated="2"/>
          <table:table-cell table:style-name="ce20" office:value-type="string" table:number-columns-spanned="3" table:number-rows-spanned="1">
            <text:p>努力性肺活量</text:p>
          </table:table-cell>
          <table:covered-table-cell table:style-name="ce65"/>
          <table:covered-table-cell table:style-name="ce65"/>
          <table:table-cell table:style-name="ce315" office:value-type="string" table:number-columns-spanned="3" table:number-rows-spanned="1">
            <text:p>@@kk600@@</text:p>
          </table:table-cell>
          <table:covered-table-cell table:style-name="ce126"/>
          <table:covered-table-cell table:style-name="ce160"/>
          <table:table-cell table:style-name="ce375" office:value-type="string" table:number-columns-spanned="3" table:number-rows-spanned="1">
            <text:p>@@pp600@@</text:p>
          </table:table-cell>
          <table:covered-table-cell table:style-name="ce390"/>
          <table:covered-table-cell table:style-name="ce411"/>
          <table:table-cell table:style-name="ce380" office:value-type="string">
            <text:p>@@ss10@@</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table-cell table:style-name="ce33" table:number-columns-repeated="2"/>
          <table:table-cell table:style-name="ce222" office:value-type="string" table:number-columns-spanned="3" table:number-rows-spanned="4">
            <text:p>胸部Ｘ線（肺）</text:p>
          </table:table-cell>
          <table:covered-table-cell table:style-name="ce250"/>
          <table:covered-table-cell table:style-name="ce262"/>
          <table:table-cell table:style-name="ce316" office:value-type="string" table:number-columns-spanned="3" table:number-rows-spanned="4">
            <text:p>@@c500@@</text:p>
          </table:table-cell>
          <table:covered-table-cell table:style-name="ce337"/>
          <table:covered-table-cell table:style-name="ce354"/>
          <table:table-cell table:style-name="ce377" table:number-columns-spanned="3" table:number-rows-spanned="4"/>
          <table:covered-table-cell table:style-name="ce391"/>
          <table:covered-table-cell table:style-name="ce412"/>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2" table:number-columns-repeated="9"/>
          <table:covered-table-cell table:style-name="ce223"/>
          <table:covered-table-cell table:style-name="ce251"/>
          <table:covered-table-cell table:style-name="ce263"/>
          <table:covered-table-cell table:style-name="ce317"/>
          <table:covered-table-cell table:style-name="ce318"/>
          <table:covered-table-cell table:style-name="ce355"/>
          <table:covered-table-cell table:style-name="ce356"/>
          <table:covered-table-cell table:style-name="ce392"/>
          <table:covered-table-cell table:style-name="ce413"/>
          <table:table-cell table:style-name="ce417"/>
          <table:table-cell table:style-name="ce403"/>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Default" table:number-columns-repeated="7"/>
          <table:table-cell table:style-name="ce2" table:number-columns-repeated="2"/>
          <table:covered-table-cell table:style-name="ce224"/>
          <table:covered-table-cell table:style-name="ce251"/>
          <table:covered-table-cell table:style-name="ce263"/>
          <table:covered-table-cell table:style-name="ce318"/>
          <table:covered-table-cell table:style-name="ce318"/>
          <table:covered-table-cell table:style-name="ce356"/>
          <table:covered-table-cell table:style-name="ce356"/>
          <table:covered-table-cell table:style-name="ce393"/>
          <table:covered-table-cell table:style-name="ce414"/>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3"/>
        </table:table-row>
        <table:table-row table:style-name="ro12">
          <table:table-cell table:style-name="ce3"/>
          <table:table-cell table:style-name="ce18" office:value-type="string">
            <text:p>[眼底]</text:p>
          </table:table-cell>
          <table:table-cell table:style-name="ce17" table:number-columns-repeated="6"/>
          <table:table-cell table:style-name="Default" table:number-columns-repeated="2"/>
          <table:covered-table-cell table:style-name="ce225"/>
          <table:covered-table-cell table:style-name="ce252"/>
          <table:covered-table-cell table:style-name="ce264"/>
          <table:covered-table-cell table:style-name="ce319"/>
          <table:covered-table-cell table:style-name="ce319"/>
          <table:covered-table-cell table:style-name="ce357"/>
          <table:covered-table-cell table:style-name="ce357"/>
          <table:covered-table-cell table:style-name="ce394"/>
          <table:covered-table-cell table:style-name="ce415"/>
          <table:table-cell table:style-name="ce2"/>
          <table:table-cell table:style-name="ce403"/>
          <table:table-cell table:style-name="ce2"/>
          <table:table-cell table:style-name="ce228"/>
          <table:table-cell table:style-name="ce3" table:number-columns-repeated="2"/>
          <table:table-cell table:style-name="ce265"/>
          <table:table-cell table:style-name="ce3" table:number-columns-repeated="974"/>
          <table:table-cell table:style-name="Default" table:number-columns-repeated="3"/>
        </table:table-row>
        <table:table-row table:style-name="ro12">
          <table:table-cell table:style-name="ce3"/>
          <table:table-cell table:style-name="ce22" office:value-type="string" table:number-columns-spanned="3" table:number-rows-spanned="1">
            <text:p>検査項目</text:p>
          </table:table-cell>
          <table:covered-table-cell table:style-name="ce68"/>
          <table:covered-table-cell table:style-name="ce68"/>
          <table:table-cell table:style-name="ce93" office:value-type="string" table:number-columns-spanned="2" table:number-rows-spanned="1">
            <text:p>@@PRESCRIPTION_DATE@@</text:p>
          </table:table-cell>
          <table:covered-table-cell table:style-name="ce146"/>
          <table:table-cell table:style-name="ce168" office:value-type="string" table:number-columns-spanned="2" table:number-rows-spanned="1">
            <text:p>@@PREORDERDATE@@</text:p>
          </table:table-cell>
          <table:covered-table-cell table:style-name="ce168"/>
          <table:table-cell table:style-name="Default" table:number-columns-repeated="2"/>
          <table:table-cell/>
          <table:table-cell table:style-name="ce3"/>
          <table:table-cell table:style-name="Default" table:number-columns-repeated="11"/>
          <table:table-cell table:style-name="ce228"/>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table-cell table:style-name="ce34" office:value-type="string" table:number-columns-spanned="3" table:number-rows-spanned="1">
            <text:p>KEITH-WAGENER分類</text:p>
          </table:table-cell>
          <table:covered-table-cell table:style-name="ce70"/>
          <table:covered-table-cell table:style-name="ce70"/>
          <table:table-cell table:style-name="ce119" office:value-type="string" table:number-columns-spanned="2" table:number-rows-spanned="1">
            <text:p>@@kk124@@</text:p>
          </table:table-cell>
          <table:covered-table-cell table:style-name="ce147"/>
          <table:table-cell table:style-name="ce169" office:value-type="string" table:number-columns-spanned="2" table:number-rows-spanned="1">
            <text:p>@@pp124@@</text:p>
          </table:table-cell>
          <table:covered-table-cell table:style-name="ce169"/>
          <table:table-cell table:style-name="ce191" office:value-type="string">
            <text:p>@@aa124@@</text:p>
          </table:table-cell>
          <table:table-cell table:style-name="ce3"/>
          <table:table-cell/>
          <table:table-cell table:style-name="ce3"/>
          <table:table-cell table:style-name="ce18" office:value-type="string">
            <text:p>[婦人科系]</text:p>
          </table:table-cell>
          <table:table-cell table:style-name="ce17" table:number-columns-repeated="6"/>
          <table:table-cell table:style-name="ce3" table:number-columns-repeated="2"/>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table-cell table:style-name="ce34" office:value-type="string" table:number-columns-spanned="3" table:number-rows-spanned="1">
            <text:p>ScheieH (高血圧性変化)</text:p>
          </table:table-cell>
          <table:covered-table-cell table:style-name="ce70"/>
          <table:covered-table-cell table:style-name="ce70"/>
          <table:table-cell table:style-name="ce119" office:value-type="string" table:number-columns-spanned="2" table:number-rows-spanned="1">
            <text:p>@@kk125@@</text:p>
          </table:table-cell>
          <table:covered-table-cell table:style-name="ce147"/>
          <table:table-cell table:style-name="ce169" office:value-type="string" table:number-columns-spanned="2" table:number-rows-spanned="1">
            <text:p>@@pp125@@</text:p>
          </table:table-cell>
          <table:covered-table-cell table:style-name="ce169"/>
          <table:table-cell table:style-name="ce191" office:value-type="string">
            <text:p>@@aa125@@</text:p>
          </table:table-cell>
          <table:table-cell table:style-name="ce198"/>
          <table:table-cell table:style-name="ce22" office:value-type="string" table:number-columns-spanned="3" table:number-rows-spanned="1">
            <text:p>検査項目</text:p>
          </table:table-cell>
          <table:covered-table-cell table:style-name="ce64"/>
          <table:covered-table-cell table:style-name="ce64"/>
          <table:table-cell table:style-name="ce320" office:value-type="string" table:number-columns-spanned="3" table:number-rows-spanned="1">
            <text:p>@@PRESCRIPTION_DATE@@</text:p>
          </table:table-cell>
          <table:covered-table-cell table:style-name="ce338"/>
          <table:covered-table-cell table:style-name="ce358"/>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34" office:value-type="string" table:number-columns-spanned="3" table:number-rows-spanned="1">
            <text:p>ScheieS <text:span text:style-name="T1">(</text:span><text:span text:style-name="T1">動脈硬化性変化</text:span><text:span text:style-name="T1">)</text:span></text:p>
          </table:table-cell>
          <table:covered-table-cell table:style-name="ce70"/>
          <table:covered-table-cell table:style-name="ce70"/>
          <table:table-cell table:style-name="ce124" office:value-type="string" table:number-columns-spanned="2" table:number-rows-spanned="1">
            <text:p>@@kk126@@</text:p>
          </table:table-cell>
          <table:covered-table-cell table:style-name="ce147"/>
          <table:table-cell table:style-name="ce169" office:value-type="string" table:number-columns-spanned="2" table:number-rows-spanned="1">
            <text:p>@@pp126@@</text:p>
          </table:table-cell>
          <table:covered-table-cell table:style-name="ce169"/>
          <table:table-cell table:style-name="ce191" office:value-type="string">
            <text:p>@@aa126@@</text:p>
          </table:table-cell>
          <table:table-cell table:style-name="ce192"/>
          <table:table-cell table:style-name="ce28" office:value-type="string" table:number-columns-spanned="1" table:number-rows-spanned="8">
            <text:p>乳房</text:p>
          </table:table-cell>
          <table:table-cell table:style-name="ce242" office:value-type="string" table:number-columns-spanned="2" table:number-rows-spanned="4">
            <text:p>触診</text:p>
          </table:table-cell>
          <table:covered-table-cell table:style-name="ce242"/>
          <table:table-cell table:style-name="ce321" office:value-type="string" table:number-columns-spanned="3" table:number-rows-spanned="4">
            <text:p>@@c512@@</text:p>
          </table:table-cell>
          <table:covered-table-cell table:style-name="ce339"/>
          <table:covered-table-cell table:style-name="ce359"/>
          <table:table-cell table:style-name="ce228" office:value-type="string">
            <text:p>@@k512@@</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35" office:value-type="string" table:number-columns-spanned="3" table:number-rows-spanned="1">
            <text:p>scott (糖尿病性変化)</text:p>
          </table:table-cell>
          <table:covered-table-cell table:style-name="ce71"/>
          <table:covered-table-cell table:style-name="ce71"/>
          <table:table-cell table:style-name="ce125" office:value-type="string" table:number-columns-spanned="2" table:number-rows-spanned="1">
            <text:p>@@kk127@@</text:p>
          </table:table-cell>
          <table:covered-table-cell table:style-name="ce148"/>
          <table:table-cell table:style-name="ce170" office:value-type="string" table:number-columns-spanned="2" table:number-rows-spanned="1">
            <text:p>@@pp127@@</text:p>
          </table:table-cell>
          <table:covered-table-cell table:style-name="ce170"/>
          <table:table-cell table:style-name="ce191" office:value-type="string">
            <text:p>@@aa127@@</text:p>
          </table:table-cell>
          <table:table-cell table:style-name="ce192"/>
          <table:covered-table-cell table:style-name="ce29"/>
          <table:covered-table-cell table:style-name="ce242"/>
          <table:covered-table-cell table:style-name="ce242"/>
          <table:covered-table-cell table:style-name="ce322"/>
          <table:covered-table-cell table:style-name="ce340"/>
          <table:covered-table-cell table:style-name="ce360"/>
          <table:table-cell table:style-name="ce378" office:value-type="string">
            <text:p>@@c512@@</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36" table:number-columns-repeated="7"/>
          <table:table-cell table:style-name="ce192" table:number-columns-repeated="2"/>
          <table:covered-table-cell table:style-name="ce29"/>
          <table:covered-table-cell table:style-name="ce242"/>
          <table:covered-table-cell table:style-name="ce242"/>
          <table:covered-table-cell table:style-name="ce323"/>
          <table:covered-table-cell table:style-name="ce340"/>
          <table:covered-table-cell table:style-name="ce360"/>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18" office:value-type="string">
            <text:p>[視力]</text:p>
          </table:table-cell>
          <table:table-cell table:style-name="ce17" table:number-columns-repeated="2"/>
          <table:table-cell table:style-name="ce97" table:number-columns-repeated="4"/>
          <table:table-cell table:style-name="ce192" table:number-columns-repeated="2"/>
          <table:covered-table-cell table:style-name="ce29"/>
          <table:covered-table-cell table:style-name="ce242"/>
          <table:covered-table-cell table:style-name="ce242"/>
          <table:covered-table-cell table:style-name="ce324"/>
          <table:covered-table-cell table:style-name="ce341"/>
          <table:covered-table-cell table:style-name="ce361"/>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2" office:value-type="string" table:number-columns-spanned="3" table:number-rows-spanned="1">
            <text:p>検査項目</text:p>
          </table:table-cell>
          <table:covered-table-cell table:style-name="ce68"/>
          <table:covered-table-cell table:style-name="ce68"/>
          <table:table-cell table:style-name="ce93" office:value-type="string" table:number-columns-spanned="2" table:number-rows-spanned="1">
            <text:p>@@PRESCRIPTION_DATE@@</text:p>
          </table:table-cell>
          <table:covered-table-cell table:style-name="ce136"/>
          <table:table-cell table:style-name="ce168" office:value-type="string" table:number-columns-spanned="2" table:number-rows-spanned="1">
            <text:p>@@PREORDERDATE@@</text:p>
          </table:table-cell>
          <table:covered-table-cell table:style-name="ce179"/>
          <table:table-cell table:style-name="ce2" table:number-columns-repeated="2"/>
          <table:covered-table-cell table:style-name="ce29"/>
          <table:table-cell table:style-name="ce242" office:value-type="string" table:number-columns-spanned="2" table:number-rows-spanned="4">
            <text:p>X線</text:p>
          </table:table-cell>
          <table:covered-table-cell table:style-name="ce242"/>
          <table:table-cell table:style-name="ce321" office:value-type="string" table:number-columns-spanned="3" table:number-rows-spanned="4">
            <text:p>@@c513@@</text:p>
          </table:table-cell>
          <table:covered-table-cell table:style-name="ce339"/>
          <table:covered-table-cell table:style-name="ce359"/>
          <table:table-cell table:style-name="ce228" office:value-type="string">
            <text:p>@@k513@@</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0" table:number-columns-spanned="3" table:number-rows-spanned="1"/>
          <table:covered-table-cell table:style-name="ce65"/>
          <table:covered-table-cell table:style-name="ce65"/>
          <table:table-cell table:style-name="ce126" office:value-type="string">
            <text:p>右</text:p>
          </table:table-cell>
          <table:table-cell table:style-name="ce126" office:value-type="string">
            <text:p>左</text:p>
          </table:table-cell>
          <table:table-cell table:style-name="ce160" office:value-type="string">
            <text:p>右</text:p>
          </table:table-cell>
          <table:table-cell table:style-name="ce180" office:value-type="string">
            <text:p>左</text:p>
          </table:table-cell>
          <table:table-cell table:style-name="ce192"/>
          <table:table-cell table:style-name="Default"/>
          <table:covered-table-cell table:style-name="ce29"/>
          <table:covered-table-cell table:style-name="ce242"/>
          <table:covered-table-cell table:style-name="ce242"/>
          <table:covered-table-cell table:style-name="ce322"/>
          <table:covered-table-cell table:style-name="ce340"/>
          <table:covered-table-cell table:style-name="ce360"/>
          <table:table-cell table:style-name="ce378" office:value-type="string">
            <text:p>@@c513@@</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0" office:value-type="string" table:number-columns-spanned="3" table:number-rows-spanned="1">
            <text:p>裸眼視力</text:p>
          </table:table-cell>
          <table:covered-table-cell table:style-name="ce65"/>
          <table:covered-table-cell table:style-name="ce65"/>
          <table:table-cell table:style-name="ce127" office:value-type="string">
            <text:p>@@k1000@@</text:p>
          </table:table-cell>
          <table:table-cell table:style-name="ce149" office:value-type="string">
            <text:p>@@k1001@@</text:p>
          </table:table-cell>
          <table:table-cell table:style-name="ce158" office:value-type="string">
            <text:p>@@p1000@@</text:p>
          </table:table-cell>
          <table:table-cell table:style-name="ce181" office:value-type="string">
            <text:p>@@p1001@@</text:p>
          </table:table-cell>
          <table:table-cell table:style-name="ce3" office:value-type="string">
            <text:p><text:s/></text:p>
          </table:table-cell>
          <table:table-cell table:style-name="Default"/>
          <table:covered-table-cell table:style-name="ce226"/>
          <table:covered-table-cell table:style-name="ce242"/>
          <table:covered-table-cell table:style-name="ce242"/>
          <table:covered-table-cell table:style-name="ce323"/>
          <table:covered-table-cell table:style-name="ce340"/>
          <table:covered-table-cell table:style-name="ce360"/>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1" office:value-type="string" table:number-columns-spanned="3" table:number-rows-spanned="1">
            <text:p>矯正視力</text:p>
          </table:table-cell>
          <table:covered-table-cell table:style-name="ce67"/>
          <table:covered-table-cell table:style-name="ce67"/>
          <table:table-cell table:style-name="ce128" office:value-type="string">
            <text:p>@@k80@@ </text:p>
          </table:table-cell>
          <table:table-cell table:style-name="ce150" office:value-type="string">
            <text:p>@@k81@@</text:p>
          </table:table-cell>
          <table:table-cell table:style-name="ce159" office:value-type="string">
            <text:p>@@p80@@ </text:p>
          </table:table-cell>
          <table:table-cell table:style-name="ce182" office:value-type="string">
            <text:p>@@p81@@</text:p>
          </table:table-cell>
          <table:table-cell table:style-name="ce3" office:value-type="string">
            <text:p><text:s/></text:p>
          </table:table-cell>
          <table:table-cell table:style-name="Default"/>
          <table:covered-table-cell table:style-name="ce226"/>
          <table:covered-table-cell table:style-name="ce242"/>
          <table:covered-table-cell table:style-name="ce242"/>
          <table:covered-table-cell table:style-name="ce324"/>
          <table:covered-table-cell table:style-name="ce341"/>
          <table:covered-table-cell table:style-name="ce361"/>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36" table:number-columns-repeated="7"/>
          <table:table-cell table:style-name="ce192"/>
          <table:table-cell table:style-name="Default"/>
          <table:table-cell table:style-name="ce219" office:value-type="string" table:number-columns-spanned="1" table:number-rows-spanned="8">
            <text:p>子宮</text:p>
          </table:table-cell>
          <table:table-cell table:style-name="ce242" office:value-type="string" table:number-columns-spanned="2" table:number-rows-spanned="4">
            <text:p>内診</text:p>
          </table:table-cell>
          <table:covered-table-cell table:style-name="ce242"/>
          <table:table-cell table:style-name="ce321" office:value-type="string" table:number-columns-spanned="3" table:number-rows-spanned="4">
            <text:p>@@c515@@</text:p>
          </table:table-cell>
          <table:covered-table-cell table:style-name="ce339"/>
          <table:covered-table-cell table:style-name="ce359"/>
          <table:table-cell table:style-name="ce228" office:value-type="string">
            <text:p>@@k515@@</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18" office:value-type="string">
            <text:p>[聴力]</text:p>
          </table:table-cell>
          <table:table-cell table:style-name="ce17" table:number-columns-repeated="2"/>
          <table:table-cell table:style-name="ce97" table:number-columns-repeated="4"/>
          <table:table-cell table:style-name="ce192"/>
          <table:table-cell table:style-name="Default"/>
          <table:covered-table-cell table:style-name="ce226"/>
          <table:covered-table-cell table:style-name="ce242"/>
          <table:covered-table-cell table:style-name="ce242"/>
          <table:covered-table-cell table:style-name="ce322"/>
          <table:covered-table-cell table:style-name="ce340"/>
          <table:covered-table-cell table:style-name="ce360"/>
          <table:table-cell table:style-name="ce378" office:value-type="string">
            <text:p>@@c515@@</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2" office:value-type="string" table:number-columns-spanned="3" table:number-rows-spanned="1">
            <text:p>検査項目</text:p>
          </table:table-cell>
          <table:covered-table-cell table:style-name="ce68"/>
          <table:covered-table-cell table:style-name="ce68"/>
          <table:table-cell table:style-name="ce93" office:value-type="string" table:number-columns-spanned="2" table:number-rows-spanned="1">
            <text:p>@@PRESCRIPTION_DATE@@</text:p>
          </table:table-cell>
          <table:covered-table-cell table:style-name="ce136"/>
          <table:table-cell table:style-name="ce168" office:value-type="string" table:number-columns-spanned="2" table:number-rows-spanned="1">
            <text:p>@@PREORDERDATE@@</text:p>
          </table:table-cell>
          <table:covered-table-cell table:style-name="ce179"/>
          <table:table-cell table:style-name="ce192"/>
          <table:table-cell table:style-name="Default"/>
          <table:covered-table-cell table:style-name="ce226"/>
          <table:covered-table-cell table:style-name="ce242"/>
          <table:covered-table-cell table:style-name="ce242"/>
          <table:covered-table-cell table:style-name="ce323"/>
          <table:covered-table-cell table:style-name="ce340"/>
          <table:covered-table-cell table:style-name="ce360"/>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0" office:value-type="string" table:number-columns-spanned="3" table:number-rows-spanned="1">
            <text:p>周波数</text:p>
          </table:table-cell>
          <table:covered-table-cell table:style-name="ce65"/>
          <table:covered-table-cell table:style-name="ce65"/>
          <table:table-cell table:style-name="ce126" office:value-type="string">
            <text:p>右</text:p>
          </table:table-cell>
          <table:table-cell table:style-name="ce126" office:value-type="string">
            <text:p>左</text:p>
          </table:table-cell>
          <table:table-cell table:style-name="ce160" office:value-type="string">
            <text:p>右</text:p>
          </table:table-cell>
          <table:table-cell table:style-name="ce180" office:value-type="string">
            <text:p>左</text:p>
          </table:table-cell>
          <table:table-cell table:style-name="ce192"/>
          <table:table-cell table:style-name="Default"/>
          <table:covered-table-cell table:style-name="ce29"/>
          <table:covered-table-cell table:style-name="ce242"/>
          <table:covered-table-cell table:style-name="ce242"/>
          <table:covered-table-cell table:style-name="ce324"/>
          <table:covered-table-cell table:style-name="ce341"/>
          <table:covered-table-cell table:style-name="ce361"/>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0" office:value-type="string" table:number-columns-spanned="3" table:number-rows-spanned="1">
            <text:p>500Hz</text:p>
          </table:table-cell>
          <table:covered-table-cell table:style-name="ce65"/>
          <table:covered-table-cell table:style-name="ce65"/>
          <table:table-cell table:style-name="ce129" office:value-type="string">
            <text:p>@@k82@@</text:p>
          </table:table-cell>
          <table:table-cell table:style-name="ce129" office:value-type="string">
            <text:p>@@k83@@</text:p>
          </table:table-cell>
          <table:table-cell table:style-name="ce160" office:value-type="string">
            <text:p>@@p82@@</text:p>
          </table:table-cell>
          <table:table-cell table:style-name="ce180" office:value-type="string">
            <text:p>@@p83@@</text:p>
          </table:table-cell>
          <table:table-cell table:style-name="ce3" office:value-type="string">
            <text:p><text:s/></text:p>
          </table:table-cell>
          <table:table-cell table:style-name="Default"/>
          <table:covered-table-cell table:style-name="ce29"/>
          <table:table-cell table:style-name="ce246" office:value-type="string" table:number-columns-spanned="2" table:number-rows-spanned="4">
            <text:p>子宮ガン検診</text:p>
          </table:table-cell>
          <table:covered-table-cell table:style-name="ce242"/>
          <table:table-cell table:style-name="ce325" office:value-type="string" table:number-columns-spanned="3" table:number-rows-spanned="4">
            <text:p>@@c514@@</text:p>
          </table:table-cell>
          <table:covered-table-cell table:style-name="ce342"/>
          <table:covered-table-cell table:style-name="ce362"/>
          <table:table-cell table:style-name="ce228" office:value-type="string">
            <text:p>@@k514@@</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37" office:value-type="string" table:number-columns-spanned="3" table:number-rows-spanned="1">
            <text:p>1000Hz</text:p>
          </table:table-cell>
          <table:covered-table-cell table:style-name="ce65"/>
          <table:covered-table-cell table:style-name="ce65"/>
          <table:table-cell table:style-name="ce130" office:value-type="string">
            <text:p>@@k84@@</text:p>
          </table:table-cell>
          <table:table-cell table:style-name="ce130" office:value-type="string">
            <text:p>@@k85@@</text:p>
          </table:table-cell>
          <table:table-cell table:style-name="ce160" office:value-type="string">
            <text:p>@@p84@@</text:p>
          </table:table-cell>
          <table:table-cell table:style-name="ce180" office:value-type="string">
            <text:p>@@p85@@</text:p>
          </table:table-cell>
          <table:table-cell table:style-name="ce3" office:value-type="string">
            <text:p><text:s/></text:p>
          </table:table-cell>
          <table:table-cell table:style-name="Default"/>
          <table:covered-table-cell table:style-name="ce29"/>
          <table:covered-table-cell table:style-name="ce242"/>
          <table:covered-table-cell table:style-name="ce242"/>
          <table:covered-table-cell table:style-name="ce322"/>
          <table:covered-table-cell table:style-name="ce340"/>
          <table:covered-table-cell table:style-name="ce360"/>
          <table:table-cell table:style-name="ce378" office:value-type="string">
            <text:p>@@c514@@</text:p>
          </table:table-cell>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0" office:value-type="string" table:number-columns-spanned="3" table:number-rows-spanned="1">
            <text:p>2000Hz</text:p>
          </table:table-cell>
          <table:covered-table-cell table:style-name="ce65"/>
          <table:covered-table-cell table:style-name="ce65"/>
          <table:table-cell table:style-name="ce130" office:value-type="string">
            <text:p>@@k86@@</text:p>
          </table:table-cell>
          <table:table-cell table:style-name="ce130" office:value-type="string">
            <text:p>@@k87@@</text:p>
          </table:table-cell>
          <table:table-cell table:style-name="ce160" office:value-type="string">
            <text:p>@@p86@@</text:p>
          </table:table-cell>
          <table:table-cell table:style-name="ce180" office:value-type="string">
            <text:p>@@p87@@</text:p>
          </table:table-cell>
          <table:table-cell table:style-name="ce3" office:value-type="string">
            <text:p><text:s/></text:p>
          </table:table-cell>
          <table:table-cell table:style-name="Default"/>
          <table:covered-table-cell table:style-name="ce29"/>
          <table:covered-table-cell table:style-name="ce242"/>
          <table:covered-table-cell table:style-name="ce242"/>
          <table:covered-table-cell table:style-name="ce323"/>
          <table:covered-table-cell table:style-name="ce340"/>
          <table:covered-table-cell table:style-name="ce360"/>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2">
          <table:table-cell table:style-name="ce3"/>
          <table:table-cell table:style-name="ce21" office:value-type="string" table:number-columns-spanned="3" table:number-rows-spanned="1">
            <text:p>4000Hz</text:p>
          </table:table-cell>
          <table:covered-table-cell table:style-name="ce67"/>
          <table:covered-table-cell table:style-name="ce67"/>
          <table:table-cell table:style-name="ce131" office:value-type="string">
            <text:p>@@k88@@</text:p>
          </table:table-cell>
          <table:table-cell table:style-name="ce151" office:value-type="string">
            <text:p>@@k89@@</text:p>
          </table:table-cell>
          <table:table-cell table:style-name="ce161" office:value-type="string">
            <text:p>@@p88@@</text:p>
          </table:table-cell>
          <table:table-cell table:style-name="ce183" office:value-type="string">
            <text:p>@@p89@@</text:p>
          </table:table-cell>
          <table:table-cell table:style-name="ce3" office:value-type="string">
            <text:p><text:s/></text:p>
          </table:table-cell>
          <table:table-cell table:style-name="Default"/>
          <table:covered-table-cell table:style-name="ce31"/>
          <table:covered-table-cell table:style-name="ce246"/>
          <table:covered-table-cell table:style-name="ce246"/>
          <table:covered-table-cell table:style-name="ce326"/>
          <table:covered-table-cell table:style-name="ce343"/>
          <table:covered-table-cell table:style-name="ce363"/>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number-columns-repeated="6"/>
        </table:table-row>
        <table:table-row table:style-name="ro10">
          <table:table-cell table:style-name="ce3" table:number-columns-repeated="10"/>
          <table:table-cell/>
          <table:table-cell table:style-name="ce3" table:number-columns-repeated="10"/>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4">
          <table:table-cell table:style-name="ce3"/>
          <table:table-cell table:style-name="ce18" office:value-type="string">
            <text:p>[消化器系]</text:p>
          </table:table-cell>
          <table:table-cell table:style-name="ce17" table:number-columns-repeated="19"/>
          <table:table-cell table:style-name="ce228" table:number-columns-repeated="3"/>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5">
          <table:table-cell table:style-name="ce3"/>
          <table:table-cell table:style-name="ce38" office:value-type="string" table:number-columns-spanned="9" table:number-rows-spanned="1">
            <text:p>@@PRESCRIPTION_DATE@@</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table-cell table:style-name="ce3" table:number-columns-repeated="969"/>
          <table:table-cell table:style-name="Default" table:number-columns-repeated="23"/>
        </table:table-row>
        <table:table-row table:style-name="ro16">
          <table:table-cell table:style-name="ce3"/>
          <table:table-cell table:style-name="ce39" office:value-type="string" table:number-columns-spanned="9" table:number-rows-spanned="1">
            <text:p>食道・胃・十二指腸Ｘ線</text:p>
          </table:table-cell>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table-cell/>
          <table:table-cell table:style-name="ce3" table:number-columns-repeated="971"/>
          <table:table-cell table:style-name="Default" table:number-columns-repeated="21"/>
        </table:table-row>
        <table:table-row table:style-name="ro15">
          <table:table-cell table:style-name="ce3"/>
          <table:table-cell table:style-name="ce40" office:value-type="string" table:number-columns-spanned="9" table:number-rows-spanned="3">
            <text:p>@@c504@@</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covered-table-cell table:style-name="ce41"/>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table-cell table:style-name="ce39" office:value-type="string" table:number-columns-spanned="9" table:number-rows-spanned="1">
            <text:p>腹部超音波（胆のう・肝臓・膵臓・腎臓・脾臓）</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table-cell table:style-name="ce3" table:number-columns-repeated="971"/>
          <table:table-cell table:style-name="Default" table:number-columns-repeated="21"/>
        </table:table-row>
        <table:table-row table:style-name="ro15">
          <table:table-cell table:style-name="ce3"/>
          <table:table-cell table:style-name="ce40" office:value-type="string" table:number-columns-spanned="9" table:number-rows-spanned="3">
            <text:p>@@c510@@</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covered-table-cell table:style-name="ce41"/>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table-cell table:style-name="ce39" office:value-type="string" table:number-columns-spanned="9" table:number-rows-spanned="1">
            <text:p>胃・大腸内視鏡</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table-cell table:style-name="ce3" table:number-columns-repeated="971"/>
          <table:table-cell table:style-name="Default" table:number-columns-repeated="21"/>
        </table:table-row>
        <table:table-row table:style-name="ro15">
          <table:table-cell table:style-name="ce3"/>
          <table:table-cell table:style-name="ce40" office:value-type="string" table:number-columns-spanned="9" table:number-rows-spanned="2">
            <text:p>胃：@@c506@@</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68"/>
          <table:table-cell table:style-name="Default" table:number-columns-repeated="24"/>
        </table:table-row>
        <table:table-row table:style-name="ro15">
          <table:table-cell table:style-name="ce3"/>
          <table:covered-table-cell table:style-name="ce41"/>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7"/>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13"/>
        </table:table-row>
        <table:table-row table:style-name="ro15">
          <table:table-cell table:style-name="ce3"/>
          <table:table-cell table:style-name="ce40" office:value-type="string" table:number-columns-spanned="9" table:number-rows-spanned="2">
            <text:p>大腸：@@c508@@</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7"/>
          <table:table-cell table:style-name="ce228"/>
          <table:table-cell table:style-name="ce3"/>
          <table:table-cell table:style-name="ce265"/>
          <table:table-cell table:style-name="ce3"/>
          <table:table-cell table:style-name="ce265"/>
          <table:table-cell table:style-name="ce3" table:number-columns-repeated="974"/>
          <table:table-cell table:style-name="Default" table:number-columns-repeated="13"/>
        </table:table-row>
        <table:table-row table:style-name="ro15">
          <table:table-cell table:style-name="ce3"/>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table-cell table:style-name="ce3" table:number-columns-repeated="909"/>
          <table:table-cell table:style-name="Default" table:number-columns-repeated="83"/>
        </table:table-row>
        <table:table-row table:style-name="ro17">
          <table:table-cell table:style-name="ce3"/>
          <table:table-cell table:style-name="ce43" table:number-columns-repeated="9"/>
          <table:table-cell/>
          <table:table-cell table:style-name="ce3" table:number-columns-repeated="921"/>
          <table:table-cell table:style-name="Default" table:number-columns-repeated="71"/>
        </table:table-row>
        <table:table-row table:style-name="ro18">
          <table:table-cell table:style-name="ce3"/>
          <table:table-cell table:style-name="ce44" office:value-type="string">
            <text:p>[脳神経系]</text:p>
          </table:table-cell>
          <table:table-cell table:style-name="ce74" table:number-columns-repeated="8"/>
          <table:table-cell table:style-name="ce216" table:number-columns-repeated="18"/>
          <table:table-cell table:style-name="ce428"/>
          <table:table-cell table:style-name="ce3" table:number-columns-repeated="964"/>
          <table:table-cell table:style-name="Default" table:number-columns-repeated="10"/>
        </table:table-row>
        <table:table-row table:style-name="ro18">
          <table:table-cell table:style-name="ce3"/>
          <table:table-cell table:style-name="ce38" office:value-type="string" table:number-columns-spanned="9" table:number-rows-spanned="1">
            <text:p>@@PRESCRIPTION_DATE@@</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table-cell table:style-name="ce3" table:number-columns-repeated="973"/>
          <table:table-cell table:style-name="Default" table:number-columns-repeated="19"/>
        </table:table-row>
        <table:table-row table:style-name="ro18">
          <table:table-cell table:style-name="ce3"/>
          <table:table-cell table:style-name="ce39" office:value-type="string" table:number-columns-spanned="9" table:number-rows-spanned="1">
            <text:p>頚動脈超音波</text:p>
          </table:table-cell>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table-cell/>
          <table:table-cell table:style-name="ce3" table:number-columns-repeated="972"/>
          <table:table-cell table:style-name="Default" table:number-columns-repeated="20"/>
        </table:table-row>
        <table:table-row table:style-name="ro18">
          <table:table-cell table:style-name="ce3"/>
          <table:table-cell table:style-name="ce40" office:value-type="string" table:number-columns-spanned="9" table:number-rows-spanned="3">
            <text:p>@@c1002@@</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7"/>
          <table:table-cell table:style-name="ce228"/>
          <table:table-cell table:style-name="ce3" table:number-columns-repeated="974"/>
          <table:table-cell table:style-name="Default" table:number-columns-repeated="17"/>
        </table:table-row>
        <table:table-row table:style-name="ro18">
          <table:table-cell table:style-name="ce3"/>
          <table:covered-table-cell table:style-name="ce41"/>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8" table:number-columns-repeated="2"/>
          <table:table-cell table:style-name="ce3" table:number-columns-repeated="974"/>
          <table:table-cell table:style-name="Default" table:number-columns-repeated="17"/>
        </table:table-row>
        <table:table-row table:style-name="ro18">
          <table:table-cell table:style-name="ce3"/>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8" table:number-columns-repeated="2"/>
          <table:table-cell table:style-name="ce3" table:number-columns-repeated="974"/>
          <table:table-cell table:style-name="Default" table:number-columns-repeated="17"/>
        </table:table-row>
        <table:table-row table:style-name="ro18">
          <table:table-cell table:style-name="ce3"/>
          <table:table-cell table:style-name="ce39" office:value-type="string" table:number-columns-spanned="9" table:number-rows-spanned="1">
            <text:p>MRI / MRA</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216" table:number-columns-repeated="2"/>
          <table:table-cell table:style-name="ce265"/>
          <table:table-cell table:style-name="ce3"/>
          <table:table-cell table:style-name="ce265"/>
          <table:table-cell table:style-name="ce3" table:number-columns-repeated="974"/>
          <table:table-cell table:style-name="Default" table:number-columns-repeated="14"/>
        </table:table-row>
        <table:table-row table:style-name="ro18">
          <table:table-cell table:style-name="ce3"/>
          <table:table-cell table:style-name="ce40" office:value-type="string" table:number-columns-spanned="9" table:number-rows-spanned="3">
            <text:p>@@c560@@</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13"/>
        </table:table-row>
        <table:table-row table:style-name="ro18">
          <table:table-cell table:style-name="ce3"/>
          <table:covered-table-cell table:style-name="ce41"/>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13"/>
        </table:table-row>
        <table:table-row table:style-name="ro18">
          <table:table-cell table:style-name="ce3"/>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13"/>
        </table:table-row>
        <table:table-row table:style-name="ro19">
          <table:table-cell table:style-name="ce3"/>
          <table:table-cell table:style-name="ce17" table:number-columns-repeated="18"/>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table-cell table:style-name="ce18" office:value-type="string">
            <text:p>[その他の検査]</text:p>
          </table:table-cell>
          <table:table-cell table:style-name="ce17" table:number-columns-repeated="8"/>
          <table:table-cell table:style-name="ce18" office:value-type="string">
            <text:p>[診察所見]</text:p>
          </table:table-cell>
          <table:table-cell table:style-name="ce17" table:number-columns-repeated="8"/>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table-cell table:style-name="ce45" office:value-type="string" table:number-columns-spanned="9" table:number-rows-spanned="4">
            <text:p>@@kenshin-X-c0@@</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9" office:value-type="string" table:number-columns-spanned="9" table:number-rows-spanned="4">
            <text:p>@@ss7@@</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table-cell table:style-name="ce17" table:number-columns-repeated="18"/>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table-cell table:style-name="ce18" office:value-type="string">
            <text:p>[既往歴]</text:p>
          </table:table-cell>
          <table:table-cell table:style-name="ce17" table:number-columns-repeated="3"/>
          <table:table-cell table:style-name="ce18" office:value-type="string">
            <text:p>[自覚症状]</text:p>
          </table:table-cell>
          <table:table-cell table:style-name="ce17" table:number-columns-repeated="4"/>
          <table:table-cell table:style-name="ce18" office:value-type="string">
            <text:p>[生活習慣]</text:p>
          </table:table-cell>
          <table:table-cell table:style-name="ce17" table:number-columns-repeated="8"/>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table-cell table:style-name="ce45" office:value-type="string" table:number-columns-spanned="4" table:number-rows-spanned="4">
            <text:p>@@ss1@@</text:p>
          </table:table-cell>
          <table:covered-table-cell table:style-name="ce17"/>
          <table:covered-table-cell table:style-name="ce17"/>
          <table:covered-table-cell table:style-name="ce17"/>
          <table:table-cell table:style-name="ce152" office:value-type="string" table:number-columns-spanned="5" table:number-rows-spanned="4">
            <text:p>@@ss0@@</text:p>
          </table:table-cell>
          <table:covered-table-cell table:style-name="ce17"/>
          <table:covered-table-cell table:style-name="ce17"/>
          <table:covered-table-cell table:style-name="ce17"/>
          <table:covered-table-cell table:style-name="ce17"/>
          <table:table-cell table:style-name="ce45" office:value-type="string" table:number-columns-spanned="9" table:number-rows-spanned="4">
            <text:p>@@cc0@@</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8">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number-columns-repeated="4"/>
        </table:table-row>
        <table:table-row table:style-name="ro19">
          <table:table-cell table:style-name="ce3"/>
          <table:table-cell table:style-name="ce17" table:number-columns-repeated="21"/>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20">
          <table:table-cell table:style-name="Default"/>
          <table:table-cell table:style-name="ce18" office:value-type="string">
            <text:p>[総合結果及び指導事項]</text:p>
          </table:table-cell>
          <table:table-cell table:style-name="ce17" table:number-columns-repeated="20"/>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Default"/>
          <table:table-cell table:style-name="ce46" office:value-type="string" table:number-columns-spanned="21" table:number-rows-spanned="7">
            <text:p>@@special_req@@</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covered-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covered-table-cell table:style-name="ce4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364"/>
          <table:covered-table-cell table:style-name="ce17"/>
          <table:covered-table-cell table:style-name="ce17"/>
          <table:covered-table-cell table:style-name="ce17"/>
          <table:covered-table-cell table:style-name="ce17"/>
          <table:covered-table-cell table:style-name="ce422"/>
          <table:covered-table-cell table:style-name="ce422"/>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covered-table-cell table:style-name="Default"/>
          <table:covered-table-cell table:number-columns-repeated="2"/>
          <table:covered-table-cell table:style-name="Default"/>
          <table:covered-table-cell table:style-name="ce153"/>
          <table:covered-table-cell table:style-name="Default"/>
          <table:covered-table-cell table:style-name="ce184"/>
          <table:covered-table-cell table:number-columns-repeated="2"/>
          <table:covered-table-cell table:style-name="ce17"/>
          <table:covered-table-cell table:style-name="ce17"/>
          <table:covered-table-cell table:style-name="ce17"/>
          <table:covered-table-cell table:style-name="ce17"/>
          <table:covered-table-cell table:style-name="ce17"/>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424"/>
          <table:table-cell table:style-name="ce228" table:number-columns-repeated="2"/>
          <table:table-cell table:style-name="ce3"/>
          <table:table-cell table:style-name="ce265" office:value-type="string">
            <text:p>今回の検査結果にかかわらず症状が出た場合は早めに医師にご相談ください。</text:p>
          </table:table-cell>
          <table:table-cell table:style-name="ce3"/>
          <table:table-cell table:style-name="ce265"/>
          <table:table-cell table:style-name="ce3" table:number-columns-repeated="974"/>
          <table:table-cell table:style-name="Default"/>
        </table:table-row>
        <table:table-row table:style-name="ro12">
          <table:table-cell table:style-name="ce3"/>
          <table:table-cell table:style-name="ce48" table:number-columns-spanned="14" table:number-rows-spanned="1"/>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74" table:number-columns-spanned="6" table:number-rows-spanned="1"/>
          <table:covered-table-cell table:style-name="ce17"/>
          <table:covered-table-cell table:style-name="ce17"/>
          <table:covered-table-cell table:style-name="ce17"/>
          <table:covered-table-cell table:style-name="ce17"/>
          <table:covered-table-cell table:style-name="ce3"/>
          <table:table-cell table:style-name="ce424"/>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12">
          <table:table-cell table:style-name="ce3"/>
          <table:table-cell table:style-name="ce49" office:value-type="string" table:number-columns-spanned="14" table:number-rows-spanned="1">
            <text:p>今回の検査結果にかかわらず症状が出た場合は早めに医師にご相談ください。</text:p>
          </table:table-cell>
          <table:covered-table-cell table:style-name="ce17"/>
          <table:covered-table-cell table:style-name="ce17"/>
          <table:covered-table-cell table:style-name="ce17"/>
          <table:covered-table-cell table:style-name="ce154"/>
          <table:covered-table-cell table:style-name="ce171"/>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365" office:value-type="string" table:number-columns-spanned="6" table:number-rows-spanned="1">
            <text:p>担当医師 <text:s/>@@DOCTOR@@</text:p>
          </table:table-cell>
          <table:covered-table-cell table:style-name="ce379"/>
          <table:covered-table-cell table:style-name="ce395"/>
          <table:covered-table-cell table:style-name="ce379"/>
          <table:covered-table-cell table:style-name="ce379"/>
          <table:covered-table-cell table:style-name="ce423"/>
          <table:table-cell table:style-name="ce425"/>
          <table:table-cell table:style-name="ce228" table:number-columns-repeated="2"/>
          <table:table-cell table:style-name="ce3"/>
          <table:table-cell table:style-name="ce265"/>
          <table:table-cell table:style-name="ce3"/>
          <table:table-cell table:style-name="ce265"/>
          <table:table-cell table:style-name="ce3" table:number-columns-repeated="974"/>
          <table:table-cell table:style-name="Default"/>
        </table:table-row>
        <table:table-row table:style-name="ro7" table:number-rows-repeated="4">
          <table:table-cell table:style-name="ce3" table:number-columns-repeated="10"/>
          <table:table-cell/>
          <table:table-cell table:style-name="ce3" table:number-columns-repeated="11"/>
          <table:table-cell table:style-name="ce228" table:number-columns-repeated="3"/>
          <table:table-cell table:style-name="ce3"/>
          <table:table-cell table:style-name="ce265"/>
          <table:table-cell table:style-name="ce3"/>
          <table:table-cell table:style-name="ce265"/>
          <table:table-cell table:style-name="ce3" table:number-columns-repeated="974"/>
        </table:table-row>
        <table:table-row table:style-name="ro21">
          <table:table-cell table:style-name="ce3" table:number-columns-repeated="10"/>
          <table:table-cell/>
          <table:table-cell table:style-name="ce3" table:number-columns-repeated="11"/>
          <table:table-cell table:style-name="ce228" table:number-columns-repeated="3"/>
          <table:table-cell table:style-name="ce3"/>
          <table:table-cell table:style-name="ce265"/>
          <table:table-cell table:style-name="ce3"/>
          <table:table-cell table:style-name="ce265"/>
          <table:table-cell table:style-name="ce3" table:number-columns-repeated="974"/>
        </table:table-row>
        <table:table-row table:style-name="ro7" table:number-rows-repeated="5">
          <table:table-cell table:style-name="ce3" table:number-columns-repeated="10"/>
          <table:table-cell/>
          <table:table-cell table:style-name="ce3" table:number-columns-repeated="11"/>
          <table:table-cell table:style-name="ce228" table:number-columns-repeated="3"/>
          <table:table-cell table:style-name="ce3"/>
          <table:table-cell table:style-name="ce265"/>
          <table:table-cell table:style-name="ce3"/>
          <table:table-cell table:style-name="ce265"/>
          <table:table-cell table:style-name="ce3" table:number-columns-repeated="974"/>
        </table:table-row>
        <table:table-row table:style-name="ro1" table:number-rows-repeated="3">
          <table:table-cell table:style-name="ce3" table:number-columns-repeated="10"/>
          <table:table-cell/>
          <table:table-cell table:style-name="ce3" table:number-columns-repeated="11"/>
          <table:table-cell table:style-name="ce228" table:number-columns-repeated="3"/>
          <table:table-cell table:style-name="ce3"/>
          <table:table-cell table:style-name="ce265"/>
          <table:table-cell table:style-name="ce3"/>
          <table:table-cell table:style-name="ce265"/>
          <table:table-cell table:style-name="ce3" table:number-columns-repeated="974"/>
        </table:table-row>
        <table:table-row table:style-name="ro1">
          <table:table-cell table:style-name="ce3" table:number-columns-repeated="10"/>
          <table:table-cell/>
          <table:table-cell table:style-name="ce3" table:number-columns-repeated="4"/>
          <table:table-cell table:number-columns-repeated="7"/>
          <table:table-cell table:style-name="ce228" table:number-columns-repeated="2"/>
          <table:table-cell table:number-columns-repeated="2"/>
          <table:table-cell table:style-name="ce265"/>
          <table:table-cell table:style-name="ce3"/>
          <table:table-cell table:style-name="ce265"/>
          <table:table-cell table:style-name="ce3" table:number-columns-repeated="974"/>
        </table:table-row>
        <table:table-row table:style-name="ro1">
          <table:table-cell table:style-name="ce3" table:number-columns-repeated="10"/>
          <table:table-cell/>
          <table:table-cell table:style-name="ce3" table:number-columns-repeated="4"/>
          <table:table-cell table:number-columns-repeated="7"/>
          <table:table-cell table:style-name="ce228" table:number-columns-repeated="2"/>
          <table:table-cell table:number-columns-repeated="21"/>
          <table:table-cell table:style-name="ce3" table:number-columns-repeated="958"/>
        </table:table-row>
        <table:table-row table:style-name="ro1" table:number-rows-repeated="1048386">
          <table:table-cell table:number-columns-repeated="1003"/>
        </table:table-row>
        <table:table-row table:style-name="ro1">
          <table:table-cell table:number-columns-repeated="1003"/>
        </table:table-row>
      </table:table>
      <table:named-expressions>
        <table:named-range table:name="CombinedMonthlyPayment" table:base-cell-address="$sheet0.$A$1" table:cell-range-address="$sheet0.$J$15"/>
        <table:named-range table:name="ConsLoanPayback" table:base-cell-address="$sheet0.$A$1" table:cell-range-address="$sheet0.$G$18"/>
        <table:named-range table:name="EstimatedAnnualSalary" table:base-cell-address="$sheet0.$A$1" table:cell-range-address="$sheet0.$G$2"/>
        <table:named-range table:name="EstimatedMonthlySalary" table:base-cell-address="$sheet0.$A$1" table:cell-range-address="$sheet0.$G$20"/>
        <table:named-range table:name="LoanPaybackStart" table:base-cell-address="$sheet0.$A$1" table:cell-range-address="$sheet0.$L$2"/>
        <table:named-expression table:name="LoanStartLToday" table:base-cell-address="$sheet0.$A$1" table:expression="IF(LoanPaybackStart&lt;TODAY();TRUE();FALSE())"/>
        <table:named-expression table:name="PercentAboveBelow" table:base-cell-address="$sheet0.$A$1" table:expression="IF([$sheet0.$L$15]/EstimatedMonthlySalary&gt;=0.08;&quot;above&quot;;&quot;below&quot;)"/>
        <table:named-expression table:name="PercentageOfIncome" table:base-cell-address="$sheet0.$A$1" table:expression="&quot;CollegeLoans[[#Totals],[Monthly Payment]]/EstimatedMonthlySalary&quot;"/>
        <table:named-expression table:name="PercentageOfMonthlyIncome" table:base-cell-address="$sheet0.$A$1" table:expression="[$sheet0.$J$15]/EstimatedMonthlySalary"/>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1"/>
      <style:paragraph-properties style:tab-stop-distance="1.27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number-style style:name="N2">
      <number:number number:decimal-places="2" number:min-integer-digits="1"/>
    </number:number-style>
    <number:text-style style:name="N100">
      <number:text-content/>
    </number:text-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number-style style:name="N110">
      <number:number number:decimal-places="1" number:min-integer-digits="1"/>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text> $</number:text>
      <number:number number:decimal-places="2" number:min-integer-digits="1" number:grouping="true"/>
      <number:text> </number:text>
    </number:number-style>
    <number:number-style style:name="N130">
      <number:text> $(</number:text>
      <number:number number:decimal-places="2" number:min-integer-digits="1" number:grouping="true"/>
      <number:text>)</number:text>
    </number:number-style>
    <number:number-style style:name="N131">
      <number:text> $-</number:text>
      <number:number number:decimal-places="0" number:min-integer-digits="0"/>
      <number:text> </number:text>
    </number:number-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year number:style="long"/>
      <number:text>年</number:text>
      <number:month/>
      <number:text>月</number:text>
      <number:day/>
      <number:text>日</number:text>
    </number:date-style>
    <number:date-style style:name="N156">
      <number:year number:style="long"/>
      <number:text>/</number:text>
      <number:month/>
      <number:text>/</number:text>
      <number:day/>
    </number:date-style>
    <number:percentage-style style:name="N157">
      <number:number number:decimal-places="1" number:min-integer-digits="1"/>
      <number:text>%</number:text>
    </number:percentage-style>
    <number:currency-style style:name="N158">
      <number:currency-symbol>$</number:currency-symbol>
      <number:number number:decimal-places="2" number:min-integer-digits="1" number:grouping="true"/>
    </number:currency-style>
    <number:number-style style:name="N159">
      <number:text>$</number:text>
      <number:number number:decimal-places="2" number:min-integer-digits="1" number:grouping="true"/>
    </number:number-style>
    <number:number-style style:name="N160">
      <number:number number:decimal-places="0" number:min-integer-digits="0"/>
    </number:number-style>
    <number:date-style style:name="N162P0" style:volatile="true">
      <number:month/>
      <number:text>/</number:text>
      <number:day/>
      <number:text>/</number:text>
      <number:year number:style="long"/>
    </number:date-style>
    <number:text-style style:name="N162">
      <number:text-content/>
      <style:map style:condition="value()&gt;=0" style:apply-style-name="N162P0"/>
    </number:text-style>
    <number:number-style style:name="N163P0" style:volatile="true">
      <number:number number:decimal-places="2" number:min-integer-digits="1" number:grouping="true"/>
    </number:number-style>
    <number:number-style style:name="N163">
      <number:text>-</number:text>
      <number:number number:decimal-places="2" number:min-integer-digits="1" number:grouping="true"/>
      <style:map style:condition="value()&gt;=0" style:apply-style-name="N163P0"/>
    </number:number-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
      <number:text>-</number:text>
      <number:number number:decimal-places="2" number:min-integer-digits="1" number:grouping="true"/>
      <style:map style:condition="value()&gt;0" style:apply-style-name="N164P0"/>
      <style:map style:condition="value()&lt;0" style:apply-style-name="N164P1"/>
    </number:number-style>
    <number:number-style style:name="N165">
      <number:number number:decimal-places="1" number:min-integer-digits="0"/>
    </number:number-style>
    <number:number-style style:name="N166">
      <number:number number:decimal-places="2" number:min-integer-digits="1"/>
      <number:text> </number:text>
    </number:number-style>
    <number:number-style style:name="N167">
      <number:number number:decimal-places="1" number:min-integer-digits="1"/>
      <number:text> </number:text>
    </number:number-style>
    <number:number-style style:name="N168">
      <number:number number:decimal-places="3" number:min-integer-digits="1"/>
    </number:number-style>
    <number:date-style style:name="N169" number:title="User-defined">
      <number:month number:style="long"/>
      <number:text>-</number:text>
      <number:day number:style="long"/>
      <number:text>-</number:text>
      <number:year number:style="long"/>
    </number:date-style>
    <number:number-style style:name="N170">
      <number:number number:decimal-places="4" number:min-integer-digits="1"/>
    </number:number-style>
    <number:currency-style style:name="N172P0" style:volatile="true">
      <number:currency-symbol number:language="ja" number:country="JP">¥</number:currency-symbol>
      <number:number number:decimal-places="2" number:min-integer-digits="1" number:grouping="true"/>
    </number:currency-style>
    <number:currency-style style:name="N172">
      <number:currency-symbol number:language="ja" number:country="JP">¥</number:currency-symbol>
      <number:number number:decimal-places="2" number:min-integer-digits="1" number:grouping="true"/>
      <style:map style:condition="value()&gt;=0" style:apply-style-name="N172P0"/>
    </number:currency-style>
    <number:currency-style style:name="N174P0" style:volatile="true">
      <number:currency-symbol number:language="ja" number:country="JP">¥</number:currency-symbol>
      <number:number number:decimal-places="0" number:min-integer-digits="1" number:grouping="true"/>
    </number:currency-style>
    <number:currency-style style:name="N174">
      <number:currency-symbol number:language="ja" number:country="JP">¥</number:currency-symbol>
      <number:number number:decimal-places="0" number:min-integer-digits="1" number:grouping="true"/>
      <style:map style:condition="value()&gt;=0" style:apply-style-name="N174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 number:language="en" number:country="US">
      <number:number number:decimal-places="1" number:min-integer-digits="0"/>
    </number:number-style>
    <number:number-style style:name="N5138" number:language="en" number:country="US">
      <number:number number:decimal-places="1" number:min-integer-digits="1"/>
    </number:number-style>
    <number:currency-style style:name="N10108" number:language="ja" number:country="JP">
      <number:currency-symbol number:language="ja" number:country="JP">￥</number:currency-symbol>
      <number:number number:decimal-places="0" number:min-integer-digits="1" number:grouping="true"/>
    </number:currency-style>
    <number:number-style style:name="N10109" number:language="ja" number:country="JP">
      <number:number number:decimal-places="1" number:min-integer-digits="1"/>
    </number:number-style>
    <number:number-style style:name="N10110" number:language="ja" number:country="JP">
      <number:number number:decimal-places="4" number:min-integer-digits="1"/>
    </number:number-style>
    <number:number-style style:name="N10111" number:language="ja" number:country="JP">
      <number:number number:decimal-places="1" number:min-integer-digits="0"/>
    </number:number-style>
    <number:number-style style:name="N10112" number:language="ja" number:country="JP">
      <number:number number:decimal-places="3" number:min-integer-digits="1"/>
    </number:number-style>
    <number:number-style style:name="N10113" number:language="ja" number:country="JP">
      <number:number number:decimal-places="1" number:min-integer-digits="2"/>
    </number:number-style>
    <style:style style:name="Default" style:family="table-cell">
      <style:table-cell-properties style:rotation-align="none"/>
      <style:text-properties fo:color="#333333" style:font-name="Calibri"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B_5f_Deci0" style:display-name="AB_Deci0" style:family="table-cell" style:parent-style-name="Default">
      <style:table-cell-properties style:text-align-source="fix" style:repeat-content="false" fo:background-color="transparent" style:vertical-align="middle"/>
      <style:paragraph-properties fo:text-align="start" fo:margin-left="0.106cm"/>
      <style:text-properties fo:color="#ff420e" style:font-name="メイリオ" fo:font-size="13pt" fo:font-weight="bold" style:font-name-asian="メイリオ" style:font-size-asian="13pt" style:font-weight-asian="bold" style:font-size-complex="10.5pt"/>
    </style:style>
    <style:style style:name="AB_5f_Deci1" style:display-name="AB_Deci1" style:family="table-cell" style:parent-style-name="AB_5f_Deci0" style:data-style-name="N110">
      <style:table-cell-properties fo:background-color="#ffefd9" fo:border="0.018cm solid #000080"/>
      <style:paragraph-properties fo:margin-left="0.353cm"/>
      <style:text-properties fo:color="#eb613d" fo:font-size="15pt" fo:font-weight="normal" style:font-size-asian="15pt" style:font-weight-asian="normal" style:font-size-complex="10.5pt"/>
    </style:style>
    <style:style style:name="Excel_5f_BuiltIn_5f_Heading_20_1" style:display-name="Excel_BuiltIn_Heading 1" style:family="table-cell" style:parent-style-name="Default">
      <style:text-properties fo:color="#ff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Excel_5f_BuiltIn_5f_Heading_20_2" style:display-name="Excel_BuiltIn_Heading 2" style:family="table-cell" style:parent-style-name="Default">
      <style:text-properties fo:color="#333333"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AB_5f_TextFormat" style:display-name="AB_TextFormat" style:family="table-cell" style:parent-style-name="AB_5f_Deci1" style:data-style-name="N100">
      <style:text-properties fo:color="#eb613d" fo:font-size="13pt" style:font-size-asian="13pt" style:font-size-complex="10.5pt"/>
    </style:style>
    <style:style style:name="AB_5f_Standard" style:display-name="AB_Standard" style:family="table-cell" style:parent-style-name="AB_5f_Deci1" style:data-style-name="N0">
      <style:table-cell-properties fo:background-color="#ffefd9" fo:border="0.018cm solid #000080"/>
      <style:text-properties style:font-size-complex="10.5pt"/>
    </style:style>
    <style:style style:name="AB_5f_Stn_5f_Font20" style:display-name="AB_Stn_Font20" style:family="table-cell" style:parent-style-name="AB_5f_Standard" style:data-style-name="N100">
      <style:table-cell-properties fo:background-color="#ffefd9"/>
      <style:text-properties fo:font-size="15pt" style:font-size-asian="15pt" style:font-size-complex="10.5pt"/>
    </style:style>
    <style:style style:name="AB_5f_Stn_5f_BottomCell" style:display-name="AB_Stn_BottomCell" style:family="table-cell" style:parent-style-name="AB_5f_Standard">
      <style:table-cell-properties fo:border-bottom="0.088cm solid #000080" fo:background-color="#ffefd9" fo:border-left="0.018cm solid #000080" fo:border-right="0.018cm solid #000080" fo:border-top="0.018cm solid #000080"/>
    </style:style>
    <style:style style:name="AB_5f_Deci1_5f_BottomCell" style:display-name="AB_Deci1_BottomCell" style:family="table-cell" style:parent-style-name="AB_5f_Deci1">
      <style:table-cell-properties fo:border-bottom="0.088cm solid #000080" fo:border-left="0.018cm solid #000080" fo:border-right="0.018cm solid #000080" fo:border-top="0.018cm solid #000080"/>
    </style:style>
    <style:style style:name="AB_5f_Textbottom" style:display-name="AB_Textbottom" style:family="table-cell" style:parent-style-name="AB_5f_TextFormat">
      <style:table-cell-properties fo:border-bottom="0.088cm solid #000080" fo:border-left="0.018cm solid #000080" fo:border-right="0.018cm solid #000080" fo:border-top="0.018cm solid #000080"/>
      <style:text-properties fo:color="#eb613d" style:font-size-complex="10.5pt"/>
    </style:style>
    <style:style style:name="AB_5f_Font20bottom" style:display-name="AB_Font20bottom" style:family="table-cell" style:parent-style-name="AB_5f_Stn_5f_Font20" style:data-style-name="N100">
      <style:table-cell-properties fo:border-bottom="0.088cm solid #000080" fo:border-left="0.018cm solid #000080" fo:border-right="0.018cm solid #000080" fo:border-top="0.018cm solid #000080"/>
      <style:text-properties fo:font-size="15pt" style:font-size-asian="15pt" style:font-size-complex="10.5pt"/>
    </style:style>
    <style:style style:name="AB-text13" style:family="table-cell" style:parent-style-name="AB_5f_TextFormat">
      <style:text-properties style:font-size-complex="10.5pt"/>
    </style:style>
    <style:style style:name="AB-D2" style:family="table-cell" style:parent-style-name="AB_5f_Deci1" style:data-style-name="N2">
      <style:table-cell-properties fo:border="0.018cm solid #000080"/>
    </style:style>
  </office:styles>
  <office:automatic-styles>
    <style:page-layout style:name="Mpm1">
      <style:page-layout-properties fo:page-width="21.001cm" fo:page-height="29.7cm" fo:margin-top="0.813cm" fo:margin-bottom="0.61cm" fo:margin-left="0.457cm" fo:margin-right="0.457cm" style:shadow="none" fo:background-color="transparent" style:first-page-number="continue" style:scale-to="59%" style:table-centering="horizontal" style:writing-mode="lr-tb">
        <style:background-image/>
      </style:page-layout-properties>
      <style:header-style>
        <style:header-footer-properties fo:min-height="0.61cm" fo:margin-left="0cm" fo:margin-right="0cm" fo:margin-bottom="0.254cm"/>
      </style:header-style>
      <style:footer-style>
        <style:header-footer-properties fo:min-height="1.27cm" fo:margin-left="2.032cm" fo:margin-right="2.032cm" fo:margin-top="0.457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067cm" fo:margin-bottom="1.168cm" fo:margin-left="0.635cm" fo:margin-right="0.787cm" style:first-page-number="continue" style:scale-to="100%"/>
      <style:header-style>
        <style:header-footer-properties fo:margin-left="1.265cm" fo:margin-right="1.113cm" fo:margin-bottom="0cm"/>
      </style:header-style>
      <style:footer-style>
        <style:header-footer-properties fo:margin-left="1.265cm" fo:margin-right="1.113cm" fo:margin-top="0cm"/>
      </style:footer-style>
    </style:page-layout>
    <style:page-layout style:name="Mpm5">
      <style:page-layout-properties fo:page-width="27.94cm" fo:page-height="21.59cm" style:num-format="1" style:print-orientation="landscape" fo:margin-top="1.905cm" fo:margin-bottom="1.905cm" fo:margin-left="0.635cm" fo:margin-right="0.635cm" style:first-page-number="continue" style:scale-to-X="1"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style:page-layout style:name="Mpm6">
      <style:page-layout-properties fo:page-width="27.94cm" fo:page-height="21.59cm" style:num-format="1" style:print-orientation="landscape" fo:margin-top="1.905cm" fo:margin-bottom="1.905cm" fo:margin-left="0.635cm" fo:margin-right="0.635cm" style:first-page-number="continue" style:scale-to-X="1"/>
      <style:header-style>
        <style:header-footer-properties fo:margin-left="1.265cm" fo:margin-right="1.265cm" fo:margin-bottom="0cm"/>
      </style:header-style>
      <style:footer-style>
        <style:header-footer-properties fo:margin-left="1.265cm" fo:margin-right="1.265cm" fo:margin-top="0cm"/>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2014/04/17</text:date>, <text:time>03:49:5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ローン計算シート" style:display-name="PageStyle_ローン計算シート" style:page-layout-name="Mpm5">
      <style:header style:display="false"/>
      <style:header-left style:display="false"/>
      <style:footer style:display="false"/>
      <style:footer-left style:display="false"/>
    </style:master-page>
    <style:master-page style:name="PageStyle_5f_ローン計算シート_20_1" style:display-name="PageStyle_ローン計算シート 1" style:page-layout-name="Mpm5">
      <style:header style:display="false"/>
      <style:header-left style:display="false"/>
      <style:footer style:display="false"/>
      <style:footer-left style:display="false"/>
    </style:master-page>
    <style:master-page style:name="PageStyle_5f_ローン計算シート_20_2" style:display-name="PageStyle_ローン計算シート 2" style:page-layout-name="Mpm6">
      <style:header style:display="false"/>
      <style:header-left style:display="false"/>
      <style:footer style:display="false"/>
      <style:footer-left style:display="false"/>
    </style:master-page>
    <style:master-page style:name="PageStyle_5f_ローン計算シート_20_3" style:display-name="PageStyle_ローン計算シート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15:18:20.82</meta:creation-date>
    <dc:date>2014-04-17T03:49:58</dc:date>
    <meta:editing-duration>PT98H31M34S</meta:editing-duration>
    <meta:editing-cycles>994</meta:editing-cycles>
    <meta:generator>OpenOffice.org/3.2$Linux OpenOffice.org_project/320m12$Build-9483</meta:generator>
    <meta:print-date>2014-02-12T17:25:46.17</meta:print-date>
    <dc:creator>medex </dc:creator>
    <meta:document-statistic meta:table-count="1" meta:cell-count="661" meta:object-count="0"/>
  </office:meta>
</office:document-meta>
</file>